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86mm"/>
    </style:style>
    <style:style style:name="co2" style:family="table-column">
      <style:table-column-properties fo:break-before="auto" style:column-width="24.36mm"/>
    </style:style>
    <style:style style:name="co3" style:family="table-column">
      <style:table-column-properties fo:break-before="auto" style:column-width="105.66mm"/>
    </style:style>
    <style:style style:name="co4" style:family="table-column">
      <style:table-column-properties fo:break-before="auto" style:column-width="11.52mm"/>
    </style:style>
    <style:style style:name="co5" style:family="table-column">
      <style:table-column-properties fo:break-before="auto" style:column-width="12.61mm"/>
    </style:style>
    <style:style style:name="co6" style:family="table-column">
      <style:table-column-properties fo:break-before="auto" style:column-width="23.21mm"/>
    </style:style>
    <style:style style:name="co7" style:family="table-column">
      <style:table-column-properties fo:break-before="auto" style:column-width="33.81mm"/>
    </style:style>
    <style:style style:name="co8" style:family="table-column">
      <style:table-column-properties fo:break-before="auto" style:column-width="38.47mm"/>
    </style:style>
    <style:style style:name="co9" style:family="table-column">
      <style:table-column-properties fo:break-before="auto" style:column-width="18.33mm"/>
    </style:style>
    <style:style style:name="co10" style:family="table-column">
      <style:table-column-properties fo:break-before="auto" style:column-width="7.16mm"/>
    </style:style>
    <style:style style:name="co11" style:family="table-column">
      <style:table-column-properties fo:break-before="auto" style:column-width="9.17mm"/>
    </style:style>
    <style:style style:name="co12" style:family="table-column">
      <style:table-column-properties fo:break-before="auto" style:column-width="7.73mm"/>
    </style:style>
    <style:style style:name="co13" style:family="table-column">
      <style:table-column-properties fo:break-before="auto" style:column-width="17.52mm"/>
    </style:style>
    <style:style style:name="co14" style:family="table-column">
      <style:table-column-properties fo:break-before="auto" style:column-width="7.43mm"/>
    </style:style>
    <style:style style:name="co15" style:family="table-column">
      <style:table-column-properties fo:break-before="auto" style:column-width="12.31mm"/>
    </style:style>
    <style:style style:name="co16" style:family="table-column">
      <style:table-column-properties fo:break-before="auto" style:column-width="13.76mm"/>
    </style:style>
    <style:style style:name="co17" style:family="table-column">
      <style:table-column-properties fo:break-before="auto" style:column-width="11.17mm"/>
    </style:style>
    <style:style style:name="co18" style:family="table-column">
      <style:table-column-properties fo:break-before="auto" style:column-width="11.78mm"/>
    </style:style>
    <style:style style:name="co19" style:family="table-column">
      <style:table-column-properties fo:break-before="auto" style:column-width="27.04mm"/>
    </style:style>
    <style:style style:name="co20" style:family="table-column">
      <style:table-column-properties fo:break-before="auto" style:column-width="22.58mm"/>
    </style:style>
    <style:style style:name="co21" style:family="table-column">
      <style:table-column-properties fo:break-before="auto" style:column-width="38.12mm"/>
    </style:style>
    <style:style style:name="co22" style:family="table-column">
      <style:table-column-properties fo:break-before="auto" style:column-width="46.07mm"/>
    </style:style>
    <style:style style:name="co23" style:family="table-column">
      <style:table-column-properties fo:break-before="auto" style:column-width="11.73mm"/>
    </style:style>
    <style:style style:name="co24" style:family="table-column">
      <style:table-column-properties fo:break-before="auto" style:column-width="45.28mm"/>
    </style:style>
    <style:style style:name="co25" style:family="table-column">
      <style:table-column-properties fo:break-before="auto" style:column-width="37.84mm"/>
    </style:style>
    <style:style style:name="ro1" style:family="table-row">
      <style:table-row-properties style:row-height="4.52mm" fo:break-before="auto" style:use-optimal-row-height="true"/>
    </style:style>
    <style:style style:name="ro2" style:family="table-row">
      <style:table-row-properties style:row-height="15.45mm" fo:break-before="auto" style:use-optimal-row-height="true"/>
    </style:style>
    <style:style style:name="ro3" style:family="table-row">
      <style:table-row-properties style:row-height="11.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8.1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ext-properties style:font-name="Arial" style:font-name-asian="Noto Sans CJK SC Regular" style:font-name-complex="Arial"/>
    </style:style>
    <style:style style:name="ce3" style:family="table-cell" style:parent-style-name="Default" style:data-style-name="N100">
      <style:table-cell-properties fo:wrap-option="wrap" fo:border="0.06pt solid #000000" fo:padding="0.71mm"/>
      <style:text-properties style:font-name="Arial" fo:font-size="10pt" style:font-size-asian="10pt" style:font-size-complex="10pt"/>
    </style:style>
    <style:style style:name="ce4" style:family="table-cell" style:parent-style-name="Default" style:data-style-name="N100">
      <style:table-cell-properties fo:wrap-option="wrap" fo:border="0.06pt solid #000000" fo:padding="0.71mm"/>
      <style:text-properties style:font-name="Arial" fo:font-size="10pt" style:font-name-asian="Noto Sans CJK SC Regular" style:font-size-asian="10pt" style:font-name-complex="Arial" style:font-size-complex="10pt"/>
    </style:style>
    <style:style style:name="ce38" style:family="table-cell" style:parent-style-name="Default">
      <style:text-properties style:font-name="Liberation Sans" style:font-name-asian="Noto Sans CJK SC Regular" style:font-name-complex="FreeSans"/>
    </style:style>
    <style:style style:name="ce6" style:family="table-cell" style:parent-style-name="Default" style:data-style-name="N100">
      <style:table-cell-properties fo:wrap-option="wrap" fo:border="0.06pt solid #000000" fo:padding="0.71mm"/>
      <style:text-properties style:font-name="Liberation Sans" fo:font-size="10pt" style:font-name-asian="Noto Sans CJK SC Regular" style:font-size-asian="10pt" style:font-name-complex="FreeSans" style:font-size-complex="10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analisi_para cv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11" table:default-cell-style-name="Default"/>
        <table:table-column table:style-name="co5"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number-columns-repeated="1000" table:default-cell-style-name="Default"/>
        <table:table-row table:style-name="ro1">
          <table:table-cell table:style-name="ce1" office:value-type="string" calcext:value-type="string">
            <text:p>construccion</text:p>
          </table:table-cell>
          <table:table-cell table:style-name="ce1" office:value-type="string" calcext:value-type="string">
            <text:p>forma</text:p>
          </table:table-cell>
          <table:table-cell table:style-name="ce1" office:value-type="string" calcext:value-type="string">
            <text:p>observacion</text:p>
          </table:table-cell>
          <table:table-cell table:style-name="ce1" office:value-type="string" calcext:value-type="string">
            <text:p>place</text:p>
          </table:table-cell>
          <table:table-cell table:style-name="ce1" office:value-type="string" calcext:value-type="string">
            <text:p>loc_fp</text:p>
          </table:table-cell>
          <table:table-cell table:style-name="ce1" office:value-type="string" calcext:value-type="string">
            <text:p>verbo</text:p>
          </table:table-cell>
          <table:table-cell table:style-name="ce1" office:value-type="string" calcext:value-type="string">
            <text:p>vb_path</text:p>
          </table:table-cell>
          <table:table-cell table:style-name="ce1" office:value-type="string" calcext:value-type="string">
            <text:p>vb_place</text:p>
          </table:table-cell>
          <table:table-cell table:style-name="ce1" office:value-type="string" calcext:value-type="string">
            <text:p>causativo</text:p>
          </table:table-cell>
          <table:table-cell table:style-name="ce1" office:value-type="string" calcext:value-type="string">
            <text:p>F6</text:p>
          </table:table-cell>
          <table:table-cell table:style-name="ce1" office:value-type="string" calcext:value-type="string">
            <text:p>F5</text:p>
          </table:table-cell>
          <table:table-cell table:style-name="ce1" office:value-type="string" calcext:value-type="string">
            <text:p>F4</text:p>
          </table:table-cell>
          <table:table-cell table:style-name="ce1" office:value-type="string" calcext:value-type="string">
            <text:p>F3</text:p>
          </table:table-cell>
          <table:table-cell table:style-name="ce1" office:value-type="string" calcext:value-type="string">
            <text:p>F2</text:p>
          </table:table-cell>
          <table:table-cell table:style-name="ce1" office:value-type="string" calcext:value-type="string">
            <text:p>F1</text:p>
          </table:table-cell>
          <table:table-cell table:style-name="ce1" office:value-type="string" calcext:value-type="string">
            <text:p>S6</text:p>
          </table:table-cell>
          <table:table-cell table:style-name="ce1" office:value-type="string" calcext:value-type="string">
            <text:p>S5</text:p>
          </table:table-cell>
          <table:table-cell table:style-name="ce1" office:value-type="string" calcext:value-type="string">
            <text:p>S4</text:p>
          </table:table-cell>
          <table:table-cell table:style-name="ce1" office:value-type="string" calcext:value-type="string">
            <text:p>S3</text:p>
          </table:table-cell>
          <table:table-cell table:style-name="ce1" office:value-type="string" calcext:value-type="string">
            <text:p>S2</text:p>
          </table:table-cell>
          <table:table-cell table:style-name="ce1" office:value-type="string" calcext:value-type="string">
            <text:p>S1</text:p>
          </table:table-cell>
          <table:table-cell table:style-name="ce1" office:value-type="string" calcext:value-type="string">
            <text:p>fecha</text:p>
          </table:table-cell>
          <table:table-cell table:style-name="ce1" office:value-type="string" calcext:value-type="string">
            <text:p>corpus</text:p>
          </table:table-cell>
          <table:table-cell table:style-name="ce1"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Como puedes ver, el tapete está allí quemado, los muros derruidos, el techo se ha venido abaj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Si saltan a balazos la chapa o la echan abajo a empellones, ¿en cuánto me saldrá el chistecito con la caser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puede ir creciendo con el tiempo, o puede venirse abajo en un instante.</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Se persignó y estuvo observando el tabernáculo, el gran crucifijo, desportillado, como a punto de venirse abajo de tan empinad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en 1915, se echaron abajo los árboles y los kioscos para la músic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La iglesia de Santo Domingo en la Ciudad de México, considerada como uno de los mejor logrados ejemplos del estilo barroco, amenazaba con venirse abajo a resultas del abandono en que se le tenía.</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Bruscamente, Elvira me echó abaj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Cuando al fin llegué abajo, descubrí, en un pequeño prado</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Pongámosle abajo -dijo-, una alfombra con rosas. </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Por último, le dará una patada al aire y todo el armazón del viento se vendrá abajo; y con ella las paredes del cuarto, las plazas, los árboles y nuestros calzones, dejándonos ilesos, pero indefensos, a los ojos del mund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Sólo un pino de boliche se vino abaj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Explícales, Bernal! Anúnciales que voy a echar abajo su ídolo, porque para eso viajamos a estas Indias: para destruir la idolatrí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así que no toda la gente que hormiguea abajo será extraña y hostil</text:p>
          </table:table-cell>
          <table:table-cell office:value-type="string" calcext:value-type="string">
            <text:p>CON</text:p>
          </table:table-cell>
          <table:table-cell office:value-type="string" calcext:value-type="string">
            <text:p>LOC</text:p>
          </table:table-cell>
          <table:table-cell office:value-type="string" calcext:value-type="string">
            <text:p>hormiguear</text:p>
          </table:table-cell>
          <table:table-cell table:number-columns-repeated="2" office:value-type="string" calcext:value-type="string">
            <text:p>NO</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La pared derecha del vagón se había venido abajo arrastrando con ello a media docena de fusileros</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la casa parecía a punto de venirse abaj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Parecia que querías echar abajo la puerta. </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Rodeó su escritorio y caminó adelante, para mostrarle el camin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a menos de trescientos cincuenta metros de la ansiada cumbre. Decido seguir <text:span text:style-name="T1">adelante</text:span> Sacando fuerzas de flaqueza,</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Anselmo les insta con un ademán a seguir adelante. <text:s/>Se van todos, </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e siente engañado porque el compositor siempre camina adelante,</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igamos adelante.</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igue adelante, mi cuate. Sigue...</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Tienes que irlo siguiendo de cerca y tirándole el anzuelo adelante. Pero no puedes ir muy cerca, porque se va; </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Rodolfo y Chofi entraron adelante, dirían las notas del periódico</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Dijo que quería irse adelante para ver.</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después el joven volvía a alcanzarle y pasaba adelan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Firme aquí y pase adelante.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eguí adelante entre el estruendo capitalino,</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e incorporó y siguió adelante, siempre tras el rastro,</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eguí adelante a la misma velocidad.</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Ella dio un paso adelante. </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NO</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Unos van adelante, y guían, otros van detrás, y son guiados</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no es sobre, sino lo que se mete adentro... </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la tía acostada frente al portón y la llevan adentro.</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la tomó del brazo con intención de conducirla adentro.</text:p>
          </table:table-cell>
          <table:table-cell office:value-type="string" calcext:value-type="string">
            <text:p>CON</text:p>
          </table:table-cell>
          <table:table-cell office:value-type="string" calcext:value-type="string">
            <text:p>LOC</text:p>
          </table:table-cell>
          <table:table-cell office:value-type="string" calcext:value-type="string">
            <text:p>conduci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Te llega el temor de ser tú quien, más que contemplar la bóveda celeste, seas a quien, bocabajo, le cavan, aún con la Colt al cinto, aquella fosa, y al que, de una vez por todas, el cura, atendido por Beatriz e Higinio, le ofrezca los Santos Oleos. Un mozo de la hacienda, sin más preámbulo, tirando de ti te arrojará adentro.</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y muchos árboles se le han caído adentro. Son árboles podridos,</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6"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Me contó cómo recorría los callejones muerto de frío, entre olor a basura, a la salida del metro Insurgentes; con las patrullas dando vueltas alrededor, siempre a punto de encontrarlo.</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Te acuerdas cuando jugábamos el juego de las sillas? ¿La emoción que daba correr alrededor hasta conseguir sentarnos en una?</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Así, los hermanos de la zorra de Logan en compañía de otros cuarenta desempleados de Logan y el puto nigeriano que quería ser alcalde llevaron el nafta por la noche al cobertizo mayor de la granja O'Conolly, y se lo vaciaron alrededor.</text:p>
          </table:table-cell>
          <table:table-cell office:value-type="string" calcext:value-type="string">
            <text:p>CON</text:p>
          </table:table-cell>
          <table:table-cell office:value-type="string" calcext:value-type="string">
            <text:p>LOC</text:p>
          </table:table-cell>
          <table:table-cell office:value-type="string" calcext:value-type="string">
            <text:p>vaciar</text:p>
          </table:table-cell>
          <table:table-cell office:value-type="string" calcext:value-type="string">
            <text:p>Comp-Fuente-Met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Caminó hacia la plaza para ver si lo veía desde la otra acera, sentado en alguna banca o caminando alrededor.</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Sentía que todo alrededor se movía con especial lentitud, como si sucediera muy lejos de mí. </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Fuente-Met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Levantó las piernas y me las cruzó alrededor, sosteniéndose de mi cuello.</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text:p>
          </table:table-cell>
          <table:table-cell office:value-type="string" calcext:value-type="string">
            <text:p>locativ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mueve los pies, acaricia el suelo, hacia el árbol viejo, da vueltas alrededor, se detiene, mira las hojas, las olfatea</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Cuando me adapté, mi tiempo transcurría en una lentitud apacible y todo alrededor se movía más rápid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Fuente-Met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Se monta al centro del plato, se baña con la nogada (aproximadamente 177 gramos), se espolvorea encima y alrededor la granada y las hojas de perejil.</text:p>
          </table:table-cell>
          <table:table-cell office:value-type="string" calcext:value-type="string">
            <text:p>CON</text:p>
          </table:table-cell>
          <table:table-cell office:value-type="string" calcext:value-type="string">
            <text:p>LOC</text:p>
          </table:table-cell>
          <table:table-cell office:value-type="string" calcext:value-type="string">
            <text:p>espolvore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Acomoda las sanguijuelas alrededor y déjalas beber un poco de sangre antes de comértelas.</text:p>
          </table:table-cell>
          <table:table-cell office:value-type="string" calcext:value-type="string">
            <text:p>CON</text:p>
          </table:table-cell>
          <table:table-cell office:value-type="string" calcext:value-type="string">
            <text:p>LOC</text:p>
          </table:table-cell>
          <table:table-cell office:value-type="string" calcext:value-type="string">
            <text:p>acomod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Vuelve la música, Minerva quita una silla y ambos giran alrededor. </text:p>
          </table:table-cell>
          <table:table-cell office:value-type="string" calcext:value-type="string">
            <text:p>CON</text:p>
          </table:table-cell>
          <table:table-cell office:value-type="string" calcext:value-type="string">
            <text:p>LOC</text:p>
          </table:table-cell>
          <table:table-cell office:value-type="string" calcext:value-type="string">
            <text:p>gir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ayer, cuando vi a Emily desnuda saliendo de la alberca, paseándose alrededor, la deseé con mucho más intensidad que con la que he deseado a cualquier otra mujer</text:p>
          </table:table-cell>
          <table:table-cell office:value-type="string" calcext:value-type="string">
            <text:p>CON</text:p>
          </table:table-cell>
          <table:table-cell office:value-type="string" calcext:value-type="string">
            <text:p>LOC</text:p>
          </table:table-cell>
          <table:table-cell office:value-type="string" calcext:value-type="string">
            <text:p>pasearse</text:p>
          </table:table-cell>
          <table:table-cell office:value-type="string" calcext:value-type="string">
            <text:p>Comp-Maner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rriba</text:p>
          </table:table-cell>
          <table:table-cell office:value-type="string" calcext:value-type="string">
            <text:p>Llegó arriba (-ciento trece gradas-, apunta), y encontró frente a la entrada una manta de cáñamo, de muchos dobleces, en la cual había numerosos cascabeles</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rrib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rriba</text:p>
          </table:table-cell>
          <table:table-cell office:value-type="string" calcext:value-type="string">
            <text:p>Habiéndola llegado arriba matábanla luego y sacábanle el corazón</text:p>
          </table:table-cell>
          <table:table-cell office:value-type="string" calcext:value-type="string">
            <text:p>CON</text:p>
          </table:table-cell>
          <table:table-cell office:value-type="string" calcext:value-type="string">
            <text:p>LOC</text:p>
          </table:table-cell>
          <table:table-cell office:value-type="string" calcext:value-type="string">
            <text:p>haber llegado</text:p>
          </table:table-cell>
          <table:table-cell office:value-type="string" calcext:value-type="string">
            <text:p>SI-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rrib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rriba</text:p>
          </table:table-cell>
          <table:table-cell office:value-type="string" calcext:value-type="string">
            <text:p>pero penetramos en la neblina y salimos arriba, donde brilla el sol sobre el mar de nube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6" office:value-type="float" office:value="0" calcext:value-type="float">
            <text:p>0</text:p>
          </table:table-cell>
          <table:table-cell office:value-type="string" calcext:value-type="string">
            <text:p>arrib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Al llegar atrás, en el patio, dudé por un instante.</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Subimos Pizarro y yo atrás y Roibal adelante.</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6"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A mí me cuidan mis muchachos, los que vienen atrás y los que van adelante. </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murmuró Roibal, dando dos pasos atrás para retirarse.</text:p>
          </table:table-cell>
          <table:table-cell office:value-type="string" calcext:value-type="string">
            <text:p>CON</text:p>
          </table:table-cell>
          <table:table-cell office:value-type="string" calcext:value-type="string">
            <text:p>LOC</text:p>
          </table:table-cell>
          <table:table-cell office:value-type="string" calcext:value-type="string">
            <text:p>N-paso</text:p>
          </table:table-cell>
          <table:table-cell table:number-columns-repeated="8"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El tren dejó atrás los últimos barrios de la ciudad,</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Fuente</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office:value-type="string" calcext:value-type="string">
            <text:p>De fábula lo vi robándose una cobija vieja, de sus cobijillas que ya no sir de su ven cómo te diré... de esas ya re viejas, desteñidas y agujereadas. Se la metió debajo</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La puse debajo. Se agarró de los barrotes, los pechos en reposo todavía más bellos.</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Los doce cargadores se encontraban en la iglesia una noche antes del baile tradicional de la vaquería; la salida de la iglesia la realizaban danzando con unos platos llenos de sak kol, los cuales pasaban debajo una enramada donde se colocaba al Santo Patrono, para ser honrad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Ponte debajo -dijo Mónica-. Esta va a ser tu primera foto del viaje.</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Ahora imagina, le dijo, que somos nosotros los que estamos arriba, escondidos en medio de todas esas lucecitas, y vamos a atrapar lo que se mueve debaj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Fuente-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Haciéndose un ovillo entre Roberto y la cajuela de un auto inmóvil, Anselmo escondió la pistola debajo la camisa, afianzada al cinturón, como había visto que hacía la gente en las películas.</text:p>
          </table:table-cell>
          <table:table-cell office:value-type="string" calcext:value-type="string">
            <text:p>CON</text:p>
          </table:table-cell>
          <table:table-cell office:value-type="string" calcext:value-type="string">
            <text:p>LOC</text:p>
          </table:table-cell>
          <table:table-cell office:value-type="string" calcext:value-type="string">
            <text:p>esconde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para arar el campo los bueyes son los que van delante.</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Van delante los que dejan indicios, y a menudo detrás de aquéllos surge de improviso un fuerte destacamento de alonsistas</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llegaron todos los presos que delante traían los mexicanos,</text:p>
          </table:table-cell>
          <table:table-cell office:value-type="string" calcext:value-type="string">
            <text:p>CON</text:p>
          </table:table-cell>
          <table:table-cell office:value-type="string" calcext:value-type="string">
            <text:p>LOC</text:p>
          </table:table-cell>
          <table:table-cell office:value-type="string" calcext:value-type="string">
            <text:p>traer</text:p>
          </table:table-cell>
          <table:table-cell office:value-type="string" calcext:value-type="string">
            <text:p>SI-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vino Lola con Pancho, y, delante los dos niños y Teresa, descalzos todos, </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Una vez servida, la ex La Profesora come, come, come lo que le ponen delante: tostadas con guacamole, pollo frito, bistec con frijoles, flan de vainilla, bolillos</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2">
          <table:table-cell office:value-type="string" calcext:value-type="string">
            <text:p>adv</text:p>
          </table:table-cell>
          <table:table-cell office:value-type="string" calcext:value-type="string">
            <text:p>delante</text:p>
          </table:table-cell>
          <table:table-cell table:style-name="ce3" office:value-type="string" calcext:value-type="string">
            <text:p>Papá caminaba delante a grandes zancadas; detrás mamá apresuraba el paso, ataviada con su vestido nuevo de algodón, con Jesús en los brazos, Guadalupe agarrada a su vestido y Consuelo a la zag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3">
          <table:table-cell office:value-type="string" calcext:value-type="string">
            <text:p>adv</text:p>
          </table:table-cell>
          <table:table-cell office:value-type="string" calcext:value-type="string">
            <text:p>delante</text:p>
          </table:table-cell>
          <table:table-cell table:style-name="ce4" office:value-type="string" calcext:value-type="string">
            <text:p>Contemplaban hipnotizados en torno a un abismo. Nadie daba un paso delante por miedo a ser el primero en caer a un desfiladero. </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Usted, en el momento de los disparos, iba detrás y a la izquierda de Colosio,</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2">
          <table:table-cell office:value-type="string" calcext:value-type="string">
            <text:p>adv</text:p>
          </table:table-cell>
          <table:table-cell office:value-type="string" calcext:value-type="string">
            <text:p>detrás</text:p>
          </table:table-cell>
          <table:table-cell table:style-name="ce3" office:value-type="string" calcext:value-type="string">
            <text:p>Papá caminaba delante a grandes zancadas; detrás mamá apresuraba el paso, ataviada con su vestido nuevo de algodón, con Jesús en los brazos, Guadalupe agarrada a su vestido y Consuelo a la zaga.</text:p>
          </table:table-cell>
          <table:table-cell office:value-type="string" calcext:value-type="string">
            <text:p>CON</text:p>
          </table:table-cell>
          <table:table-cell office:value-type="string" calcext:value-type="string">
            <text:p>LOC</text:p>
          </table:table-cell>
          <table:table-cell office:value-type="string" calcext:value-type="string">
            <text:p>apresur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La policía suele venir detrás. </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2002" calcext:value-type="float">
            <text:p>2002</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caminó hacia ella con su caballo siguiéndole detrás.</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como quien no quiere la cosa, salió detrás caminando del brazo de Orali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cima</text:p>
          </table:table-cell>
          <table:table-cell office:value-type="string" calcext:value-type="string">
            <text:p>De pronto, sin darme cuenta de que se había levantado, sentí el peso de Octavio cayéndome encima;</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6" office:value-type="float" office:value="0" calcext:value-type="float">
            <text:p>0</text:p>
          </table:table-cell>
          <table:table-cell office:value-type="string" calcext:value-type="string">
            <text:p>encim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cima</text:p>
          </table:table-cell>
          <table:table-cell office:value-type="string" calcext:value-type="string">
            <text:p>Por un momento pensé que se le echaría encima.</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6" office:value-type="float" office:value="0" calcext:value-type="float">
            <text:p>0</text:p>
          </table:table-cell>
          <table:table-cell office:value-type="string" calcext:value-type="string">
            <text:p>encim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cima</text:p>
          </table:table-cell>
          <table:table-cell office:value-type="string" calcext:value-type="string">
            <text:p>sentí la turgencia de mi bajo vientre, y una pasión incontrolable que me obligó a literalmente aventármele encima.</text:p>
          </table:table-cell>
          <table:table-cell office:value-type="string" calcext:value-type="string">
            <text:p>CON</text:p>
          </table:table-cell>
          <table:table-cell office:value-type="string" calcext:value-type="string">
            <text:p>LOC</text:p>
          </table:table-cell>
          <table:table-cell office:value-type="string" calcext:value-type="string">
            <text:p>aventarse</text:p>
          </table:table-cell>
          <table:table-cell office:value-type="string" calcext:value-type="string">
            <text:p>SI-Fuente-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encim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office:value-type="string" calcext:value-type="string">
            <text:p>Llévelos enfrente con los demás.</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office:value-type="string" calcext:value-type="string">
            <text:p>Hasta esa mañana había pasado enfrente pero no había visto con claridad</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table:style-name="ce2" office:value-type="string" calcext:value-type="string">
            <text:p>Insistí y me puso enfrente a la criatura: -¿No ves lo que es?, ¿estás ciega?- No le entendí </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table:style-name="ce2" office:value-type="string" calcext:value-type="string">
            <text:p>Carlota le colocó el café a un lado y la comida enfrente, Sidronio observó el plato sonriendo con acritud y lo aventó al suelo,</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table:style-name="ce2" office:value-type="string" calcext:value-type="string">
            <text:p>Apenas paraba de hablar y repartir caricias a los hijos que le cruzaban enfrente.</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Comp-Ruta</text:p>
          </table:table-cell>
          <table:table-cell office:value-type="string" calcext:value-type="string">
            <text:p>atravesar</text:p>
          </table:table-cell>
          <table:table-cell table:number-columns-repeated="6"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3">
          <table:table-cell office:value-type="string" calcext:value-type="string">
            <text:p>adv</text:p>
          </table:table-cell>
          <table:table-cell office:value-type="string" calcext:value-type="string">
            <text:p>enfrente</text:p>
          </table:table-cell>
          <table:table-cell table:style-name="ce3" office:value-type="string" calcext:value-type="string">
            <text:p>Dejé correr enfrente al otro caballo, y apreté en el cierre, fueron las instrucciones que nos dieron, es una gran satisfacción ganar este clásico</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table:style-name="ce2" office:value-type="string" calcext:value-type="string">
            <text:p>Raudos automóviles pasaban enfrente y uno que otro solitario, o parejas, como siempre, caminaban, pero más que caminar, danzaban en la noch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De una de las tablas, abajo de una blusa y ropa interior mal acomodada, tomó unas hojas de papel</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Joaquín desapareció abajo del asiento, como zambulléndose en una alberca</text:p>
          </table:table-cell>
          <table:table-cell office:value-type="string" calcext:value-type="string">
            <text:p>CON</text:p>
          </table:table-cell>
          <table:table-cell office:value-type="string" calcext:value-type="string">
            <text:p>LOC</text:p>
          </table:table-cell>
          <table:table-cell office:value-type="string" calcext:value-type="string">
            <text:p>desaparecer</text:p>
          </table:table-cell>
          <table:table-cell office:value-type="string" calcext:value-type="string">
            <text:p>Comp-Des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a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Se metieron abajo de las cobijas </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a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Pico va a sentarse a cenar y se asoma abajo de la mesa.</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Seguramente adelante de mí avanzan frustrados los tres jipísimos </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le gritó Rafael Liévano caminando adelante de ella, sin voltear a mirarl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y echó a caminar adelante de Rafael Liévan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Al llegar a la corte, entró tarde a misa y pasó adelante de los más ilustres señores de Españ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les acorta el camino, viene adelante de ellos, les enseña el camino.</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Como de costumbre, me puse a revolotear alrededor de él, lo seguí del comedor a la cocina y de ahí al patio donde tirábamos la basura</text:p>
          </table:table-cell>
          <table:table-cell office:value-type="string" calcext:value-type="string">
            <text:p>CON</text:p>
          </table:table-cell>
          <table:table-cell office:value-type="string" calcext:value-type="string">
            <text:p>LOC</text:p>
          </table:table-cell>
          <table:table-cell office:value-type="string" calcext:value-type="string">
            <text:p>revolote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Terminan convertidos en mascotas de departamento a las que se saca a pasear dos veces al día alrededor de la cuadra.</text:p>
          </table:table-cell>
          <table:table-cell office:value-type="string" calcext:value-type="string">
            <text:p>CON</text:p>
          </table:table-cell>
          <table:table-cell office:value-type="string" calcext:value-type="string">
            <text:p>LOC</text:p>
          </table:table-cell>
          <table:table-cell office:value-type="string" calcext:value-type="string">
            <text:p>sacar a pase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No sé cuántas veces habré recorrido la calle de Tabasco, sin duda la más hermosa del barrio, atesorando en mi memoria sus casas excéntricas, sus portones desaliñados e imponentes, o dando vueltas alrededor de la fuente de Río de Janeiro, intercambiado miradas con los niños y los perros. </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Maribárbola: Giremos alrededor de este caldero y echémosle estas adorables entrañas: Alacrán, que bajo la fría piedra durante 31 días y 31 noches has formado, durmiendo, el veneno que exudas, se el primero en entrar a este bodrio encantado.</text:p>
          </table:table-cell>
          <table:table-cell office:value-type="string" calcext:value-type="string">
            <text:p>CON</text:p>
          </table:table-cell>
          <table:table-cell office:value-type="string" calcext:value-type="string">
            <text:p>LOC</text:p>
          </table:table-cell>
          <table:table-cell office:value-type="string" calcext:value-type="string">
            <text:p>gir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Estuvo girando alrededor de El Mercurio hasta que al pasar por enésima vez frente a la entrada, reconoció a la fotógrafa en el momento de salir. Perfecto, se dijo, y avanzó hacia allá.</text:p>
          </table:table-cell>
          <table:table-cell office:value-type="string" calcext:value-type="string">
            <text:p>CON</text:p>
          </table:table-cell>
          <table:table-cell office:value-type="string" calcext:value-type="string">
            <text:p>LOC</text:p>
          </table:table-cell>
          <table:table-cell office:value-type="string" calcext:value-type="string">
            <text:p>gir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El hada vuela hacia sus compañeras. Juntas dan vueltas alrededor de la cabeza de Ofelia, formando una corona.</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trás de</text:p>
          </table:table-cell>
          <table:table-cell office:value-type="string" calcext:value-type="string">
            <text:p>Julio Pot se metió atrás de la palapa mayor </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a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trás de</text:p>
          </table:table-cell>
          <table:table-cell office:value-type="string" calcext:value-type="string">
            <text:p>Leonor se zafó y de dos brincos se puso atrás de otra pareja,</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a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office:value-type="string" calcext:value-type="string">
            <text:p>Además Vicente Sánchez anduvo más participativo y creó dos llegadas: un tiro de media distancia y una vistosa chilena, en remates que pasaron cerca de la portería de Guillermo Ocho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office:value-type="string" calcext:value-type="string">
            <text:p>De pronto algo rápido y tan grande como una mano humana corre muy cerca de sus pies y se escurre debajo de la cama... Afuera, el viento mece los árbole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office:value-type="string" calcext:value-type="string">
            <text:p>Sale de su escondite, disparando. Dos disparos pasan muy cerca de su cara y se estrellan contra un árbo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El libro cae cerca de ella</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En cuanto a los cadáveres, los dirigentes de la empresa y el sindicato, después de los primeros cuerpos, recogidos cerca de la boca de la mina, determinaron que los demás eran irreconocibles</text:p>
          </table:table-cell>
          <table:table-cell office:value-type="string" calcext:value-type="string">
            <text:p>CON</text:p>
          </table:table-cell>
          <table:table-cell office:value-type="string" calcext:value-type="string">
            <text:p>LOC</text:p>
          </table:table-cell>
          <table:table-cell office:value-type="string" calcext:value-type="string">
            <text:p>A-recogido</text:p>
          </table:table-cell>
          <table:table-cell office:value-type="string" calcext:value-type="string">
            <text:p>SI-Fuente-Meta</text:p>
          </table:table-cell>
          <table:table-cell office:value-type="string" calcext:value-type="string">
            <text:p>locativ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Volvimos a pasar cerca del metro, donde no quedaba abierto más que un puesto de tamal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Fuent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Antes de Rodríguez ocupó las instalaciones Nicanor Tapia, un astrónomo chileno que vino con el equipo de científicos de la Case Western Reserve University para estudiar el Meteorito Allende o Meteorito Razonante, caído cerca de Parral, Chihuahua, el 8 de febrero de 1969.</text:p>
          </table:table-cell>
          <table:table-cell office:value-type="string" calcext:value-type="string">
            <text:p>CON</text:p>
          </table:table-cell>
          <table:table-cell office:value-type="string" calcext:value-type="string">
            <text:p>LOC</text:p>
          </table:table-cell>
          <table:table-cell office:value-type="string" calcext:value-type="string">
            <text:p>A-caído</text:p>
          </table:table-cell>
          <table:table-cell office:value-type="string" calcext:value-type="string">
            <text:p>SI-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Un perro amarillo se echa cerca de él, jadeante, atento, con las orejas paradas.</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Comp-Maner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Es extraño, no huele-, pensaste al llevarte el soldadito de plomo cerca de la nariz.</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El pobre imbécil sigue poniendo arañas cerca de mí y de Bonita, no sabe que ya no les temo, que ahora son mis amigas.</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Al salir del mar, el Pocho avanzó hasta donde estaba la negra recostada tomando el sol y pasó muy cerca de ella.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Vieron un perico de grandes alas verdes y cuello rojo que voló durante un rato muy cerca de ellos hasta que se internó selva adentro y se perdió de vista.</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Al ser perseguidos, hombres y mujeres intentaron escapar hacia la Zona Rosa por la calle de Amberes, pero los jóvenes que pasaban cerca de los granaderos fueron golpeados con los escudos de acrílico, además de recibir patadas y puñetazos de los uniformad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tiré el mollejón debajo de la mesa. </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La víbora cruza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guarda debajo de sus pechos las tijeras</text:p>
          </table:table-cell>
          <table:table-cell office:value-type="string" calcext:value-type="string">
            <text:p>CON</text:p>
          </table:table-cell>
          <table:table-cell office:value-type="string" calcext:value-type="string">
            <text:p>LOC</text:p>
          </table:table-cell>
          <table:table-cell office:value-type="string" calcext:value-type="string">
            <text:p>guard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mal agüero que cuando duerme alguien pase un gato debajo de su hamac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se mete debajo de sus cobijas y se huele íntima.</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ella caminaba rumbo al centro de la ciudad debajo de la calzada cubierta de árbole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Pasa delante de ellos un joven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Pasa delante del espejo sin verse y descubre a Pedr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Vuelve las espaldas y con su inseparable sabukan (morral) al hombro echa a caminar delante de la parej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Cuando nos colocamos delante de una fuente luminosa intensa </text:p>
          </table:table-cell>
          <table:table-cell office:value-type="string" calcext:value-type="string">
            <text:p>CON</text:p>
          </table:table-cell>
          <table:table-cell office:value-type="string" calcext:value-type="string">
            <text:p>LOC</text:p>
          </table:table-cell>
          <table:table-cell office:value-type="string" calcext:value-type="string">
            <text:p>colocarse</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Las viudas ponían comida delante de la estatua de su marido </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y los gritos de la gente que corría delante de las bayoneta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regresa de a bordo el último de los peones y cruza delante de don Eligio y el Patrón,</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Cargador-jefe y Cargador 2 cruzan delante de Sara, hacia la salid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Toda la mañana desfiló delante de mí la multitud vienesa. </text:p>
          </table:table-cell>
          <table:table-cell office:value-type="string" calcext:value-type="string">
            <text:p>CON</text:p>
          </table:table-cell>
          <table:table-cell office:value-type="string" calcext:value-type="string">
            <text:p>LOC</text:p>
          </table:table-cell>
          <table:table-cell office:value-type="string" calcext:value-type="string">
            <text:p>desfilar</text:p>
          </table:table-cell>
          <table:table-cell office:value-type="string" calcext:value-type="string">
            <text:p>SI-Posición|Form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Ustedes juzgarán, en tanto a mi mente viene Mark Twain arrojando la bocanada de sopa hirviente delante de estirados comensales, y diciendo a continuación: Quema. </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Raúl iba delante de mí. Se detuvo. </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cuando menos no pasemos de largo delante de ellos y de su sufrimient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alçauan aquella estatua y lleuáuanle delante del ydolo de Vitzilopochtli</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Cuando pasa delante de los bobos, los observ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sólo en contadas ocasiones éstos pasan delante de estrellas brillant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Nicolás la pone delante de la doble luna del armario,</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Un camión civil que viajaba detrás de la patrulla militar quedó atrapado</text:p>
          </table:table-cell>
          <table:table-cell office:value-type="string" calcext:value-type="string">
            <text:p>CON</text:p>
          </table:table-cell>
          <table:table-cell office:value-type="string" calcext:value-type="string">
            <text:p>LOC</text:p>
          </table:table-cell>
          <table:table-cell office:value-type="string" calcext:value-type="string">
            <text:p>viajar</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Desaparecen detrás de una cortina.</text:p>
          </table:table-cell>
          <table:table-cell office:value-type="string" calcext:value-type="string">
            <text:p>CON</text:p>
          </table:table-cell>
          <table:table-cell office:value-type="string" calcext:value-type="string">
            <text:p>LOC</text:p>
          </table:table-cell>
          <table:table-cell office:value-type="string" calcext:value-type="string">
            <text:p>desaparecer</text:p>
          </table:table-cell>
          <table:table-cell office:value-type="string" calcext:value-type="string">
            <text:p>Comp-Des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Coral no tiene reparos en deslizar detrás del sofá el retrato de los niños,</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eleve los brazos detrás de usted y muévalos 10 veces en círculos opuestos</text:p>
          </table:table-cell>
          <table:table-cell office:value-type="string" calcext:value-type="string">
            <text:p>CON</text:p>
          </table:table-cell>
          <table:table-cell office:value-type="string" calcext:value-type="string">
            <text:p>LOC</text:p>
          </table:table-cell>
          <table:table-cell office:value-type="string" calcext:value-type="string">
            <text:p>elev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No viste cómo corrí detrás del camión?</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Él, antes de salir detrás de ella, pasea su mirada unos instante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La esposa de Mejía corrió detrás del cortejo con un niño en los brazos </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soy chico fácil, y nos fuimos detrás de los árboles y luego te cuent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Yo voy detrás del biombo y me pongo mi negligé,</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Sacó una libreta enorme y se puso detrás de un escritorio.</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Cordera llegó desde México y caminó conmigo detrás de la caja. </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encima de</text:p>
          </table:table-cell>
          <table:table-cell office:value-type="string" calcext:value-type="string">
            <text:p>Paso mis manos encima de ell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cim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rrib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encima de</text:p>
          </table:table-cell>
          <table:table-cell office:value-type="string" calcext:value-type="string">
            <text:p>Paso mi mano encima de su fren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cim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rrib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encima de</text:p>
          </table:table-cell>
          <table:table-cell office:value-type="string" calcext:value-type="string">
            <text:p>Se coloca encima de mí colocando su rodilla entre mis piernas. </text:p>
          </table:table-cell>
          <table:table-cell office:value-type="string" calcext:value-type="string">
            <text:p>CON</text:p>
          </table:table-cell>
          <table:table-cell office:value-type="string" calcext:value-type="string">
            <text:p>LOC</text:p>
          </table:table-cell>
          <table:table-cell office:value-type="string" calcext:value-type="string">
            <text:p>colocarse</text:p>
          </table:table-cell>
          <table:table-cell office:value-type="string" calcext:value-type="string">
            <text:p>Comp-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encim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rrib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enfrente de</text:p>
          </table:table-cell>
          <table:table-cell office:value-type="string" calcext:value-type="string">
            <text:p>Y fui a caer enfrente de la abuela.</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enfre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abajo</text:p>
          </table:table-cell>
          <table:table-cell office:value-type="string" calcext:value-type="string">
            <text:p>Oyes ruidos provenientes de abajo.</text:p>
          </table:table-cell>
          <table:table-cell office:value-type="string" calcext:value-type="string">
            <text:p>CON</text:p>
          </table:table-cell>
          <table:table-cell office:value-type="string" calcext:value-type="string">
            <text:p>LOC</text:p>
          </table:table-cell>
          <table:table-cell office:value-type="string" calcext:value-type="string">
            <text:p>A-proveniente</text:p>
          </table:table-cell>
          <table:table-cell office:value-type="string" calcext:value-type="string">
            <text:p>SI-Fuente</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a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debajo</text:p>
          </table:table-cell>
          <table:table-cell office:value-type="string" calcext:value-type="string">
            <text:p>Levanté la caja y saqué los billetes de debajo. </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de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4">
          <table:table-cell office:value-type="string" calcext:value-type="string">
            <text:p>pp_adv</text:p>
          </table:table-cell>
          <table:table-cell office:value-type="string" calcext:value-type="string">
            <text:p>de debajo</text:p>
          </table:table-cell>
          <table:table-cell table:style-name="ce6" office:value-type="string" calcext:value-type="string">
            <text:p>Sale de debajo y ayuda a cargar.</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de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de encima</text:p>
          </table:table-cell>
          <table:table-cell office:value-type="string" calcext:value-type="string">
            <text:p>La sangre en la cabeza no deja de hostigarme justo cuando siento que me jalan y entre varios me quitan de encima pues jamás hubiese tenido voluntad para dejarla.</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encima</text:p>
          </table:table-cell>
          <table:table-cell office:value-type="string" calcext:value-type="string">
            <text:p>el palúdico reaccionó, quítateme de encima tarugo, me estás ahogando</text:p>
          </table:table-cell>
          <table:table-cell office:value-type="string" calcext:value-type="string">
            <text:p>CON</text:p>
          </table:table-cell>
          <table:table-cell office:value-type="string" calcext:value-type="string">
            <text:p>LOC</text:p>
          </table:table-cell>
          <table:table-cell office:value-type="string" calcext:value-type="string">
            <text:p>quitarse</text:p>
          </table:table-cell>
          <table:table-cell office:value-type="string" calcext:value-type="string">
            <text:p>Comp-Fuent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encima</text:p>
          </table:table-cell>
          <table:table-cell office:value-type="string" calcext:value-type="string">
            <text:p>¡Oiga, quite sus patotas de encima! ¿Qué no ve que me está pisando?</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enfrente</text:p>
          </table:table-cell>
          <table:table-cell office:value-type="string" calcext:value-type="string">
            <text:p>El marido gritaba que le quitaran de enfrente a esa mujer (su esposa) o la mataba,</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enfrente</text:p>
          </table:table-cell>
          <table:table-cell office:value-type="string" calcext:value-type="string">
            <text:p>-Hagan lo que tengan que hacer -accede- pero quítense de enfrente porque me tapan el sol.</text:p>
          </table:table-cell>
          <table:table-cell office:value-type="string" calcext:value-type="string">
            <text:p>CON</text:p>
          </table:table-cell>
          <table:table-cell office:value-type="string" calcext:value-type="string">
            <text:p>LOC</text:p>
          </table:table-cell>
          <table:table-cell office:value-type="string" calcext:value-type="string">
            <text:p>quitarse</text:p>
          </table:table-cell>
          <table:table-cell office:value-type="string" calcext:value-type="string">
            <text:p>Comp-Fuent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de enfrente</text:p>
          </table:table-cell>
          <table:table-cell office:value-type="string" calcext:value-type="string">
            <text:p>Por eso yo te pedía que te me quitaras de enfrente un rato. Tenía que oír al otro Juan. </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sde abajo</text:p>
          </table:table-cell>
          <table:table-cell office:value-type="string" calcext:value-type="string">
            <text:p>Recoge la pieza tomándola desde abajo. </text:p>
          </table:table-cell>
          <table:table-cell office:value-type="string" calcext:value-type="string">
            <text:p>CON</text:p>
          </table:table-cell>
          <table:table-cell office:value-type="string" calcext:value-type="string">
            <text:p>LOC</text:p>
          </table:table-cell>
          <table:table-cell office:value-type="string" calcext:value-type="string">
            <text:p>recoger</text:p>
          </table:table-cell>
          <table:table-cell office:value-type="string" calcext:value-type="string">
            <text:p>Comp-Fuente</text:p>
          </table:table-cell>
          <table:table-cell office:value-type="string" calcext:value-type="string">
            <text:p>locativ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sde</text:p>
          </table:table-cell>
          <table:table-cell office:value-type="string" calcext:value-type="string">
            <text:p>a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desde atrás</text:p>
          </table:table-cell>
          <table:table-cell table:style-name="ce2" office:value-type="string" calcext:value-type="string">
            <text:p>Navarrete no pudo quedarse con el balón, y Santana llegó desde atrás para empujarlo hacia la red.</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desde atrás</text:p>
          </table:table-cell>
          <table:table-cell table:style-name="ce2" office:value-type="string" calcext:value-type="string">
            <text:p>Los rojos de Santiago, viniendo desde atrás, estaban dándoles en la madre a los Industriales de La Habana.</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Fuente-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5">
          <table:table-cell office:value-type="string" calcext:value-type="string">
            <text:p>pp_adv</text:p>
          </table:table-cell>
          <table:table-cell office:value-type="string" calcext:value-type="string">
            <text:p>desde atrás</text:p>
          </table:table-cell>
          <table:table-cell table:style-name="ce3" office:value-type="string" calcext:value-type="string">
            <text:p>En eso, se aproximó otro tren desde atrás por las vías contiguas y se detuvo junto al nuestro.</text:p>
          </table:table-cell>
          <table:table-cell office:value-type="string" calcext:value-type="string">
            <text:p>CON</text:p>
          </table:table-cell>
          <table:table-cell office:value-type="string" calcext:value-type="string">
            <text:p>LOC</text:p>
          </table:table-cell>
          <table:table-cell office:value-type="string" calcext:value-type="string">
            <text:p>aproximarse</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bajo</text:p>
          </table:table-cell>
          <table:table-cell office:value-type="string" calcext:value-type="string">
            <text:p>el agua de lluvia se escurría hacia abajo y mojaba los papeles </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El cuerpo se dobló en dos y cayó hacia adelante.</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En esas ocasiones, tenía que volver a dormirse un rato, a fin de dar oportunidad a que los delfines saltaran hacia adelante, como si fuera una película proyectada al revés, de delfines rojos que saltaran hacia atrás.</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Corrí hacia adelante en la muralla de lianas sintiendo que se untaban a mí savias y vellosidades picante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en tanto Colombina da saltitos hacia adelante</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incliné mi cuerpo hacia adelante, extendí los brazos, eché la cabeza hacia atrás y me aventé al vacío</text:p>
          </table:table-cell>
          <table:table-cell office:value-type="string" calcext:value-type="string">
            <text:p>CON</text:p>
          </table:table-cell>
          <table:table-cell office:value-type="string" calcext:value-type="string">
            <text:p>LOC</text:p>
          </table:table-cell>
          <table:table-cell office:value-type="string" calcext:value-type="string">
            <text:p>inclinar</text:p>
          </table:table-cell>
          <table:table-cell office:value-type="string" calcext:value-type="string">
            <text:p>Comp-Maner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Harpago explaya sus nalgas sobre el vientre de Juan, quien inclina la cabeza hacia adelante <text:s/>a causa del techo bajo del automóvil.</text:p>
          </table:table-cell>
          <table:table-cell office:value-type="string" calcext:value-type="string">
            <text:p>CON</text:p>
          </table:table-cell>
          <table:table-cell office:value-type="string" calcext:value-type="string">
            <text:p>LOC</text:p>
          </table:table-cell>
          <table:table-cell office:value-type="string" calcext:value-type="string">
            <text:p>inclinar</text:p>
          </table:table-cell>
          <table:table-cell office:value-type="string" calcext:value-type="string">
            <text:p>Comp-Maner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3">
          <table:table-cell office:value-type="string" calcext:value-type="string">
            <text:p>pp_adv</text:p>
          </table:table-cell>
          <table:table-cell office:value-type="string" calcext:value-type="string">
            <text:p>hacia adelante</text:p>
          </table:table-cell>
          <table:table-cell table:style-name="ce3" office:value-type="string" calcext:value-type="string">
            <text:p>el Colorado dio un rápido salto hacia adelante rascando varias veces el aire hasta que logró hacer un tajo en la cabeza del Giro</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NO</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ntro</text:p>
          </table:table-cell>
          <table:table-cell office:value-type="string" calcext:value-type="string">
            <text:p>Va hacia adentro. Al fondo del establecimiento, </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ntro</text:p>
          </table:table-cell>
          <table:table-cell office:value-type="string" calcext:value-type="string">
            <text:p>Quiso retirarse, pero sus pies la llevaron hacia adentro.</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rriba</text:p>
          </table:table-cell>
          <table:table-cell office:value-type="string" calcext:value-type="string">
            <text:p>Liut hizo un último esfuerzo y se impulsó hacia arriba con un grito de batalla, </text:p>
          </table:table-cell>
          <table:table-cell office:value-type="string" calcext:value-type="string">
            <text:p>CON</text:p>
          </table:table-cell>
          <table:table-cell office:value-type="string" calcext:value-type="string">
            <text:p>LOC</text:p>
          </table:table-cell>
          <table:table-cell office:value-type="string" calcext:value-type="string">
            <text:p>impulsar</text:p>
          </table:table-cell>
          <table:table-cell office:value-type="string" calcext:value-type="string">
            <text:p>Comp-Fuente-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rriba</text:p>
          </table:table-cell>
          <table:table-cell office:value-type="string" calcext:value-type="string">
            <text:p>me di valor frente al espejo, y me escurrí hacia arriba por las escaleras del edificio desierto</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Comp-Fuente-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rriba</text:p>
          </table:table-cell>
          <table:table-cell office:value-type="string" calcext:value-type="string">
            <text:p>Al llegar a las agujas se detiene, apoya un pie en una espiral del enrejado y se empuja hacia arriba con los brazos.</text:p>
          </table:table-cell>
          <table:table-cell office:value-type="string" calcext:value-type="string">
            <text:p>CON</text:p>
          </table:table-cell>
          <table:table-cell office:value-type="string" calcext:value-type="string">
            <text:p>LOC</text:p>
          </table:table-cell>
          <table:table-cell office:value-type="string" calcext:value-type="string">
            <text:p>empujarse</text:p>
          </table:table-cell>
          <table:table-cell office:value-type="string" calcext:value-type="string">
            <text:p>SI-Meta-Maner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estiró y relajó su cuerpo echándose hacia atrás sobre el respaldo del sillón.</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el viejo entrecerró los ojos y se inclinó hacia atrás</text:p>
          </table:table-cell>
          <table:table-cell office:value-type="string" calcext:value-type="string">
            <text:p>CON</text:p>
          </table:table-cell>
          <table:table-cell office:value-type="string" calcext:value-type="string">
            <text:p>LOC</text:p>
          </table:table-cell>
          <table:table-cell office:value-type="string" calcext:value-type="string">
            <text:p>inclin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Echó la cabeza hacia atrás, levantó los hombros, escondió el cuello, </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Da saltitos hacia atrás, en tanto Colombina da saltitos hacia adelante,</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de pronto saltaba hacia atrás como si fuera una película</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El muchacho echó hacia atrás su brazo derecho. </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Volvió a disparar y el bulto cayó hacia atrás.</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no sabía si daba el primer paso hacia delante o si tomaba a Delia de la cintura.</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3" calcext:value-type="float">
            <text:p>1983</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Solté una mano, y la apoyé en la baldosa; el volvió a halarme hacia delante, sus dos manos en mi mano izquierda, y mi mano derecha como apoyo en el suelo. </text:p>
          </table:table-cell>
          <table:table-cell office:value-type="string" calcext:value-type="string">
            <text:p>CON</text:p>
          </table:table-cell>
          <table:table-cell office:value-type="string" calcext:value-type="string">
            <text:p>LOC</text:p>
          </table:table-cell>
          <table:table-cell office:value-type="string" calcext:value-type="string">
            <text:p>jalar</text:p>
          </table:table-cell>
          <table:table-cell office:value-type="string" calcext:value-type="string">
            <text:p>Comp-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table:style-name="ce2" office:value-type="string" calcext:value-type="string">
            <text:p>Esa es la gran paradoja -dijo Agustín, inflamando el pecho y estirando los brazos hacia delante-, que la gente ve el crecimiento material de la Iglesia, es decir, su crecimiento económico y político, pero no advierte que ha abandonado su espíritu y su esencia por la que Cristo murió.</text:p>
          </table:table-cell>
          <table:table-cell office:value-type="string" calcext:value-type="string">
            <text:p>CON</text:p>
          </table:table-cell>
          <table:table-cell office:value-type="string" calcext:value-type="string">
            <text:p>LOC</text:p>
          </table:table-cell>
          <table:table-cell office:value-type="string" calcext:value-type="string">
            <text:p>estirar</text:p>
          </table:table-cell>
          <table:table-cell office:value-type="string" calcext:value-type="string">
            <text:p>Comp-Maner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table:style-name="ce2" office:value-type="string" calcext:value-type="string">
            <text:p>Sus manos, sin salir de las sábanas, se dirigen hacia delante. </text:p>
          </table:table-cell>
          <table:table-cell office:value-type="string" calcext:value-type="string">
            <text:p>CON</text:p>
          </table:table-cell>
          <table:table-cell office:value-type="string" calcext:value-type="string">
            <text:p>LOC</text:p>
          </table:table-cell>
          <table:table-cell office:value-type="string" calcext:value-type="string">
            <text:p>dirigirse</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lo que nos pueda mover hacia delante, </text:p>
          </table:table-cell>
          <table:table-cell office:value-type="string" calcext:value-type="string">
            <text:p>CON</text:p>
          </table:table-cell>
          <table:table-cell office:value-type="string" calcext:value-type="string">
            <text:p>LOC</text:p>
          </table:table-cell>
          <table:table-cell office:value-type="string" calcext:value-type="string">
            <text:p>move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4" calcext:value-type="float">
            <text:p>200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Lleve de nuevo las tiras hacia delante y anúdelas. </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5">
          <table:table-cell office:value-type="string" calcext:value-type="string">
            <text:p>pp_adv</text:p>
          </table:table-cell>
          <table:table-cell office:value-type="string" calcext:value-type="string">
            <text:p>hacia delante</text:p>
          </table:table-cell>
          <table:table-cell table:style-name="ce3" office:value-type="string" calcext:value-type="string">
            <text:p>El mensaje: igual que cuando tropiezas, la única manera de no caerte es dar un brinco hacia delante. </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NO</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3">
          <table:table-cell office:value-type="string" calcext:value-type="string">
            <text:p>pp_adv</text:p>
          </table:table-cell>
          <table:table-cell office:value-type="string" calcext:value-type="string">
            <text:p>hacia delante</text:p>
          </table:table-cell>
          <table:table-cell table:style-name="ce3" office:value-type="string" calcext:value-type="string">
            <text:p>De un tirón se levanta del asiento trasero y extiende la mano hacia delante para apagar el radio del vehículo en movimiento.</text:p>
          </table:table-cell>
          <table:table-cell office:value-type="string" calcext:value-type="string">
            <text:p>CON</text:p>
          </table:table-cell>
          <table:table-cell office:value-type="string" calcext:value-type="string">
            <text:p>LOC</text:p>
          </table:table-cell>
          <table:table-cell office:value-type="string" calcext:value-type="string">
            <text:p>estirar</text:p>
          </table:table-cell>
          <table:table-cell office:value-type="string" calcext:value-type="string">
            <text:p>Comp-Met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5">
          <table:table-cell office:value-type="string" calcext:value-type="string">
            <text:p>pp_adv</text:p>
          </table:table-cell>
          <table:table-cell office:value-type="string" calcext:value-type="string">
            <text:p>hacia delante</text:p>
          </table:table-cell>
          <table:table-cell table:style-name="ce3" office:value-type="string" calcext:value-type="string">
            <text:p>¡Qué difícil es ver cómo transcurre el tiempo! (Camina hacia delante y se va de lad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3">
          <table:table-cell office:value-type="string" calcext:value-type="string">
            <text:p>pp_adv</text:p>
          </table:table-cell>
          <table:table-cell office:value-type="string" calcext:value-type="string">
            <text:p>hacia delante</text:p>
          </table:table-cell>
          <table:table-cell table:style-name="ce4" office:value-type="string" calcext:value-type="string">
            <text:p>Mueve hacia delante la pierna izquierda, ajá, saca el brazo izquierdo hacia delante, aja, y cuando vayas a dar el golpe tuerce el puño, aja, hacia abajo los cabetes del guante.</text:p>
          </table:table-cell>
          <table:table-cell office:value-type="string" calcext:value-type="string">
            <text:p>CON</text:p>
          </table:table-cell>
          <table:table-cell office:value-type="string" calcext:value-type="string">
            <text:p>LOC</text:p>
          </table:table-cell>
          <table:table-cell office:value-type="string" calcext:value-type="string">
            <text:p>mover</text:p>
          </table:table-cell>
          <table:table-cell office:value-type="string" calcext:value-type="string">
            <text:p>SI-Fuente-Met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sta abajo</text:p>
          </table:table-cell>
          <table:table-cell table:style-name="ce2" office:value-type="string" calcext:value-type="string">
            <text:p>para que él escribiera esa línea, y luego la siguiente línea, y así hasta llegar hasta abajo</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abajo</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baj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sta adelante</text:p>
          </table:table-cell>
          <table:table-cell office:value-type="string" calcext:value-type="string">
            <text:p>-Si en la gran premier me voy hasta adelante y no te hablo no te me vayas a sentir,</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sta adelante</text:p>
          </table:table-cell>
          <table:table-cell office:value-type="string" calcext:value-type="string">
            <text:p>Trino yendo hasta adelante, seguido de Elpidio, Gayo y Efrén </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delante</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sta arriba</text:p>
          </table:table-cell>
          <table:table-cell office:value-type="string" calcext:value-type="string">
            <text:p>tuve que cantar en Machu Picchu hace una semana en los 100 años del descubrimiento científico de Machu Picchu y tuve que subir dos veces hasta arriba en el ensayo y me lesioné</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rriba</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lante</text:p>
          </table:table-cell>
          <table:table-cell office:value-type="string" calcext:value-type="string">
            <text:p>esos en los que sientes que como buey jalas para adelante con una cierta pesadumbre</text:p>
          </table:table-cell>
          <table:table-cell office:value-type="string" calcext:value-type="string">
            <text:p>CON</text:p>
          </table:table-cell>
          <table:table-cell office:value-type="string" calcext:value-type="string">
            <text:p>LOC</text:p>
          </table:table-cell>
          <table:table-cell office:value-type="string" calcext:value-type="string">
            <text:p>jalar</text:p>
          </table:table-cell>
          <table:table-cell office:value-type="string" calcext:value-type="string">
            <text:p>SI-Maner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lante</text:p>
          </table:table-cell>
          <table:table-cell office:value-type="string" calcext:value-type="string">
            <text:p>Se echó para adelante otra vez y dijo</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ntro</text:p>
          </table:table-cell>
          <table:table-cell office:value-type="string" calcext:value-type="string">
            <text:p>-¿Y no la seguiste?- volvió a interrumpir Carlos Tepeaca. -Hasta que se fue para adentr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ntro</text:p>
          </table:table-cell>
          <table:table-cell office:value-type="string" calcext:value-type="string">
            <text:p>me dio una nalgada y me empujó para adentro. Entré corriendo,</text:p>
          </table:table-cell>
          <table:table-cell office:value-type="string" calcext:value-type="string">
            <text:p>CON</text:p>
          </table:table-cell>
          <table:table-cell office:value-type="string" calcext:value-type="string">
            <text:p>LOC</text:p>
          </table:table-cell>
          <table:table-cell office:value-type="string" calcext:value-type="string">
            <text:p>empuj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ntro</text:p>
          </table:table-cell>
          <table:table-cell office:value-type="string" calcext:value-type="string">
            <text:p>Me estoy cayendo para adentro. </text:p>
          </table:table-cell>
          <table:table-cell office:value-type="string" calcext:value-type="string">
            <text:p>CON</text:p>
          </table:table-cell>
          <table:table-cell office:value-type="string" calcext:value-type="string">
            <text:p>LOC</text:p>
          </table:table-cell>
          <table:table-cell office:value-type="string" calcext:value-type="string">
            <text:p>caerse</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Raquelito se va para atrás del golpe y se tapa el ojo con la mano. Maruca salta para ayudarla y le pone unos hielos que traia preparados en una bolsa de plástic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fue en uno de esos movimientos casi involuntarios de su mano, cuando ella se echó el cabello para atrás, </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al día siguiente hicimos las maletas y vámonos para atrá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corrió su silla para atrás con el puro impulso de levantarse</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el Presidente se echó para atrás en el grueso sillón que lo sostenía </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acabó yéndose para atrás, lo que inquieta todavía má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delante</text:p>
          </table:table-cell>
          <table:table-cell office:value-type="string" calcext:value-type="string">
            <text:p>El primer intento falló, el astronauta quedó demasiado lejos del casco del Discovery. -Manténgase recto y échese para delante-, indicó la voz desde el centro de control al hombre, que luchaba contra la ingravidez.</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Comp-Maner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ara enfrente</text:p>
          </table:table-cell>
          <table:table-cell table:style-name="ce2" office:value-type="string" calcext:value-type="string">
            <text:p>Frenar o ir para enfrente. Decidió lo segundo.</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ara enfrente</text:p>
          </table:table-cell>
          <table:table-cell table:style-name="ce2" office:value-type="string" calcext:value-type="string">
            <text:p>A ver si no me... trompiezo con mis mismas patas y me voy di hocico, así pa enfrente (El timbre). ¡Ai voy ya, pinchi!…</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Comp-Maner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or adentro</text:p>
          </table:table-cell>
          <table:table-cell office:value-type="string" calcext:value-type="string">
            <text:p>Se movió al medio de la pista y yo avancé por adentro.</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float" office:value="2002" calcext:value-type="float">
            <text:p>2002</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bajo</text:p>
          </table:table-cell>
          <table:table-cell office:value-type="string" calcext:value-type="string">
            <text:p>Entonces él, de costado, entraba por debajo y se insertaba de tal modo que el acto se consumaba a la vista de ambos</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Nacha caminaba por delante entre padre e hij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Los dos polibanis tratan de cruzarnos su auto por delante, parece que quieren que los choquemos.</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mandó por delante un empleado con carta explicatoria y dinero</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y nos pusimos a caminar, él por delante y yo atrá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Por delante, a media jornada de distancia, marchaba el indio Trinidad, reconociendo los senderos y los mejores sitios para acampar.</text:p>
          </table:table-cell>
          <table:table-cell office:value-type="string" calcext:value-type="string">
            <text:p>CON</text:p>
          </table:table-cell>
          <table:table-cell office:value-type="string" calcext:value-type="string">
            <text:p>LOC</text:p>
          </table:table-cell>
          <table:table-cell office:value-type="string" calcext:value-type="string">
            <text:p>march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esta muchacha anda poniéndote las nalgas por delante.</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Eloísa marcha por delante... </text:p>
          </table:table-cell>
          <table:table-cell office:value-type="string" calcext:value-type="string">
            <text:p>CON</text:p>
          </table:table-cell>
          <table:table-cell office:value-type="string" calcext:value-type="string">
            <text:p>LOC</text:p>
          </table:table-cell>
          <table:table-cell office:value-type="string" calcext:value-type="string">
            <text:p>march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Envíe algunos exploradores por delante. No quiero que vuelva a pasar lo de ayer</text:p>
          </table:table-cell>
          <table:table-cell office:value-type="string" calcext:value-type="string">
            <text:p>CON</text:p>
          </table:table-cell>
          <table:table-cell office:value-type="string" calcext:value-type="string">
            <text:p>LOC</text:p>
          </table:table-cell>
          <table:table-cell office:value-type="string" calcext:value-type="string">
            <text:p>envi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y luego sale Pedro llevando por delante a Ayacíhuatl a medio vestir.</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faltaba más, deje ir a las niñas por delante, así bajamos las escaleras con más calma</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sus servidores iban por delante barriendo el suelo.</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Cruce las tiras por detrás y acomode la falda en su cintur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pero esta vez, en lugar de llegar por el frente, llegaría oblicuamente y casi por detrás.</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Volvimos a caminar, entramos en el hotel por detrás, atravesamos los corredores </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Sin que te noten, te le arrimas a uno por detrás, y rápido te pones de rodillas</text:p>
          </table:table-cell>
          <table:table-cell office:value-type="string" calcext:value-type="string">
            <text:p>CON</text:p>
          </table:table-cell>
          <table:table-cell office:value-type="string" calcext:value-type="string">
            <text:p>LOC</text:p>
          </table:table-cell>
          <table:table-cell office:value-type="string" calcext:value-type="string">
            <text:p>arrimarse</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cima</text:p>
          </table:table-cell>
          <table:table-cell office:value-type="string" calcext:value-type="string">
            <text:p>le echó un chal de lana por encim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cima</text:p>
          </table:table-cell>
          <table:table-cell office:value-type="string" calcext:value-type="string">
            <text:p>¡Güey!, por poco me pasa por encima este Datsun.</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cima</text:p>
          </table:table-cell>
          <table:table-cell table:style-name="ce2" office:value-type="string" calcext:value-type="string">
            <text:p>Una de ellas enciende veladoras mientras otra pasa sahumerio <text:s/>por encima y debajo del ataúd.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cima</text:p>
          </table:table-cell>
          <table:table-cell table:style-name="ce2" office:value-type="string" calcext:value-type="string">
            <text:p>La puerta trasera no llega hasta el techo. Puedo trepar por ella y pasar por encim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frente</text:p>
          </table:table-cell>
          <table:table-cell office:value-type="string" calcext:value-type="string">
            <text:p>Continúas por el pasillo como si sólo pasaras por enfrente y aunque tengas que dar un rodeo, mejor te vas al vestid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Y que lo cagan: «no, güey, tú nomás sacas la mano de abajo de la mesa pa que vean que eres humilde y respetuos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hasta que sus manos rozaron la almohada, la ciñeron, la arrancaron de abajo de su cabeza, la tendieron contra su propio cuerpo, que se estiró, convulso, mientras la boca mordía la tela insípida y fría. Señor, yo te juro no volver a masturbarme</text:p>
          </table:table-cell>
          <table:table-cell office:value-type="string" calcext:value-type="string">
            <text:p>CON</text:p>
          </table:table-cell>
          <table:table-cell office:value-type="string" calcext:value-type="string">
            <text:p>LOC</text:p>
          </table:table-cell>
          <table:table-cell office:value-type="string" calcext:value-type="string">
            <text:p>arrancar</text:p>
          </table:table-cell>
          <table:table-cell office:value-type="string" calcext:value-type="string">
            <text:p>SI-Fuente-Manera</text:p>
          </table:table-cell>
          <table:table-cell office:value-type="string" calcext:value-type="string">
            <text:p>separa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De abajo del catre sacó un frasco con un líquido amarillo, espeso, que Cristina relacionó con la orina de un enferm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no había abierto la boca durante todo el trayecto más que para fumar tabaco y echar gargajos en una escupidera de latón que sacaba de vez en cuando de abajo del asient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de pronto se levantó y me sacó de abajo de la cama arrastrándom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Luego sacó de abajo de la cama un petaquín.</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Con el sol en el cenit, el calor sale de abajo de los pantalones y las mangas del sac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Exhibió un papel blanco con perforaciones que había sacado de abajo de los papeles negros.</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Con los brazos abiertos y rostro de niño enormemente asustado, se lanza, como quien pide auxilio, hacia Teofilita. Esta grita, saca de abajo de su ropa una enorme pistola y le suelta un balazo en el lado izquierdo del pecho a Epifani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Una tromba de niños aparece desde el armario, de abajo de la cama, de las puertas. Saltan sobre el colchón.</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ESTELA: ¡Con mi familia no te metas...! Mira, viene de abajo del escritorio...</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Por los cuentos, me daba miedo que cosa podría salir de abajo de mi cama; que un día despertara y hubiera alguien ahí.</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Pasan unas horas, Pedrito se levanta sigilosamente y tratando de no hacer ruido, extrae de abajo del colchón una fotografía, la ve, absorto; reza con rencor y ternura.</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Angélica, con ojos desorbitados mira a su hijo, que sale de abajo del catre, arrastrándose por el piso. Se pone de pie, camina hacia ella con los brazos estirados, tratando de alcanzarl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Sacó un guante de abajo del asiento. Se lo calzó en la mano. Le pasé la pistola y él la tomó con la mano del guant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Baldemar ayudó a su compadre a salir de abajo de Tormenta y entonces todo se reveló con claridad: entre la lluvia de plomo que les caía, uno de los disparos había alcanzado a Jesús en un pie,</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un ruido estridente sonó dentro de la armadura del vehículo y un humo espeso empezó a salir de abajo del motor, luego sonaron fierros que se retorcían y, finalmente, la máquina se apago del tod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el chofer había permanecido a un lado; extrajo de abajo de la taquera una caja con las dieciséis bolas de pool,</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El hombre con las manos de fakir que insistía en caminar por el camino de las lenguas de erizo. La mujer con manos contraídas en pila de agua bendita que salía siempre de abajo de un puente para ofrecernos su precioso líquido. </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Se puede, también, volver a clavar las alfombras, sacar los platos sucios de abajo de la cama y poner cada cosa en su siti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Sorpráis! grita Güili cuando saca de atrás del asiento la calaca del esqueleto de Henri, ahora ausent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De atrás del cordón de la muchedumbre avanzó un hombre anciano y enjuto, con una trompeta de órdenes.</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sale de atrás de un árbol quemado, después de escuchar todo lo que dij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l ordenanza miró asombrado cómo una mano se extendía para tomarlo firmemente por las solapas del uniforme y con fuerza desmedida lo arrancaba de su asiento y lo sacaba entre tumbos de atrás del escritori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Cuando cruzamos el paso salió de atrás de un parapeto y me gritó que acabaría conmig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Gritaban algunos, emocionados, mientras el ministro se enjugaba dos lágrimas que emocionadas escaparon de atrás de sus anteojos.</text:p>
          </table:table-cell>
          <table:table-cell office:value-type="string" calcext:value-type="string">
            <text:p>CON</text:p>
          </table:table-cell>
          <table:table-cell office:value-type="string" calcext:value-type="string">
            <text:p>LOC</text:p>
          </table:table-cell>
          <table:table-cell office:value-type="string" calcext:value-type="string">
            <text:p>escapar</text:p>
          </table:table-cell>
          <table:table-cell office:value-type="string" calcext:value-type="string">
            <text:p>SI-Fuente</text:p>
          </table:table-cell>
          <table:table-cell office:value-type="string" calcext:value-type="string">
            <text:p>cerca-lejos</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Si trataba de correr, la mujer saldría de atrás de la puerta, con unas manos como garras, y los alcanzarí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ntonces la mujer salió de atrás de la puerta y Cristina pegó un grito que estremeció a Joaquín.</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Puede salir de atrás del público y caminar entre él ya que la obra permite interactuar; hará como un profesor de historia que se jacta de conocer el tem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n la plaza se reunía con Santiago, que al toque del mediodía se levantó de atrás del curato, olvidando la plática sostenida entre el sacerdote y el forastero.</text:p>
          </table:table-cell>
          <table:table-cell office:value-type="string" calcext:value-type="string">
            <text:p>CON</text:p>
          </table:table-cell>
          <table:table-cell office:value-type="string" calcext:value-type="string">
            <text:p>LOC</text:p>
          </table:table-cell>
          <table:table-cell office:value-type="string" calcext:value-type="string">
            <text:p>levantarse</text:p>
          </table:table-cell>
          <table:table-cell office:value-type="string" calcext:value-type="string">
            <text:p>SI-Posición|Form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Cocolete y Armadillo salen de atrás del puesto, acomodándose los pantalones y hablan al públic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Se congelan, al momento de que Cocolete y Armadillo, arreglándose los pantalones, salen de atrás del puesto de Maruca para hablar con el públic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Arreglándose la ropa, Maruca sale de atrás del puesto y se dirige al públic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l dueño debía conocer a su tío de mucho tiempo antes, porque salió de atrás del mostrador, cuchillo en mano, y se acercó al anciano, para aumentar la presión:</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Los Vaqueros vinieron de atrás de una losa de 10 puntos en el cuarto periodo para tomar un triunfo de 27-24 en tiempo extra ante San Francisco el 18 de septiembre, y Dan Bailey anotó tres de sus seis goles de campo en los 16 minutos finales</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ntonces usted, doctor, me sacaba una nube de humo de atrás de la orej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Ah, pero se trata de algo bien distinto! -dijo alegremente saliendo de atrás de las cortinas-. Algo que no sospecha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cerca de</text:p>
          </table:table-cell>
          <table:table-cell office:value-type="string" calcext:value-type="string">
            <text:p>En un frasco de penicilina coloque el agua recién hervida e introduzca en él un fragmento de papel con esporas de Pleurotus ostreatus de <text:s/>cerca de la flama.</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cerc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cerca</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debajo de</text:p>
          </table:table-cell>
          <table:table-cell office:value-type="string" calcext:value-type="string">
            <text:p>-en México se publicaron traducciones al por mayor en diversos suplementos culturales, y salieron expertos en Heaney de debajo de las piedras. De repente muchas personas lo traducían aunque lo habían conocido esa tarde.-</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encima de</text:p>
          </table:table-cell>
          <table:table-cell office:value-type="string" calcext:value-type="string">
            <text:p>Al recoger los suéteres de encima de la cama, vio el periódico doblado, con su foto. </text:p>
          </table:table-cell>
          <table:table-cell office:value-type="string" calcext:value-type="string">
            <text:p>CON</text:p>
          </table:table-cell>
          <table:table-cell office:value-type="string" calcext:value-type="string">
            <text:p>LOC</text:p>
          </table:table-cell>
          <table:table-cell office:value-type="string" calcext:value-type="string">
            <text:p>recoge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enfrente de</text:p>
          </table:table-cell>
          <table:table-cell office:value-type="string" calcext:value-type="string">
            <text:p>estaba moribunda la esposa del señor cura, y aguantó más allá de la muerte del Cleofás, hasta lo levantaron de enfrente de la carpintería, y tuvieron tiempo de enterrarlo, porque ella no acataba a la muerte,</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enfrente de</text:p>
          </table:table-cell>
          <table:table-cell office:value-type="string" calcext:value-type="string">
            <text:p>hasta lo levantaron de enfrente de la carpintería,</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Un último intento para salir, pero de fuera de escena le avientan, con la fuerza de una orden, el saco de Arturo.</text:p>
          </table:table-cell>
          <table:table-cell office:value-type="string" calcext:value-type="string">
            <text:p>CON</text:p>
          </table:table-cell>
          <table:table-cell office:value-type="string" calcext:value-type="string">
            <text:p>LOC</text:p>
          </table:table-cell>
          <table:table-cell office:value-type="string" calcext:value-type="string">
            <text:p>avent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la vida se originó aquí por sí misma, con poca o ninguna ayuda que viniese de fuera de nuestro sistema solar</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83" calcext:value-type="float">
            <text:p>198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y de mandar por correo los regalos de fuera de la ciudad y por último, cuando en apariencia nada recordaba la boda, ponerse a hablar por teléfono para decir que no hicieran caso a la invitación</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Plutón debería ser un cuerpo supermasivo, de materia degenerada y por tanto proveniente de fuera del Sistema Solar.</text:p>
          </table:table-cell>
          <table:table-cell office:value-type="string" calcext:value-type="string">
            <text:p>CON</text:p>
          </table:table-cell>
          <table:table-cell office:value-type="string" calcext:value-type="string">
            <text:p>LOC</text:p>
          </table:table-cell>
          <table:table-cell office:value-type="string" calcext:value-type="string">
            <text:p>A-proveniente</text:p>
          </table:table-cell>
          <table:table-cell office:value-type="string" calcext:value-type="string">
            <text:p>SI-Fuente</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Actualmente más de la mitad del tráfico proviene de fuera de los Estados Unidos y la compañía ya soporta resultados de búsquedas en 55 países y en 35 idiomas.</text:p>
          </table:table-cell>
          <table:table-cell office:value-type="string" calcext:value-type="string">
            <text:p>CON</text:p>
          </table:table-cell>
          <table:table-cell office:value-type="string" calcext:value-type="string">
            <text:p>LOC</text:p>
          </table:table-cell>
          <table:table-cell office:value-type="string" calcext:value-type="string">
            <text:p>provenir</text:p>
          </table:table-cell>
          <table:table-cell office:value-type="string" calcext:value-type="string">
            <text:p>SI-Fuente</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favorece la instalación de parques eólicos, pero condiciona a las empresas, que en su mayoría provienen de fuera de la región, a dejar su tecnología y a emplear talento y mano de obra de la región.</text:p>
          </table:table-cell>
          <table:table-cell office:value-type="string" calcext:value-type="string">
            <text:p>CON</text:p>
          </table:table-cell>
          <table:table-cell office:value-type="string" calcext:value-type="string">
            <text:p>LOC</text:p>
          </table:table-cell>
          <table:table-cell office:value-type="string" calcext:value-type="string">
            <text:p>provenir</text:p>
          </table:table-cell>
          <table:table-cell office:value-type="string" calcext:value-type="string">
            <text:p>SI-Fuente</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porque el venezolano Maldonado tiró de fuera del área y le dio a la unión de los postes para dejar temblando a Chivas y al Estadio Jalisco, que lució semivacío.</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atrás de</text:p>
          </table:table-cell>
          <table:table-cell office:value-type="string" calcext:value-type="string">
            <text:p>el Huérfano Huerta brincó desde atrás de un sillón de terciopelo verde donde se hallaba agazapado y con furia inaudita repitió el nombre, López, López,</text:p>
          </table:table-cell>
          <table:table-cell office:value-type="string" calcext:value-type="string">
            <text:p>CON</text:p>
          </table:table-cell>
          <table:table-cell office:value-type="string" calcext:value-type="string">
            <text:p>LOC</text:p>
          </table:table-cell>
          <table:table-cell office:value-type="string" calcext:value-type="string">
            <text:p>brinca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atrás de</text:p>
          </table:table-cell>
          <table:table-cell office:value-type="string" calcext:value-type="string">
            <text:p>pero Suárez igualó al minuto 67, tras bajar de forma magistral un pelotazo desde atrás de mitad de cancha y eludir al arquero.</text:p>
          </table:table-cell>
          <table:table-cell office:value-type="string" calcext:value-type="string">
            <text:p>CON</text:p>
          </table:table-cell>
          <table:table-cell office:value-type="string" calcext:value-type="string">
            <text:p>LOC</text:p>
          </table:table-cell>
          <table:table-cell office:value-type="string" calcext:value-type="string">
            <text:p>bajar</text:p>
          </table:table-cell>
          <table:table-cell office:value-type="string" calcext:value-type="string">
            <text:p>SI-Meta</text:p>
          </table:table-cell>
          <table:table-cell office:value-type="string" calcext:value-type="string">
            <text:p>arriba-abaj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Y fue Australia el que anotó, cuando Kewell encontró un agujero en la defensa uruguaya y marcó con un tiro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N-ti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Atlas tuvo la primera acción de peligro recién iniciado el encuentro por conducto de Miguel Zepeda que desde fuera del área lanzó un riflazo que alcanzó a desviar el arquero Adrián Martínez.</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0" calcext:value-type="float">
            <text:p>200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y, desde fuera del rectángulo, los lanzaron a la arena. Los gallos aletearon bruscamente y el público comenzó a chillar animando a su favorito.</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on un golazo de Frankie Oviedo, producto de un disparo desde fuera del área, con la pierna derecha al angulo superior izquierdo del marco de Mario Albarrán, al minuto 77', América firmó su segundo triunfo</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ristian Patiño entrega a Zamorano y este retraza a Oviedo para que desde fuera del área mandara su disparo al ángulo superior de Albarrán</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Sebastián González, con un tiro colocado desde fuera del área a los 80 minutos y Marc González a los 85 con un disparo lejano que se fue cerca del arco, pusieron en apuros a Villar.</text:p>
          </table:table-cell>
          <table:table-cell office:value-type="string" calcext:value-type="string">
            <text:p>CON</text:p>
          </table:table-cell>
          <table:table-cell office:value-type="string" calcext:value-type="string">
            <text:p>LOC</text:p>
          </table:table-cell>
          <table:table-cell office:value-type="string" calcext:value-type="string">
            <text:p>A-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l tercer tanto fue un modelo de lo que debe buscarse: el veloz desmarque de Blanco por la punta izquierda y el fogonazo rasante de Hernández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N-fogonazo</text:p>
          </table:table-cell>
          <table:table-cell table:number-columns-repeated="5" office:value-type="float" office:value="0" calcext:value-type="float">
            <text:p>0</text:p>
          </table:table-cell>
          <table:table-cell office:value-type="string" calcext:value-type="string">
            <text:p>fogonazo</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No habían terminado de celebrar, cuando de Guzmán se encargó de igualar con un zapatazo desde fuera del área para luego volver a marcar y brindar el triunfo a Canadá.</text:p>
          </table:table-cell>
          <table:table-cell office:value-type="string" calcext:value-type="string">
            <text:p>CON</text:p>
          </table:table-cell>
          <table:table-cell office:value-type="string" calcext:value-type="string">
            <text:p>LOC</text:p>
          </table:table-cell>
          <table:table-cell office:value-type="string" calcext:value-type="string">
            <text:p>N-zapatazo</text:p>
          </table:table-cell>
          <table:table-cell table:number-columns-repeated="5" office:value-type="float" office:value="0" calcext:value-type="float">
            <text:p>0</text:p>
          </table:table-cell>
          <table:table-cell office:value-type="string" calcext:value-type="string">
            <text:p>zapatazo</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Steven Gerrard no pudo despejar un balón y Bramble remató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rematar</text:p>
          </table:table-cell>
          <table:table-cell office:value-type="string" calcext:value-type="string">
            <text:p>Comp-Fuente</text:p>
          </table:table-cell>
          <table:table-cell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n la primera acción en la que intervino, robó un balón próximo al centro del campo y lanzó un zapatazo desde fuera del área que sorprendió a Howard (59').</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Los universitarios tuvieron una oportunidad de gol más a los 71, cuando Leandro sacó un tiro desde fuera del área, el cual fue desviado por Jonathan Orozc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sa sería la primera y única advertencia para los de La Comarca, quienes se vieron abajo en el marcador al minuto 29 tras un potente disparo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Pandev no pudo controlarlo pero el balón le llegó a Eto'o, quien desde fuera del área soltó un disparo pegado al poste.</text:p>
          </table:table-cell>
          <table:table-cell office:value-type="string" calcext:value-type="string">
            <text:p>CON</text:p>
          </table:table-cell>
          <table:table-cell office:value-type="string" calcext:value-type="string">
            <text:p>LOC</text:p>
          </table:table-cell>
          <table:table-cell office:value-type="string" calcext:value-type="string">
            <text:p>soltar</text:p>
          </table:table-cell>
          <table:table-cell office:value-type="string" calcext:value-type="string">
            <text:p>Comp-Fuente</text:p>
          </table:table-cell>
          <table:table-cell office:value-type="string" calcext:value-type="string">
            <text:p>separa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D'Alessandro marcó el tercer tanto para el equipo brasileño a principios de la segunda mitad con un buen zurdazo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N-zurdaz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l 'Pity' la prende desde fuera del área y la coloca en el ángulo.</text:p>
          </table:table-cell>
          <table:table-cell office:value-type="string" calcext:value-type="string">
            <text:p>CON</text:p>
          </table:table-cell>
          <table:table-cell office:value-type="string" calcext:value-type="string">
            <text:p>LOC</text:p>
          </table:table-cell>
          <table:table-cell office:value-type="string" calcext:value-type="string">
            <text:p>prender</text:p>
          </table:table-cell>
          <table:table-cell office:value-type="string" calcext:value-type="string">
            <text:p>NO-Golpear</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Sería hasta que Alberto Ramírez prendiera un balón con gran potencia desde fuera del área que el marcador comenzó a funcionar.</text:p>
          </table:table-cell>
          <table:table-cell office:value-type="string" calcext:value-type="string">
            <text:p>CON</text:p>
          </table:table-cell>
          <table:table-cell office:value-type="string" calcext:value-type="string">
            <text:p>LOC</text:p>
          </table:table-cell>
          <table:table-cell office:value-type="string" calcext:value-type="string">
            <text:p>prender</text:p>
          </table:table-cell>
          <table:table-cell office:value-type="string" calcext:value-type="string">
            <text:p>NO-Golpear</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Alberto Ramírez dispara desde fuera del área a servicio de Bareiro y la manda al fondo de las redes</text:p>
          </table:table-cell>
          <table:table-cell office:value-type="string" calcext:value-type="string">
            <text:p>CON</text:p>
          </table:table-cell>
          <table:table-cell office:value-type="string" calcext:value-type="string">
            <text:p>LOC</text:p>
          </table:table-cell>
          <table:table-cell office:value-type="string" calcext:value-type="string">
            <text:p>disparar</text:p>
          </table:table-cell>
          <table:table-cell office:value-type="string" calcext:value-type="string">
            <text:p>Comp-Fuente</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tuvieron tres llegadas claras de gol, la primera en un tiro de esquina que Jesús Molina cabeceó hacia un costado, la segunda fue otro cabezazo que Bernal pudo sacar y la tercera un disparo de Itamar Batista desde fuera del área que el veterano jugador sacó con grandes reflejos.</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arlos Esquivel marcó el primer tanto a los 15 minutos con un disparo desde fuera del área, </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l primer tanto de los Esmeraldas se presentó al minuto 40, un golazo que ejecutó Luis Alberto Orozco desde fuera del área, impactó la pelota con pierna izquierda y la incrustó en el ángulo superior izquierdo de la meta universitaria,</text:p>
          </table:table-cell>
          <table:table-cell office:value-type="string" calcext:value-type="string">
            <text:p>CON</text:p>
          </table:table-cell>
          <table:table-cell office:value-type="string" calcext:value-type="string">
            <text:p>LOC</text:p>
          </table:table-cell>
          <table:table-cell office:value-type="string" calcext:value-type="string">
            <text:p>ejecuta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Los siguientes tres goles fueron de Ángel Reyna -gran disparo desde fuera del área, Alonso Sandoval, quien sigue subiendo de nivel y Daniel Márquez,</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Paulo Machado sacó un disparo con la pierna derecha desde fuera del área, la pelota entró pegada al poste izquierdo del mexicano,</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irilo Saucedo, quien tuvo su primera intervención al 23', con un disparo de zurda desde fuera del área que el guardameta detuvo sin mayor esfuerzo.</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una volea impresionante con la pierna izquierda del escocés James Morrison, quien pateó desde fuera del área para vencer el lance de Kuszczak.</text:p>
          </table:table-cell>
          <table:table-cell office:value-type="string" calcext:value-type="string">
            <text:p>CON</text:p>
          </table:table-cell>
          <table:table-cell office:value-type="string" calcext:value-type="string">
            <text:p>LOC</text:p>
          </table:table-cell>
          <table:table-cell office:value-type="string" calcext:value-type="string">
            <text:p>patea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arreño le regresó la cortesía a su capitán al trazarle un pase que lo dejó mano a mano con el portero, Lucho lo eludió y desde fuera del área definió el 2-0.</text:p>
          </table:table-cell>
          <table:table-cell office:value-type="string" calcext:value-type="string">
            <text:p>CON</text:p>
          </table:table-cell>
          <table:table-cell office:value-type="string" calcext:value-type="string">
            <text:p>LOC</text:p>
          </table:table-cell>
          <table:table-cell office:value-type="string" calcext:value-type="string">
            <text:p>defini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sa acción surgió de un potente disparo que lanzó Christian Giménez desde fuera del área, mismo que desvió el Conejo y que pegó en el travesaño, de ahí que la pelota le quedara a modo al Chuletita Orozco.</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Gabriel Pereyra aprovechó para pasar a Walter Jiménez quien desde fuera del área conectó con la derecha, el balón pegó en el travesaño y se metió al minuto 45.</text:p>
          </table:table-cell>
          <table:table-cell office:value-type="string" calcext:value-type="string">
            <text:p>CON</text:p>
          </table:table-cell>
          <table:table-cell office:value-type="string" calcext:value-type="string">
            <text:p>LOC</text:p>
          </table:table-cell>
          <table:table-cell office:value-type="string" calcext:value-type="string">
            <text:p>conectar</text:p>
          </table:table-cell>
          <table:table-cell office:value-type="string" calcext:value-type="string">
            <text:p>NO-Golpear</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Un tiro desde fuera del área que sorprendió a Hugo Hernández, quien se encontraba adelantado, fue la recompensa al esfuerzo local.</text:p>
          </table:table-cell>
          <table:table-cell office:value-type="string" calcext:value-type="string">
            <text:p>CON</text:p>
          </table:table-cell>
          <table:table-cell office:value-type="string" calcext:value-type="string">
            <text:p>LOC</text:p>
          </table:table-cell>
          <table:table-cell office:value-type="string" calcext:value-type="string">
            <text:p>N-ti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uando Maidana recibió un pase filtrado de Paredes y desde fuera del área venció al portero Christian Martínez (2-1),</text:p>
          </table:table-cell>
          <table:table-cell office:value-type="string" calcext:value-type="string">
            <text:p>CON</text:p>
          </table:table-cell>
          <table:table-cell office:value-type="string" calcext:value-type="string">
            <text:p>LOC</text:p>
          </table:table-cell>
          <table:table-cell office:value-type="string" calcext:value-type="string">
            <text:p>vence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Desviaremos un riel allá adelante -dijo señalando en dirección de la vía y entre la oscuridad-, y es necesario que gente de ustedes se vaya un kilómetro hacia abajo de la cuesta, donde hay un montón de durmiente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Con unas pinzas, jale el cable hacia abajo del mecanismo del freno, de tal manera que la manija del freno esté totalmente en su lugar, como si los frenos no estuvieran apretados.</text:p>
          </table:table-cell>
          <table:table-cell office:value-type="string" calcext:value-type="string">
            <text:p>CON</text:p>
          </table:table-cell>
          <table:table-cell office:value-type="string" calcext:value-type="string">
            <text:p>LOC</text:p>
          </table:table-cell>
          <table:table-cell office:value-type="string" calcext:value-type="string">
            <text:p>jalar</text:p>
          </table:table-cell>
          <table:table-cell office:value-type="string" calcext:value-type="string">
            <text:p>SI-Maner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El Guachito aún alcanzó a vislumbrar cómo le cubrían la cabeza con un saco oscuro y lo empujaban hacia abajo del asiento.</text:p>
          </table:table-cell>
          <table:table-cell office:value-type="string" calcext:value-type="string">
            <text:p>CON</text:p>
          </table:table-cell>
          <table:table-cell office:value-type="string" calcext:value-type="string">
            <text:p>LOC</text:p>
          </table:table-cell>
          <table:table-cell office:value-type="string" calcext:value-type="string">
            <text:p>empuj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y estos valores fueron ensayados para dos escenarios, vientos con dirección hacia arriba de la ladera y con dirección hacia abajo de la ladera.</text:p>
          </table:table-cell>
          <table:table-cell office:value-type="string" calcext:value-type="string">
            <text:p>CON</text:p>
          </table:table-cell>
          <table:table-cell office:value-type="string" calcext:value-type="string">
            <text:p>LOC</text:p>
          </table:table-cell>
          <table:table-cell office:value-type="string" calcext:value-type="string">
            <text:p>N-dirección</text:p>
          </table:table-cell>
          <table:table-cell table:number-columns-repeated="6"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dentro de</text:p>
          </table:table-cell>
          <table:table-cell office:value-type="string" calcext:value-type="string">
            <text:p>Siento su mano moviendo mi pene hacia abajo y hacia adentro de ella.</text:p>
          </table:table-cell>
          <table:table-cell office:value-type="string" calcext:value-type="string">
            <text:p>CON</text:p>
          </table:table-cell>
          <table:table-cell office:value-type="string" calcext:value-type="string">
            <text:p>LOC</text:p>
          </table:table-cell>
          <table:table-cell office:value-type="string" calcext:value-type="string">
            <text:p>move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fuera de</text:p>
          </table:table-cell>
          <table:table-cell office:value-type="string" calcext:value-type="string">
            <text:p>Cuando la ventilación ocurre, el aire puede moverse hacia adentro y hacia afuera de cada espiráculo, pero generalmente entra a través de los espiráculos anteriores y sale por los posteriores.</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fuera de</text:p>
          </table:table-cell>
          <table:table-cell office:value-type="string" calcext:value-type="string">
            <text:p>Caminamos hacia afuera de México, adonde termina en un lago, que en otros lados termina en tierra firme, hasta que llegamos a donde ellos querían.</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Al chocar dos masas de aire de diferente temperatura, la caliente, por ser de menor densidad, se desplaza hacia arriba de la masa fría; esta es una inversión frontal</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y estos valores fueron ensayados para dos escenarios, vientos con dirección hacia arriba de la ladera y con dirección hacia abajo de la ladera.</text:p>
          </table:table-cell>
          <table:table-cell office:value-type="string" calcext:value-type="string">
            <text:p>CON</text:p>
          </table:table-cell>
          <table:table-cell office:value-type="string" calcext:value-type="string">
            <text:p>LOC</text:p>
          </table:table-cell>
          <table:table-cell office:value-type="string" calcext:value-type="string">
            <text:p>N-dirección</text:p>
          </table:table-cell>
          <table:table-cell table:number-columns-repeated="6"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el moco del tracto respiratorio continuamente es impelido hacia arriba de los pulmones por la actividad ciliar bronquial y es deglutido cuando se deposita en la hipofaringe,</text:p>
          </table:table-cell>
          <table:table-cell office:value-type="string" calcext:value-type="string">
            <text:p>CON</text:p>
          </table:table-cell>
          <table:table-cell office:value-type="string" calcext:value-type="string">
            <text:p>LOC</text:p>
          </table:table-cell>
          <table:table-cell office:value-type="string" calcext:value-type="string">
            <text:p>impele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Después, cuando Hipólita se quedó en silencio, esperando la respuesta, ella balbuceó y juntó los brazos al frente, luego los dirigió hacia arriba de su cabeza e hizo estos movimientos varias veces, como si fueran un mensaje.</text:p>
          </table:table-cell>
          <table:table-cell office:value-type="string" calcext:value-type="string">
            <text:p>CON</text:p>
          </table:table-cell>
          <table:table-cell office:value-type="string" calcext:value-type="string">
            <text:p>LOC</text:p>
          </table:table-cell>
          <table:table-cell office:value-type="string" calcext:value-type="string">
            <text:p>dirigi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Raposo se sube en el burro y con las dos manos tira hacia atrás de las quijadas.</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Se detiene por un instante y sin quitarles la vista a sus padres, se desplaza, hacia atrás del sofá, colocándose justo al centro.</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Ella echó el cuerpo hacia atrás de manera instintiva. Arqueó las cejas mientras intentaba reconocer al hombre.</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El marginatus -estrecha seis extremidades alrededor de su cuerpo y se mueve hacia atrás del par de extremidades ventrales, empujado a medida que cada 'pata' alterna el contacto con el piso-, explicó el estudi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Azucena actúa de inmediato; abre la caja y echa el polvo hacia atrás de la carreta. Lo ve volar con el vient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Los niños toman sus dagas y corren hacia atrás de cada uno de los hombre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El Actor/Facundo camina hacia atrás de pantalla central, justo en ese momento la imagen realiza un paneo donde vemos al Actor/Facundo, que va caminando por el cementeri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El Tigre enloqueció a los jarochos con su impresionante mortal hacia atrás desde lo alto de una torre planchando al Alebrije.</text:p>
          </table:table-cell>
          <table:table-cell office:value-type="string" calcext:value-type="string">
            <text:p>CON</text:p>
          </table:table-cell>
          <table:table-cell office:value-type="string" calcext:value-type="string">
            <text:p>LOC</text:p>
          </table:table-cell>
          <table:table-cell office:value-type="string" calcext:value-type="string">
            <text:p>N-mortal</text:p>
          </table:table-cell>
          <table:table-cell table:number-columns-repeated="6"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Sopla en sentido contrario el viento y empuja nuestro cabello hacia atrás de nuestras cabezas hacia el espacio.</text:p>
          </table:table-cell>
          <table:table-cell office:value-type="string" calcext:value-type="string">
            <text:p>CON</text:p>
          </table:table-cell>
          <table:table-cell office:value-type="string" calcext:value-type="string">
            <text:p>LOC</text:p>
          </table:table-cell>
          <table:table-cell office:value-type="string" calcext:value-type="string">
            <text:p>empuj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fuera de</text:p>
          </table:table-cell>
          <table:table-cell office:value-type="string" calcext:value-type="string">
            <text:p>La conciencia se le apagó al ver la figura de una mujer que en ese momento salió corriendo hacia fuera de la cason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fuera de</text:p>
          </table:table-cell>
          <table:table-cell office:value-type="string" calcext:value-type="string">
            <text:p>Generoso ha empezado a salir lentamente hacia fuera del pati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fuera de</text:p>
          </table:table-cell>
          <table:table-cell office:value-type="string" calcext:value-type="string">
            <text:p>se han descrito otros modos de acción probables que incluyen la exclusión de protones hacia fuera de la célula y su intercambio con cationes unidos al fósforo o la producción de ácidos inorgánicos como el ácido sulfhídrico,</text:p>
          </table:table-cell>
          <table:table-cell office:value-type="string" calcext:value-type="string">
            <text:p>CON</text:p>
          </table:table-cell>
          <table:table-cell office:value-type="string" calcext:value-type="string">
            <text:p>LOC</text:p>
          </table:table-cell>
          <table:table-cell office:value-type="string" calcext:value-type="string">
            <text:p>N-excluisión</text:p>
          </table:table-cell>
          <table:table-cell table:number-columns-repeated="6" office:value-type="float" office:value="0" calcext:value-type="float">
            <text:p>0</text:p>
          </table:table-cell>
          <table:table-cell office:value-type="string" calcext:value-type="string">
            <text:p>hacia</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sta arriba de</text:p>
          </table:table-cell>
          <table:table-cell office:value-type="string" calcext:value-type="string">
            <text:p>Me salía corriendo y me subía hasta arriba de la barda a comer.</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hast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me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sta arriba de</text:p>
          </table:table-cell>
          <table:table-cell office:value-type="string" calcext:value-type="string">
            <text:p>Si fue tan complicado llevar al pobre diablo aquél hasta arriba del Ángel de la Independencia, bien valió la pena.</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st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me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sta cerca de</text:p>
          </table:table-cell>
          <table:table-cell office:value-type="string" calcext:value-type="string">
            <text:p>A veces, a pesar de las precauciones, no se puede evitar que alguno de nosotros se vaya de filo con la bola -dizque para protegerla del contrario- hasta cerca de las bardas de nuestros jardines, chute con fuerza y la pelota entre como bólido al jardín a aplastar los geranios o, lo peor, a hacer añicos el vidrio de una ventana.</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sta</text:p>
          </table:table-cell>
          <table:table-cell office:value-type="string" calcext:value-type="string">
            <text:p>cerc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meta</text:p>
          </table:table-cell>
          <table:table-cell office:value-type="string" calcext:value-type="string">
            <text:p>cerc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sta cerca de</text:p>
          </table:table-cell>
          <table:table-cell office:value-type="string" calcext:value-type="string">
            <text:p>Alejandra temió al verme y cuando se acercó, me hizo señas para que la siguiera hasta cerca de los baños, para darme la excusa más rara que he oído</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sta</text:p>
          </table:table-cell>
          <table:table-cell office:value-type="string" calcext:value-type="string">
            <text:p>cerc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meta</text:p>
          </table:table-cell>
          <table:table-cell office:value-type="string" calcext:value-type="string">
            <text:p>cerc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ara abajo de</text:p>
          </table:table-cell>
          <table:table-cell office:value-type="string" calcext:value-type="string">
            <text:p>la camioneta comienza a dar vueltas, como las tazas giratorias de una feria, y se va para abajo de camin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ara atrás de</text:p>
          </table:table-cell>
          <table:table-cell office:value-type="string" calcext:value-type="string">
            <text:p>Un día de arena fue suficiente para convencerlos de la inutilidad de la persecución de los cangrejos -van para atrás de todos modos- e impulsarlos a organizar paseos en coche,</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No sabía cómo acariciarla para calentarla mejor, no sabía por dónde empezar: si ponía las dos manos sobre aquellos hombros desnudos o las metía por abajo de la fald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3" calcext:value-type="float">
            <text:p>198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Rodee el tubo con la cinta por abajo de la palanca y vuelva a atornillar.</text:p>
          </table:table-cell>
          <table:table-cell office:value-type="string" calcext:value-type="string">
            <text:p>CON</text:p>
          </table:table-cell>
          <table:table-cell office:value-type="string" calcext:value-type="string">
            <text:p>LOC</text:p>
          </table:table-cell>
          <table:table-cell office:value-type="string" calcext:value-type="string">
            <text:p>rodear</text:p>
          </table:table-cell>
          <table:table-cell office:value-type="string" calcext:value-type="string">
            <text:p>SI-Alrededor</text:p>
          </table:table-cell>
          <table:table-cell office:value-type="string" calcext:value-type="string">
            <text:p>alrededo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Que se te sale la barbilla así, hacia afuera, como si fueras a almacenar agua de lluvia o a comulgar con cuatrocientas hostias. Así –sacó la barbilla unos centímetros por abajo de la línea de sus dientes blancos, levemente manchados de nicotina, pero parejos y sólidos, como un teclado de pian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Muñoz Ledo recuerda que el presidente Zedillo manifestó ante él y ante Andrés Manuel López Obrador su intención -de no dar ya dinero por abajo de la mesa-.</text:p>
          </table:table-cell>
          <table:table-cell office:value-type="string" calcext:value-type="string">
            <text:p>CON</text:p>
          </table:table-cell>
          <table:table-cell office:value-type="string" calcext:value-type="string">
            <text:p>LOC</text:p>
          </table:table-cell>
          <table:table-cell office:value-type="string" calcext:value-type="string">
            <text:p>dar</text:p>
          </table:table-cell>
          <table:table-cell office:value-type="string" calcext:value-type="string">
            <text:p>Comp-Fuente-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no contesté nunca el teléfono, ni las notitas que dejabas por abajo de mi puerta, ni te abrí cuando me gritabas desde el pasillo de mi departamento</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O si no, te metes por abajo del carro para ver el chasis y observar el montón de cosas que lo hacen funcionar.</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El actor Mauricio Isaac no se considera supersticioso, sin embargo, bromista confiesa que no pasa por abajo de una escale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Mi papá le da la mano a mi hermana y yo paso mi brazo por abajo del antebrazo de é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dentro de</text:p>
          </table:table-cell>
          <table:table-cell office:value-type="string" calcext:value-type="string">
            <text:p>Las lunas menores se trasladan por adentro de la órbita de Miranda.</text:p>
          </table:table-cell>
          <table:table-cell office:value-type="string" calcext:value-type="string">
            <text:p>CON</text:p>
          </table:table-cell>
          <table:table-cell office:value-type="string" calcext:value-type="string">
            <text:p>LOC</text:p>
          </table:table-cell>
          <table:table-cell office:value-type="string" calcext:value-type="string">
            <text:p>trasladarse</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fuera de</text:p>
          </table:table-cell>
          <table:table-cell office:value-type="string" calcext:value-type="string">
            <text:p>Por afuera del perímetro de la construcción, frente a cada hilo, con una separación de metro y medio, entre sí, se encajan un poste ligeramente al lado derecho y otro ligeramente al lado izquierdo.</text:p>
          </table:table-cell>
          <table:table-cell office:value-type="string" calcext:value-type="string">
            <text:p>CON</text:p>
          </table:table-cell>
          <table:table-cell office:value-type="string" calcext:value-type="string">
            <text:p>LOC</text:p>
          </table:table-cell>
          <table:table-cell office:value-type="string" calcext:value-type="string">
            <text:p>encajar</text:p>
          </table:table-cell>
          <table:table-cell office:value-type="string" calcext:value-type="string">
            <text:p>SI-Meta</text:p>
          </table:table-cell>
          <table:table-cell office:value-type="string" calcext:value-type="string">
            <text:p>atravesa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fuera de</text:p>
          </table:table-cell>
          <table:table-cell office:value-type="string" calcext:value-type="string">
            <text:p>el balón hizo una gran comba por afuera de la barrera de Francia y se metió pegado al poste,</text:p>
          </table:table-cell>
          <table:table-cell office:value-type="string" calcext:value-type="string">
            <text:p>CON</text:p>
          </table:table-cell>
          <table:table-cell office:value-type="string" calcext:value-type="string">
            <text:p>LOC</text:p>
          </table:table-cell>
          <table:table-cell office:value-type="string" calcext:value-type="string">
            <text:p>hacer N</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Realizar la acción de bombeo con la perilla, e insuflar rápidamente el brazalete hasta que el mercurio se eleve 20 o 30 mm Hg por arriba del nivel en que la pulsación de la arteria ya no se escuche.</text:p>
          </table:table-cell>
          <table:table-cell office:value-type="string" calcext:value-type="string">
            <text:p>FIG</text:p>
          </table:table-cell>
          <table:table-cell office:value-type="string" calcext:value-type="string">
            <text:p>NO-LOC</text:p>
          </table:table-cell>
          <table:table-cell office:value-type="string" calcext:value-type="string">
            <text:p>elev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México tuvo su última oportunidad en tiempo de compensación, cuando José Manuel Abundis bajó con el pecho un centro de Germán Villa en el área chica, pero disparó por arriba del marco sudcoreano.</text:p>
          </table:table-cell>
          <table:table-cell office:value-type="string" calcext:value-type="string">
            <text:p>CON</text:p>
          </table:table-cell>
          <table:table-cell office:value-type="string" calcext:value-type="string">
            <text:p>LOC</text:p>
          </table:table-cell>
          <table:table-cell office:value-type="string" calcext:value-type="string">
            <text:p>disparar</text:p>
          </table:table-cell>
          <table:table-cell office:value-type="string" calcext:value-type="string">
            <text:p>Comp-Fuente</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Lanza la soga que gira con fuerza, reluce violenta. Kid eleva la trayectoria por arriba de su cabeza, la hace girar luego al ras del piso, él entra y sale del círculo. La música del mariachi que interpreta el son de -La negra- va invadiendo todos los rincones.</text:p>
          </table:table-cell>
          <table:table-cell office:value-type="string" calcext:value-type="string">
            <text:p>CON</text:p>
          </table:table-cell>
          <table:table-cell office:value-type="string" calcext:value-type="string">
            <text:p>LOC</text:p>
          </table:table-cell>
          <table:table-cell office:value-type="string" calcext:value-type="string">
            <text:p>elev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Lanzaron la soga por arriba del sauce; el otro extremo lo ajustaron al cuello del indio.</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Cuando iba con mi burro encumbrando la sierra, vi una bandada de auras que volaban por arriba del cerro de El Tecolote y alueguito se me vino a la mente en mal pensamiento,</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Cuando terminé recogió las últimas gotas en su dedo índice y se lo llevó a la punta de la lengua, luego alzó la mano por arriba de su cabeza e hizo lo mismo con las que le escurrían lentamente por los demás dedos.</text:p>
          </table:table-cell>
          <table:table-cell office:value-type="string" calcext:value-type="string">
            <text:p>CON</text:p>
          </table:table-cell>
          <table:table-cell office:value-type="string" calcext:value-type="string">
            <text:p>LOC</text:p>
          </table:table-cell>
          <table:table-cell office:value-type="string" calcext:value-type="string">
            <text:p>alz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hubiera tenido qui aventar -la horca- así, pa un lado y el balde di agua por el otro... pa luego venirme hecho la jodida así por arriba del filito del bebedero con peligro di un resbalón,</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Tomó la cámara que colgaba de su cuello, sacó su trailla por arriba de la cabeza, apuntó, y tomó una foto más de la escena. Se volvió a poner la correa al cuello y dejó la cámara pender a su pech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La línea de atrás avanza pasando su silla por arriba de las cabezas. La maquinaria comienza su avance.</text:p>
          </table:table-cell>
          <table:table-cell office:value-type="string" calcext:value-type="string">
            <text:p>CON</text:p>
          </table:table-cell>
          <table:table-cell office:value-type="string" calcext:value-type="string">
            <text:p>LOC</text:p>
          </table:table-cell>
          <table:table-cell office:value-type="string" calcext:value-type="string">
            <text:p>avanzar pasando</text:p>
          </table:table-cell>
          <table:table-cell office:value-type="string" calcext:value-type="string">
            <text:p>SI-Ruta-Dirección</text:p>
          </table:table-cell>
          <table:table-cell office:value-type="string" calcext:value-type="string">
            <text:p>desplazamien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David Fuster tuvo la oportunidad de igualar justo antes de la media hora, pero su cabezazo se fue por arriba del travesaño.</text:p>
          </table:table-cell>
          <table:table-cell office:value-type="string" calcext:value-type="string">
            <text:p>CON</text:p>
          </table:table-cell>
          <table:table-cell office:value-type="string" calcext:value-type="string">
            <text:p>LOC</text:p>
          </table:table-cell>
          <table:table-cell office:value-type="string" calcext:value-type="string">
            <text:p>N-cabezaz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Santos aguantó pese que al 89' Hugo Droguett quedó solo ante Oswaldo, quien achicó y obligó al tiro por arriba del chileno.</text:p>
          </table:table-cell>
          <table:table-cell office:value-type="string" calcext:value-type="string">
            <text:p>CON</text:p>
          </table:table-cell>
          <table:table-cell office:value-type="string" calcext:value-type="string">
            <text:p>LOC</text:p>
          </table:table-cell>
          <table:table-cell office:value-type="string" calcext:value-type="string">
            <text:p>N-tir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para poder tener el tracking del momento en que la mir pase por arriba de Méxic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De hecho hoy pasó prácticamente por arriba de la ciudad de México.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Pase una puntada corta por atrás de la tela, sujetando la hebra debajo de la aguja cuando ésta salga, para que forme el laz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Viene una columna de militares por atrás de aquella loma. Son como 50 y van ganando rumbo a Arandas.</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Un segundo bulto apareció por atrás de la roca. A Rodrigo le pareció que era el rostro de otro de los atacantes. Volvió a disparar y el bulto cayó hacia atrá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Para mí que deberíais irte por atrás del pueblo, hasta San Marcos, aunque déis un rode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Entonces vamos, los traemos, los metemos por atrás del hospital para que no los vean los militares, les damos la consulta y los volvemos a llevar hasta dos kilómetros antes de La Realidad.</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mi primo lo persiguió por atrás de su casa y nada, dicen que lo torturaron para sacarle la verdad sobre un cargamento de chiva y míralo: hasta está engordando, el cabrón,</text:p>
          </table:table-cell>
          <table:table-cell office:value-type="string" calcext:value-type="string">
            <text:p>CON</text:p>
          </table:table-cell>
          <table:table-cell office:value-type="string" calcext:value-type="string">
            <text:p>LOC</text:p>
          </table:table-cell>
          <table:table-cell office:value-type="string" calcext:value-type="string">
            <text:p>perseguir</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En ese momento, el pez trompeta aparece por atrás del cuerpo del perico y se come a los incautos pececito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El hombre salió por el frente del restorán y yo salí por atrás del hotel, para seguirl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Juan Fernández y yo hicimos tiempo para que oscureciera y por atrás de la casa, sin hacer ruido, nos brincamos la barda.</text:p>
          </table:table-cell>
          <table:table-cell office:value-type="string" calcext:value-type="string">
            <text:p>CON</text:p>
          </table:table-cell>
          <table:table-cell office:value-type="string" calcext:value-type="string">
            <text:p>LOC</text:p>
          </table:table-cell>
          <table:table-cell office:value-type="string" calcext:value-type="string">
            <text:p>brinc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Se entra por atrás del edificio. Espero por ti que para entonces ya tengamos alguna noticia de Marisol.</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Que entre por atrás de la casa. Lo recibiré en la biblioteca. Voy a hablar con José Enrique para que disponga todo.</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Uno como peleador no tiene ojos en la espalda y el réferi cometió el error de entrar por atrás de Omar, tu instinto es tirar golpes.</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e va corriendo junto a la pared, olfatea mi maleta y sale precipitado el ratón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uando Lucero se detuvo para abrirla, di un paso, metí los brazos por debajo de los suyos, puse las manos sobre su vientre y la apreté contra mí.</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in cambiar de posición, sin volverse y mirarme, dejó que yo metiera las manos por debajo de la playera, que le acariciara los pechos, que la oprimiera contra mi cuerpo para hacerle sentir la erección.</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tí las manos por debajo de la pantaleta y toqué el pelo del pubis, puse la otra mano en el elástico de la pantaleta y empujé para sacarl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nvencida de que estaríamos dormidos, ni siquiera se atrevió a llamar, echó el papel por debajo de la puerta, se quedó entre las macetas, y yo salí de la casa en la mañana sin verl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quí les traje unos recortes de periódico. No digan revistas pornográficas, ¡de-pe-rió-di-co! De esa basura que hoy por hoy los supuestos escritores nos están metiendo por debajo de la puerta a nuestras casas.</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s trenzas las sujetan en la espalda uniéndolas por medio de la cinta, que está decorada con dos borlas, y las pasan por debajo de la faja de la cintura, por la que sobresalen las dos borlas roj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ríos y las fuentes que en todo el mundo corren sobre la tierra, en ésta van y corren todos por sus meatos secretos por debajo de ella.</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apa cuyas extremidades se ataban unas veces sobre un hombro y la abertura hacia un lado; otras se ataba al frente dejando la abertura por delante como una capa, y otra, para mayor libertad de movimientos, se pasaba por debajo de un brazo y se ataba sobre el hombro contrari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tejido de sarga que se conoce por sus líneas diagonales y consiste en pasar la trama por encima y después por debajo de dos o más elementos de la urdimbre, lo cual produce con la diversidad de los colores y el grueso de los elementos una rica variedad de efect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el tilmatli de algodón que los indígenas anteriores a la Conquista usaban para envolver su cuerpo pasándolo por debajo de un brazo y atándolo en el hombro opuesto, parece surgir el sarape en Méxic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Tomar el guante derecho introduciendo los dedos de la mano izquierda ya enguantada por debajo del doblez del puño y calzarse la mano derecha</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primera persona desliza un brazo por debajo de los hombros del paciente y el otro, por debajo de la espalda.</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troducir los extremos sobrantes de las tres piezas colocadas por debajo del colchón.</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troducir el extremo de la sábana por debajo de la parte superior del colchón y levantar la parte lateral de ésta, previa formación de un ángulo de 45°.</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troducir sobrante lateral de la sábana por debajo del colchón.</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Bajar la parte levantada de la sábana e introducirla por debajo del colchón.</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troducir extremos sobrantes de la ropa por debajo del colchón en ambos lados.</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levar el borde superior de la colcha por debajo del cobertor y hacer la -cortesía- con el extremo superior de la sábana.</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car una toalla sobre el tórax del paciente e introducir el cojín de Kelly por debajo de los hombros.</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car la toalla por debajo de las extremidades inferiores para asearlas iniciando por la distal,</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car un lavamanos con agua por debajo de las extremidades inferiores e introducir los pies del paciente para su aseo sosteniendo el pie del talón</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oblar colcha y cobertor hacia la piecera, retirar la almohada y colocar al paciente en posición de Sims, poniendo un protector por debajo de la región glútea.</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ángulo de 10 a 15 grados sobre la superficie de la piel, permite la inserción de la aguja en el espacio comprendido por debajo de la piel.</text:p>
          </table:table-cell>
          <table:table-cell office:value-type="string" calcext:value-type="string">
            <text:p>CON</text:p>
          </table:table-cell>
          <table:table-cell office:value-type="string" calcext:value-type="string">
            <text:p>LOC</text:p>
          </table:table-cell>
          <table:table-cell office:value-type="string" calcext:value-type="string">
            <text:p>N-espaci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ellar adecuadamente la tienda introduciendo los extremos libres laterales por debajo del colchón, sin impedir los movimientos del paciente.</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car el guante con el dedo pulgar apuntando al cirujano, introduciendo los dedos de ambas manos, excepto los pulgares, por debajo del pliegue superior del puño</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 su vez, el cirujano, colocará los dedos índices y medio por debajo del pliegue del guante, para ayudar a abrirlo más</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los tres, caminando por debajo de la sombra de los árboles, y sus amigos riendo en una reunión con tragos y asado y el ruido alegre de las guitarras o de las arpas sonora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e fueron caminando más lentamente por debajo de los árboles y sin decirlo estuvieron de acuerdo en viajar juntos al mismo sitio no programad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or razones inexplicables, el puente de Jamaica (hoy desaparecido), era tan bajo que los tripulantes de las canoas tenían casi que acostarse para pasar por debajo de é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s cuando, afirmándose en las piernas, dispara los puños por debajo de los brazos de su aprehensor, los recoge y los torna a lanzar como émbolos.</text:p>
          </table:table-cell>
          <table:table-cell office:value-type="string" calcext:value-type="string">
            <text:p>CON</text:p>
          </table:table-cell>
          <table:table-cell office:value-type="string" calcext:value-type="string">
            <text:p>LOC</text:p>
          </table:table-cell>
          <table:table-cell office:value-type="string" calcext:value-type="string">
            <text:p>disparar</text:p>
          </table:table-cell>
          <table:table-cell office:value-type="string" calcext:value-type="string">
            <text:p>Comp-Fuente</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primeros que la han recibido [agua potable] no quieren usarla. No la usan de hecho. Dicen que no saben de dónde viene. Que algo tendrá mal donde tienen que pasarla por debajo de la tierra donde nadie la v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n veloz ademán introdujo la mano por debajo de su camisa y extrajo, sin un solo rasguño, el dibujo de Uriel.</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hora enrede el hilo alrededor del tallo de hilo que quedó debajo del botón. Remate el hilo por debajo de la prenda y córtelo.</text:p>
          </table:table-cell>
          <table:table-cell office:value-type="string" calcext:value-type="string">
            <text:p>CON</text:p>
          </table:table-cell>
          <table:table-cell office:value-type="string" calcext:value-type="string">
            <text:p>LOC</text:p>
          </table:table-cell>
          <table:table-cell office:value-type="string" calcext:value-type="string">
            <text:p>rematar</text:p>
          </table:table-cell>
          <table:table-cell office:value-type="string" calcext:value-type="string">
            <text:p>Comp-Fuente</text:p>
          </table:table-cell>
          <table:table-cell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uando alguien por equivocación avienta por debajo de la puerta un periódico del día (supongo) el signo inequívoco es que ella se encierra en el baño y no sale sino meses después.</text:p>
          </table:table-cell>
          <table:table-cell office:value-type="string" calcext:value-type="string">
            <text:p>CON</text:p>
          </table:table-cell>
          <table:table-cell office:value-type="string" calcext:value-type="string">
            <text:p>LOC</text:p>
          </table:table-cell>
          <table:table-cell office:value-type="string" calcext:value-type="string">
            <text:p>avent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la, lista y atenta a lo que estaba sucediendo, se escabulló pasando por debajo de los brazos que inútilmente trataban de sujetarla.</text:p>
          </table:table-cell>
          <table:table-cell office:value-type="string" calcext:value-type="string">
            <text:p>CON</text:p>
          </table:table-cell>
          <table:table-cell office:value-type="string" calcext:value-type="string">
            <text:p>LOC</text:p>
          </table:table-cell>
          <table:table-cell office:value-type="string" calcext:value-type="string">
            <text:p>escabullirse pasando</text:p>
          </table:table-cell>
          <table:table-cell office:value-type="string" calcext:value-type="string">
            <text:p>SI-Fuente-Ruta</text:p>
          </table:table-cell>
          <table:table-cell office:value-type="string" calcext:value-type="string">
            <text:p>cerca-lejos</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madeo había apurado el ajenjo de un trago. Se pasó el índice por la comisura derecha al notar que una gota de la bebida no había acertado el objetivo; metió la mano por debajo de la mesa, sacó su carpeta de bosquejos, un lápiz de carboncillo y dibujó con frenesí.</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a vez terminada la labor salí con intenciones de deslizar la hoja por debajo de la puerta del cuarto de papá. </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Si arrojaba la hoja por debajo de la puerta le daría elementos para condenarme y de ninguna manera lo haría cambiar.</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comodados por las apreturas, inapetentes en un inicio, incluso con fiebres intermitentes, sujetos con unos correajes que les pasaban por debajo del vientr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studió la trayectoria de Marte a veces por encima y otras por debajo del Sol;</text:p>
          </table:table-cell>
          <table:table-cell office:value-type="string" calcext:value-type="string">
            <text:p>CON</text:p>
          </table:table-cell>
          <table:table-cell office:value-type="string" calcext:value-type="string">
            <text:p>LOC</text:p>
          </table:table-cell>
          <table:table-cell office:value-type="string" calcext:value-type="string">
            <text:p>N-trayectoria</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brazos se mueven a través del aire de la noche que habita en el salón, así permite que esta brisa se meta por debajo de sus axilas, roce sus piernas</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te las manos por debajo del mueble: saca dos billetes y los deja quietos enfrente de mí.</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istribuyó esta madrugada volantes por debajo de las puertas de casas, e hicieron pintas en éstas con leyendas en paredes,</text:p>
          </table:table-cell>
          <table:table-cell office:value-type="string" calcext:value-type="string">
            <text:p>CON</text:p>
          </table:table-cell>
          <table:table-cell office:value-type="string" calcext:value-type="string">
            <text:p>LOC</text:p>
          </table:table-cell>
          <table:table-cell office:value-type="string" calcext:value-type="string">
            <text:p>distribui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uando el frente frío alcanza al frente caliente, se mete por debajo de éste y del aire menos frío que va adelante.</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se producen eclipses de Luna todos los meses porque la sombra de la Tierra a veces pasa por arriba y otras por debajo de la Lu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plano de la órbita de la Luna no coincide con el de la Tierra, es decir la Luna pasa ligeramente por encima o por debajo de la línea que une a la Tierra con el So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También se puede deslizar una placa por debajo de otra. Esto sucede en México en la costa del Pacífico. </text:p>
          </table:table-cell>
          <table:table-cell office:value-type="string" calcext:value-type="string">
            <text:p>CON</text:p>
          </table:table-cell>
          <table:table-cell office:value-type="string" calcext:value-type="string">
            <text:p>LOC</text:p>
          </table:table-cell>
          <table:table-cell office:value-type="string" calcext:value-type="string">
            <text:p>deslizarse</text:p>
          </table:table-cell>
          <table:table-cell office:value-type="string" calcext:value-type="string">
            <text:p>SI-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llamada Placa de Cocos se está hundiendo por debajo del país.</text:p>
          </table:table-cell>
          <table:table-cell office:value-type="string" calcext:value-type="string">
            <text:p>CON</text:p>
          </table:table-cell>
          <table:table-cell office:value-type="string" calcext:value-type="string">
            <text:p>LOC</text:p>
          </table:table-cell>
          <table:table-cell office:value-type="string" calcext:value-type="string">
            <text:p>hundirse</text:p>
          </table:table-cell>
          <table:table-cell office:value-type="string" calcext:value-type="string">
            <text:p>SI-Meta</text:p>
          </table:table-cell>
          <table:table-cell office:value-type="string" calcext:value-type="string">
            <text:p>arriba-abaj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 espaldas, se quita los calzones por debajo de la falda, lo que impide que se le vea nada.</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e mete la mano por debajo de los calzones, con fuerza, hasta que la saca ensangrentad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Quiere usté que le bese a mi padrino el pie como a su Santidad el Papa? -finalizó con ironía, recibiendo en pago de su desplante un pellizquito retorcido por debajo de su capelina.</text:p>
          </table:table-cell>
          <table:table-cell office:value-type="string" calcext:value-type="string">
            <text:p>CON</text:p>
          </table:table-cell>
          <table:table-cell office:value-type="string" calcext:value-type="string">
            <text:p>LOC</text:p>
          </table:table-cell>
          <table:table-cell office:value-type="string" calcext:value-type="string">
            <text:p>recibir</text:p>
          </table:table-cell>
          <table:table-cell office:value-type="string" calcext:value-type="string">
            <text:p>Comp-Fuente-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terrada abrió los ojos, aunque hubiera preferido no abrirlos; al hacerlo vio salir una viscosidad oscura por debajo de la puerta que la separaba de su hij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es Luis Valdés –aseguró la segunda escondiendo la cabeza por debajo de su almohada.</text:p>
          </table:table-cell>
          <table:table-cell office:value-type="string" calcext:value-type="string">
            <text:p>CON</text:p>
          </table:table-cell>
          <table:table-cell office:value-type="string" calcext:value-type="string">
            <text:p>LOC</text:p>
          </table:table-cell>
          <table:table-cell office:value-type="string" calcext:value-type="string">
            <text:p>esconde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ron por debajo del acueducto, viraron a la derecha y salieron fuera de esce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uando arrojó sus pantalones al suelo, se quedó mirando un sobre blanco que permanecía en el umbral. Alguien debió echarlo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inguna de estas especies se distribuyen por debajo de la cota de 2000 m, mientras que con los datos disponibles hasta el momento, P. amuzga apenas alcanza elevaciones de 1740 m.</text:p>
          </table:table-cell>
          <table:table-cell office:value-type="string" calcext:value-type="string">
            <text:p>CON</text:p>
          </table:table-cell>
          <table:table-cell office:value-type="string" calcext:value-type="string">
            <text:p>LOC</text:p>
          </table:table-cell>
          <table:table-cell office:value-type="string" calcext:value-type="string">
            <text:p>distribuirse</text:p>
          </table:table-cell>
          <table:table-cell office:value-type="string" calcext:value-type="string">
            <text:p>Comp-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0" calcext:value-type="float">
            <text:p>200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n el lado norteamericano se ha erigido un Muro de Nopal antimigratorio, por arriba y por debajo del cual pasan diariamente miles de indocumentados rumbo a la dorada Californi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 veinte kilómetros por hora, pasan por debajo del arco de madera del EJIDO LA FL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agua sube a las aceras, entra a las casas por debajo de las puertas, empaña los vidrios de las ventanas y le llega a la gente hasta la cintura.</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Te deseo, te detesto, te amo -Juan vierte las palabras en su oreja caliente, mientras mete la mano por debajo de su blusa blanca y sus dedos caminan hasta encontrar el ombligo.</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 pronto alguien mete por debajo de la puerta un periódico. Por un rato el diario se queda allí, hasta que Juana repara en una notici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mos por debajo de una roca o de una montaña -observa Tásai.</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 punto de mi desesperación, por debajo de la puerta me dejó una fotografía, sin explicaciones, sin nombre, pero era ella. Hermosa, verdaderamente hermosa. La llamé de inmediato. El número que yo marqué está fuera de servicio, me recetó una voz</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quién sabe y, como a mí me ocurren las cosas, alguien, por equivocación o por inspiración divina, deslizara por debajo de mi puerta un manual para televisiones con desajustes de salud,</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por eso minutos antes de tus puntuales llegadas, te dejo un hilito por debajo de la puerta que tú sabes que jalándolo arrastra un sobre con el dinero del abono,</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tí rápidamente la mano por debajo de la almohad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urora: Lo echas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ame tu mano (Lo obliga a poner la mano por debajo de la tela.) ¿Qué es esto?</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abía que se trataba de un hombre culto, de gustos refinados, porque había escuchado en más de una ocasión la música que se colaba por debajo de la puerta de su oficina</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oderoso se sostiene en una mano y pasa la otra por debajo de la cadera de ella, la atenaza del culo, la alza y penetra mej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hombre a sus espaldas cortó cartucho cuando Felipe introdujo la mano por debajo del sarape, buscando sus cigarros.</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ron por el Túnel del Amor, por debajo de las aguas de la bahía cuya construcción sorprendió a David por la avanzada tecnología para la época en que se ejecutó la obra. Landi tarareó el cha cha cha alusivo a ese luga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oí muchas veces hablar de su enamoramiento primero, del modo en que mi abuelo se había puesto los guantes al despedirse una tarde, de cómo recorrieron en motocicleta el norte y cómo pasaron por debajo de las cataratas del Niága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así hasta llegar a la Basílica de los Desamparados, hasta acogerse por unos segundos a su nombre, pasar por debajo del arco que la une con la catedral y plantarse entre las dos pequeñas plazoletas que apenas vuelven a poblarse tras la interminable tormenta matuti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quitaba la vista de la línea punteada de la carretera que daba la impresión de irse metiendo una a una por debajo de las llantas.</text:p>
          </table:table-cell>
          <table:table-cell office:value-type="string" calcext:value-type="string">
            <text:p>CON</text:p>
          </table:table-cell>
          <table:table-cell office:value-type="string" calcext:value-type="string">
            <text:p>LOC</text:p>
          </table:table-cell>
          <table:table-cell office:value-type="string" calcext:value-type="string">
            <text:p>irse metiendo</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sus aretes... de una varita horizontal de latón pendían soles, estrellas, y una media luna; tales cuerpos celestes daban la feliz impresión de querer despeñarse por sus hombros, por debajo de su blusa.</text:p>
          </table:table-cell>
          <table:table-cell office:value-type="string" calcext:value-type="string">
            <text:p>CON</text:p>
          </table:table-cell>
          <table:table-cell office:value-type="string" calcext:value-type="string">
            <text:p>LOC</text:p>
          </table:table-cell>
          <table:table-cell office:value-type="string" calcext:value-type="string">
            <text:p>despeñarse</text:p>
          </table:table-cell>
          <table:table-cell office:value-type="string" calcext:value-type="string">
            <text:p>SI-Fuente-Meta</text:p>
          </table:table-cell>
          <table:table-cell office:value-type="string" calcext:value-type="string">
            <text:p>arriba-abaj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i siguiente paso fue meter por debajo de la puerta la foto aquella y exigirle una explicación.</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 levanté y caminé por debajo de un arco de flores hacia los maestros que se habían presentado, y quien iba a ser mi maestra de grupo me saludó y me dio un girasol de bienvenid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que el monitor a unos 50 centímetros de distancia y al mismo nivel de sus ojos o ligeramente por debajo de ellos.</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stiró un brazo por debajo del arco de su rosa para acariciarme los testículos.</text:p>
          </table:table-cell>
          <table:table-cell office:value-type="string" calcext:value-type="string">
            <text:p>CON</text:p>
          </table:table-cell>
          <table:table-cell office:value-type="string" calcext:value-type="string">
            <text:p>LOC</text:p>
          </table:table-cell>
          <table:table-cell office:value-type="string" calcext:value-type="string">
            <text:p>estirar</text:p>
          </table:table-cell>
          <table:table-cell office:value-type="string" calcext:value-type="string">
            <text:p>SI-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última mañana que pasé en el hotel, cuando ya me estaba vistiendo, sentí que se colaba por debajo de la puerta un olor a humo.</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ntonces, Alma, ¡vamos ahora mismo al vestidor a hacer la prueba! Cada uno se va metiendo y los demás vemos si les reconocemos los talones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drián no abrió nunca, aunque ella llamó a la puerta varias veces por lo que terminó arrojando la invitación por debajo de la puerta que ostentaba una agrietada calcomanía del censo de 1980</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se alarmó cuando se le dijo que un cuerpo arrastrado por esa corriente podía llegar hasta el mar por debajo de la tierra.</text:p>
          </table:table-cell>
          <table:table-cell office:value-type="string" calcext:value-type="string">
            <text:p>CON</text:p>
          </table:table-cell>
          <table:table-cell office:value-type="string" calcext:value-type="string">
            <text:p>LOC</text:p>
          </table:table-cell>
          <table:table-cell office:value-type="string" calcext:value-type="string">
            <text:p>arrastrar</text:p>
          </table:table-cell>
          <table:table-cell office:value-type="string" calcext:value-type="string">
            <text:p>SI-Manera</text:p>
          </table:table-cell>
          <table:table-cell office:value-type="string" calcext:value-type="string">
            <text:p>desplazamien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n primer término se utiliza un -paracaídas- o seda, es decir, una tela translúcida que se coloca en lo alto y por debajo de la parrilla de iluminación donde se cuelgan las lámparas.</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 inmediato el actor entra en la zona de luz y justo cuando pasa por debajo del haz, se producen bajo sus ojos unas sombr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ba a deslizar una nota por debajo de la puerta (-Lamento haber actuado como lo hice. Perdóname, todo fue producto de mi propia inseguridad...-) cuando escuchó pasos en las escaleras.</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 pronto me pasa la mano por debajo de la mesa. Descubre el bulto que sólo para algunos me crece. 'No sabía que las mujeres tuvieran pene', susurra a mi oíd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ero como no te he encontrado, y ahora escribo estas líneas de desahogo justo en este café frente a tu casa, he decidido depositarlas por debajo de tu puerta, con la esperanza y necesidad de que queden saldadas nuestras cuentas.</text:p>
          </table:table-cell>
          <table:table-cell office:value-type="string" calcext:value-type="string">
            <text:p>CON</text:p>
          </table:table-cell>
          <table:table-cell office:value-type="string" calcext:value-type="string">
            <text:p>LOC</text:p>
          </table:table-cell>
          <table:table-cell office:value-type="string" calcext:value-type="string">
            <text:p>deposit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jó suavecito para el arribo de Ramón Morales, quien auténticamente perforó la red, pues el balón se fue por debajo de ella.</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unca quiso atravesar el túnel de la Bahía ni los del río Almendares -el de Línea y el de la Quinta Avenida- porque la sola idea de estar en un ducto que pasaba por debajo del agua le daba un miedo pánic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slizaron por debajo de la puerta una nota: lo multaban de nuevo.</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osteriormente, Craig deslizó la palma de la mano por debajo de la madera que dividía los cubículos, lo que el agente identificó como otra señal.</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ban por debajo de la puerta del cuarto de mis papás -la voz de la niña comenzó a quebrarse-. Abrí la puerta y vi a mi papá acostado boca arriba. Las hormigas le entraban por la boc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icaela: Voy a recoger unas cosas, y dejo la llave por debajo de la puerta. Fortino, tienes que salir de aquí...</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lcira no se quitaba la mano de la boca y con la que le quedaba libre regresaba el billete por debajo de la puerta, y Bernardo a volverlo a empujar para afuera</text:p>
          </table:table-cell>
          <table:table-cell office:value-type="string" calcext:value-type="string">
            <text:p>CON</text:p>
          </table:table-cell>
          <table:table-cell office:value-type="string" calcext:value-type="string">
            <text:p>LOC</text:p>
          </table:table-cell>
          <table:table-cell office:value-type="string" calcext:value-type="string">
            <text:p>regresar</text:p>
          </table:table-cell>
          <table:table-cell office:value-type="string" calcext:value-type="string">
            <text:p>SI-Fuente-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día, sin previo aviso, al puro descontón como se dice, me encontré un sobre que alguien había aventado por debajo de la puerta de mi departamento.</text:p>
          </table:table-cell>
          <table:table-cell office:value-type="string" calcext:value-type="string">
            <text:p>CON</text:p>
          </table:table-cell>
          <table:table-cell office:value-type="string" calcext:value-type="string">
            <text:p>LOC</text:p>
          </table:table-cell>
          <table:table-cell office:value-type="string" calcext:value-type="string">
            <text:p>avent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ubducción es el deslizamiento de una placa tectónica por debajo de otra-.</text:p>
          </table:table-cell>
          <table:table-cell office:value-type="string" calcext:value-type="string">
            <text:p>CON</text:p>
          </table:table-cell>
          <table:table-cell office:value-type="string" calcext:value-type="string">
            <text:p>LOC</text:p>
          </table:table-cell>
          <table:table-cell office:value-type="string" calcext:value-type="string">
            <text:p>N-deslizamient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yo los veo... mosquitas muertas, parecen parásitos, salen por debajo de las piedras... toman fotos de cualquier chingadera con sus putas cámaras Sony y diciendo arigat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agua corre a lo largo de las avenidas de la ciudad, tomando por asalto sitios que nadie hubiera imaginado. Ya se eleva sobre las aceras, se filtra por debajo de las cortinas de las tiendas, satura desagües de los edificios, anega azoteas,</text:p>
          </table:table-cell>
          <table:table-cell office:value-type="string" calcext:value-type="string">
            <text:p>CON</text:p>
          </table:table-cell>
          <table:table-cell office:value-type="string" calcext:value-type="string">
            <text:p>LOC</text:p>
          </table:table-cell>
          <table:table-cell office:value-type="string" calcext:value-type="string">
            <text:p>filtr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uego se acercó, la besó con gran pasión y metió las manos por debajo del vestido para constatar en su humedad el deseo que también ella sentí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decía nada: sonreía y se pasaba el dedo índice por debajo de las fosas nasal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ienso en la arena que se mete por debajo de la puerta de mi apartamento y me llena de flojera el hecho de pensar en un trapeador a tales horas de la noche.</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n México gran parte del vulcanismo está relacionado con la zona de subducción (deslizamiento del borde de una placa de la corteza terrestre por debajo del borde de otra)</text:p>
          </table:table-cell>
          <table:table-cell office:value-type="string" calcext:value-type="string">
            <text:p>CON</text:p>
          </table:table-cell>
          <table:table-cell office:value-type="string" calcext:value-type="string">
            <text:p>LOC</text:p>
          </table:table-cell>
          <table:table-cell office:value-type="string" calcext:value-type="string">
            <text:p>N-deslizamient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uede visualizarse en términos de la energía disipada y de los materiales volátiles aportados por la placa que penetra por debajo del manto terrestre, a profundidades del orden de los 100 km,</text:p>
          </table:table-cell>
          <table:table-cell office:value-type="string" calcext:value-type="string">
            <text:p>CON</text:p>
          </table:table-cell>
          <table:table-cell office:value-type="string" calcext:value-type="string">
            <text:p>LOC</text:p>
          </table:table-cell>
          <table:table-cell office:value-type="string" calcext:value-type="string">
            <text:p>pene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u táctica era extraña, se arrastraba pasando por debajo de los caballos abriendo su vientre y dejando sus cuerpos tirados agonizando hasta la muerte.</text:p>
          </table:table-cell>
          <table:table-cell office:value-type="string" calcext:value-type="string">
            <text:p>CON</text:p>
          </table:table-cell>
          <table:table-cell office:value-type="string" calcext:value-type="string">
            <text:p>LOC</text:p>
          </table:table-cell>
          <table:table-cell office:value-type="string" calcext:value-type="string">
            <text:p>arrastrar pasando</text:p>
          </table:table-cell>
          <table:table-cell office:value-type="string" calcext:value-type="string">
            <text:p>SI-Manera</text:p>
          </table:table-cell>
          <table:table-cell office:value-type="string" calcext:value-type="string">
            <text:p>desplazamient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pelo de la secretaria-recepcionista-auxiliar era negro igual que los zapatitos puntiagudos que imaginaba cruzándose uno sobre otro por debajo del mueble;</text:p>
          </table:table-cell>
          <table:table-cell office:value-type="string" calcext:value-type="string">
            <text:p>CON</text:p>
          </table:table-cell>
          <table:table-cell office:value-type="string" calcext:value-type="string">
            <text:p>LOC</text:p>
          </table:table-cell>
          <table:table-cell office:value-type="string" calcext:value-type="string">
            <text:p>cruz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provechó uno de los descansos para deslizarse por debajo de una carpa y escapar con otro bailarín que se ofreció a llevarla a casa.</text:p>
          </table:table-cell>
          <table:table-cell office:value-type="string" calcext:value-type="string">
            <text:p>CON</text:p>
          </table:table-cell>
          <table:table-cell office:value-type="string" calcext:value-type="string">
            <text:p>LOC</text:p>
          </table:table-cell>
          <table:table-cell office:value-type="string" calcext:value-type="string">
            <text:p>deslizarse</text:p>
          </table:table-cell>
          <table:table-cell office:value-type="string" calcext:value-type="string">
            <text:p>SI-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suicida, yo lo vi antes del otro accidente, yo circulaba con mi bicicleta por debajo del puente cuando vi a un tipo que buscaba el barandal de contención del puente.</text:p>
          </table:table-cell>
          <table:table-cell office:value-type="string" calcext:value-type="string">
            <text:p>CON</text:p>
          </table:table-cell>
          <table:table-cell office:value-type="string" calcext:value-type="string">
            <text:p>LOC</text:p>
          </table:table-cell>
          <table:table-cell office:value-type="string" calcext:value-type="string">
            <text:p>circul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el recado estaba en un sobre, lo metieron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i usted está leyendo esto en la ciudad de México a ras del suelo, es muy probable que 15 metros debajo de usted pase una tubería de drenaje. Y hay, lo admito, una extraña tranquilidad en poder desentenderse de lo que no se ve: cientos de metros cúbicos de mierda y suciedad que ahora mismo corren por debajo de nuestros pie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n por debajo de las puertas, por las ventanas que están cerradas, por la coladera que hay en el bañ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spués pasar por el cenicero, con el riesgo de ser visto -pero ése es el camino más corto-, y escurrirse por debajo del teclado porque entonces uno puede bajar por el cable</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chiflón de aire se coló por debajo de la puerta y recorrió el pasillo que quedaba libre entre las sillas,</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bmw cruzó por debajo del letrero en el que se leía: -Heureux ceux qui meurent dans le Seigneuf- (-Bienaventurados los que mueren en el Señor-).</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payaso y el anunciador se recuperan. El anunciador le pasa una cuerda por debajo de los brazos y lo cuelga de un pin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anunciador jala de la cuerda. Guadalupe le pasa un tronco ardiendo por debajo de los pi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mos por debajo de la panza del cabal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slizo por debajo de la puerta el medicamento, sin hacer ruido. Tardará en hacer efecto.</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ra escapar, se hizo pequeña y salió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hilo de agua serpenteó por el suelo y buscó la salida por debajo de la hoja del umbral.</text:p>
          </table:table-cell>
          <table:table-cell office:value-type="string" calcext:value-type="string">
            <text:p>CON</text:p>
          </table:table-cell>
          <table:table-cell office:value-type="string" calcext:value-type="string">
            <text:p>LOC</text:p>
          </table:table-cell>
          <table:table-cell office:value-type="string" calcext:value-type="string">
            <text:p>N-salida</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mo Julia dilataba en salir, Anselmo fue a pegar la oreja a la puerta del baño. Por debajo de la hoja salía un vapor tenue. Escuchó cerrarse la llave de la regader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slizó su brazo por debajo del hombro de Julia y un hueco justo se amoldó entre su pecho y la espalda al momento de quedar recostado detrás de ella.</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nselmo le metió dos dedos por debajo del calzón y notó que escurría a mares.</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días que por casualidad no lo encontraba, Julia arrojaba una nota escrita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Julia lo jaló discretamente del brazo para que marcharan rumbo al otro extremo de la explanada, cruzándola de forma diagonal, por debajo de las ramas del laurel.</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gente veía el bólido cruzar por debajo de los toldos de los campamentos, entre estructuras tubulares y lonas tensadas a tan poca altura que les rozaban a Julia y a Salles los cabellos.</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marido le pasó un cojín por debajo del trasero a la esposa y le echó encima una manta de la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e rieron y Anselmo recogió su cabeza por debajo del nivel de resguardo de los costales de arena.</text:p>
          </table:table-cell>
          <table:table-cell office:value-type="string" calcext:value-type="string">
            <text:p>CON</text:p>
          </table:table-cell>
          <table:table-cell office:value-type="string" calcext:value-type="string">
            <text:p>LOC</text:p>
          </table:table-cell>
          <table:table-cell office:value-type="string" calcext:value-type="string">
            <text:p>recoger</text:p>
          </table:table-cell>
          <table:table-cell office:value-type="string" calcext:value-type="string">
            <text:p>Comp-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l terminarla, la desliza por debajo de su puerta.</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procesos geológicos como la tectónica de placas, que pueden llevar a las rocas muy por debajo de la superficie terrestre y donde son sujetas a infernales temperaturas y presiones.</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Los cinco siempre andábamos. Entrábamos a una casa o a otra. En la nuestra siempre había que pasar por delante de mi abuela, más o menos decirle en qué estábamos, pedirle permiso para tomar tal o cual cosa de la coci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los frecuentes e incomprensibles cambios en la dirección de la circulación en las estrechas calles del área donde vivo (San Jerónimo Lídice) me obligaron desde 1984 a pasar todas las mañanas, camino a la Ciudad Universitaria, por delante de la residencia de un alto -servidor públic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chóme por delante de todo el conjunto, y fui atropellado y empujado hasta quedar comprimido contra el mostrador, tras el cual un cantinero mestizo y gordo se esforzaba por manifestar su complacencia por la visita con ánimo melos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La mujer camina por delante de mí, me jala, no me suelta un instante. Por fin, salimos por la puerta trasera del salón.</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Ésta se produce cuando el aire frío que viene detrás del frente frío tiene una temperatura menor que el aire frío que va por delante del frente caliente.</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n este caso el aire frío que viene detrás del frente frío tiene una temperatura mayor que el aire frío que va por delante del frente caliente.</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Considerando que la velocidad de desplazamiento de un frente caliente depende sobre todo de la velocidad con que la masa de aire frío vaya retrocediendo por delante del frente caliente, si dichos vientos soplan paralelos a la orientación del frente, éste se hace estacionario.</text:p>
          </table:table-cell>
          <table:table-cell office:value-type="string" calcext:value-type="string">
            <text:p>CON</text:p>
          </table:table-cell>
          <table:table-cell office:value-type="string" calcext:value-type="string">
            <text:p>LOC</text:p>
          </table:table-cell>
          <table:table-cell office:value-type="string" calcext:value-type="string">
            <text:p>retroceder</text:p>
          </table:table-cell>
          <table:table-cell office:value-type="string" calcext:value-type="string">
            <text:p>SI-Fuente-Met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Venus pasará por delante del disco solar en los años 2004 y 2012 produciendo lo que se conoce como tránsit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s decir Caronte pasó por delante de Plutón y después por detrás. Entre otras cosas se pudo determinar el radio de Caronte: 600 km, más de la mitad del tamaño de Plutón.</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Y salió partiendo plaza por delante de sus hijas, sin darse cuenta de que en la sien derecha llevaba puesto el otro chiqueador de rud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Pasó por delante de los almacenes Rodson, que él también había saqueado cuando declararon inocente al poli que apaleó al negro Rodney King.</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Ramón Mendoza atravesó la vía por delante de la locomotora. Después cruzó el canal y tomó la primera calle.</text:p>
          </table:table-cell>
          <table:table-cell office:value-type="string" calcext:value-type="string">
            <text:p>CON</text:p>
          </table:table-cell>
          <table:table-cell office:value-type="string" calcext:value-type="string">
            <text:p>LOC</text:p>
          </table:table-cell>
          <table:table-cell office:value-type="string" calcext:value-type="string">
            <text:p>atraves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Niño: Prepárense a no caerse. (Sale por delante de ell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De repente se abre una puerta: entra silenciosamente el vicio apoyado en el brazo del crimen, Monsieur de Talleyrand caminaba sostenido por Monsieur Fouché: la visión infernal pasa lentamente por delante de mí;</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Nos dio pena pasar por delante de los cubanos que estaban formados desde antes, pero ésas eran las reglas del jueg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n las frecuentes temporadas de escasez de gasolina, había que pasar, con el pasaporte de las placas turísticas (chapas, les dicen allá), por delante de una infinita fila de reliquias automotric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n una calle de Dublin, un peatón con macintosh pardo, comiendo pan seco, cruza la calle rápidamente e incólume por delante de la carroza del virrey.</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l viento se había levantado y arrastraba las nubes rápidamente por delante de la supericie de las lunas, de tal manera que aquellas estrechas bandas luminosas danzaban entre los dispersos árboles.</text:p>
          </table:table-cell>
          <table:table-cell office:value-type="string" calcext:value-type="string">
            <text:p>CON</text:p>
          </table:table-cell>
          <table:table-cell office:value-type="string" calcext:value-type="string">
            <text:p>LOC</text:p>
          </table:table-cell>
          <table:table-cell office:value-type="string" calcext:value-type="string">
            <text:p>arrastrar</text:p>
          </table:table-cell>
          <table:table-cell office:value-type="string" calcext:value-type="string">
            <text:p>SI-Manera</text:p>
          </table:table-cell>
          <table:table-cell office:value-type="string" calcext:value-type="string">
            <text:p>desplazamien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Si nos fijamos en el primer gol que anotó, su movimiento y velocidad para cruzar por delante del defensa fueron de primera clase-.</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Una hora y 59 minutos y dos segundos fue lo que necesitó el veracruzano para llegar a la meta en primer lugar, por delante del jalisciense Carlos Arcadia (2:00.32).</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Los astrónomos analizan los datos procedentes del telescopio y buscan aquellos que muestren un oscurecimiento periódico que indique que un planeta cruza por delante de su estrella anfitrion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Para comprar una imitación de Rolex, vas a tener que pasar por delante de quince puestos con CD falsos de Lady Gaga-, le respondieron entonc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Venus podrá ser contemplado este junio durante su tránsito por delante del Sol, un fenómeno que no volverá a repetirse hasta 2117</text:p>
          </table:table-cell>
          <table:table-cell office:value-type="string" calcext:value-type="string">
            <text:p>CON</text:p>
          </table:table-cell>
          <table:table-cell office:value-type="string" calcext:value-type="string">
            <text:p>LOC</text:p>
          </table:table-cell>
          <table:table-cell office:value-type="string" calcext:value-type="string">
            <text:p>N-tránsit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speramos que el tránsito de Venus nos proporcione una situación más parecida al avistamiento de los exoplanetas -aquellos que no pertenecen al Sistema Solar- cuando estos discurren por delante de su estrella-, explicó el astrónomo.</text:p>
          </table:table-cell>
          <table:table-cell office:value-type="string" calcext:value-type="string">
            <text:p>CON</text:p>
          </table:table-cell>
          <table:table-cell office:value-type="string" calcext:value-type="string">
            <text:p>LOC</text:p>
          </table:table-cell>
          <table:table-cell office:value-type="string" calcext:value-type="string">
            <text:p>discurri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n concreto, el equipo de Pasachoff se centrará en el estudio de la atmósfera de Venus, visible gracias a los rayos que la atravesarán durante el transcurso por delante del Sol.</text:p>
          </table:table-cell>
          <table:table-cell office:value-type="string" calcext:value-type="string">
            <text:p>CON</text:p>
          </table:table-cell>
          <table:table-cell office:value-type="string" calcext:value-type="string">
            <text:p>LOC</text:p>
          </table:table-cell>
          <table:table-cell office:value-type="string" calcext:value-type="string">
            <text:p>N-transcurs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Desde el siglo XVII, fecha en la que se inventaron los primeros telescopios, Venus se desplazó por delante del Sol en sólo seis ocasiones (1639, 1761, 1769, 1874, 1882 y 2004).</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ntro de</text:p>
          </table:table-cell>
          <table:table-cell office:value-type="string" calcext:value-type="string">
            <text:p>No tire del hilo con demasiada fuerza. Haga cada puntada insertando la aguja por dentro del lazo del hilo.</text:p>
          </table:table-cell>
          <table:table-cell office:value-type="string" calcext:value-type="string">
            <text:p>CON</text:p>
          </table:table-cell>
          <table:table-cell office:value-type="string" calcext:value-type="string">
            <text:p>LOC</text:p>
          </table:table-cell>
          <table:table-cell office:value-type="string" calcext:value-type="string">
            <text:p>inserta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ntro de</text:p>
          </table:table-cell>
          <table:table-cell office:value-type="string" calcext:value-type="string">
            <text:p>Coloque el encaje sobre el dobladillo por dentro de la tela.</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ntro de</text:p>
          </table:table-cell>
          <table:table-cell office:value-type="string" calcext:value-type="string">
            <text:p>Lipoti Virag, basilicográmata, cae resbalando por dentro de la campana de la chimenea.</text:p>
          </table:table-cell>
          <table:table-cell office:value-type="string" calcext:value-type="string">
            <text:p>CON</text:p>
          </table:table-cell>
          <table:table-cell office:value-type="string" calcext:value-type="string">
            <text:p>LOC</text:p>
          </table:table-cell>
          <table:table-cell office:value-type="string" calcext:value-type="string">
            <text:p>caer resbalando</text:p>
          </table:table-cell>
          <table:table-cell office:value-type="string" calcext:value-type="string">
            <text:p>SI-Fuente-Meta-Manera</text:p>
          </table:table-cell>
          <table:table-cell office:value-type="string" calcext:value-type="string">
            <text:p>arriba-abaj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l alguacil empujado llega por detrás de Cruz y le da una golpe con la culata. Cruz cae al suelo.</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78" calcext:value-type="float">
            <text:p>197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hora caminen por detrás de la portería de fut, así, confundiéndose entre los que hacen gimnasi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rturo Rubinstein echa elegantemente por detrás del escabel las colas del frac; se vuelve a mirar al público –parece estudiar con interés a los que llegan rezagados–; levanta la cabeza en busca de -algo- que debe bajar del ciel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oberbia, y luciferina además, la manera con la que recorría callejones y callejuelas (por detrás de los hoteles) sin ver aquello que tan magníficamente ha sido preparado para los ojos vacacionistas, sino más bien las largas horas de lecturas solitarias que sobre el mar, hinchando velas, parecen soltar amarras y dirigirse seguras</text:p>
          </table:table-cell>
          <table:table-cell office:value-type="string" calcext:value-type="string">
            <text:p>CON</text:p>
          </table:table-cell>
          <table:table-cell office:value-type="string" calcext:value-type="string">
            <text:p>LOC</text:p>
          </table:table-cell>
          <table:table-cell office:value-type="string" calcext:value-type="string">
            <text:p>recorre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ara ponérsela, colóquela por detrás de usted con las tiras hacia delante. Meta por la abertura la tira del extremo contrario.</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Las plantillas son las figuras que sirven de modelo para recortar los retazos y también el papel que se coloca por detrás de los trozos de tela y que sirven de refuerzo.</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egión</text:p>
          </table:table-cell>
          <table:table-cell office:value-type="string" calcext:value-type="string">
            <text:p>atrás</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or detrás de la estatua ecuestre de Maximiliano de Habsburgo sale un hombre de rostro pálido, ojos azules, mentón saliente, pelo y barba partidos, cenicientos, disparej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alió por detrás de la caseta de la fragua y acudió al frente de la cas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Una de las misiones de la sonda Viajero 1 era la de proporcionar la mayor información posible sobre Titán. Para esto pasó por detrás de la luna, que lo ocultó; de esta manera se pudieron estudiar las capas sucesiv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Cuando la estrella pasa por detrás de la parte sólida del planeta, su luz se absorbe por completo y después emerge, por el otro lado, aumentando gradualmente su brillo hasta el punto en que se acaba la atmósfe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Ludmila se acerca por detrás del Borracho y lo jala de los cabellos, él no suelta a Charityn.</text:p>
          </table:table-cell>
          <table:table-cell office:value-type="string" calcext:value-type="string">
            <text:p>CON</text:p>
          </table:table-cell>
          <table:table-cell office:value-type="string" calcext:value-type="string">
            <text:p>LOC</text:p>
          </table:table-cell>
          <table:table-cell office:value-type="string" calcext:value-type="string">
            <text:p>acercarse</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mélie se abrió paso por detrás de los bastidores, hasta llegar al camerino donde los músicos tomaban cerveza, refrescados por la brisa de un ventilador.</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Bernardo sonrió, se sentó a un lado de Georgina, le pasó el brazo por detrás de los hombros; le dio un beso en el cuel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ablo pasa corriendo por detrás de toda la gente llevando los códices consigo y al momento del estruendo conforme a la música se le caen; nadie se da cuenta.</text:p>
          </table:table-cell>
          <table:table-cell office:value-type="string" calcext:value-type="string">
            <text:p>CON</text:p>
          </table:table-cell>
          <table:table-cell office:value-type="string" calcext:value-type="string">
            <text:p>LOC</text:p>
          </table:table-cell>
          <table:table-cell office:value-type="string" calcext:value-type="string">
            <text:p>pasar corriendo</text:p>
          </table:table-cell>
          <table:table-cell office:value-type="string" calcext:value-type="string">
            <text:p>SI-Ruta-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n un principio sólo se había limitado a chulearla y poco a poco había comenzado a acariciarle el hombro cuando ella se encontraba sentada y don Pedro pasaba por detrás de su escritori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y mientras la penetraba y me movía por detrás de ella, miraba fijamente la pantalla sin que pareciera sentir nada en absolut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Mientras el presentador bajaba, por detrás de la pista apareció una mujer muy joven.</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Desde que los últimos acordes empiezan a anunciar el fin de la cumbia, la bailarina sale huyendo por detrás del escenari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n ese momento, un hombre que portaba un estetoscopio se acercó por detrás del licenciado Loyola, que contemplaba atónito el espectáculo, y lo llamó con un toquecito en el hombro:</text:p>
          </table:table-cell>
          <table:table-cell office:value-type="string" calcext:value-type="string">
            <text:p>CON</text:p>
          </table:table-cell>
          <table:table-cell office:value-type="string" calcext:value-type="string">
            <text:p>LOC</text:p>
          </table:table-cell>
          <table:table-cell office:value-type="string" calcext:value-type="string">
            <text:p>acercarse</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Fabián sale por detrás del plástico. La doctora llora en el piso y Modesta la observ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toma un bastón y descánsalo en tus hombros por detrás de la cabeza, mientras lo sujetas con las manos.</text:p>
          </table:table-cell>
          <table:table-cell office:value-type="string" calcext:value-type="string">
            <text:p>CON</text:p>
          </table:table-cell>
          <table:table-cell office:value-type="string" calcext:value-type="string">
            <text:p>LOC</text:p>
          </table:table-cell>
          <table:table-cell office:value-type="string" calcext:value-type="string">
            <text:p>descansa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asé las hojas por detrás de ella y quedó sin remedio como la prisionera de mi abrazo, gracias a lo cual pude besarla largamen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nfilamos por detrás de la Catedral, sobre Guatemala. Los semáforos no dicen avance, deténgase</text:p>
          </table:table-cell>
          <table:table-cell office:value-type="string" calcext:value-type="string">
            <text:p>CON</text:p>
          </table:table-cell>
          <table:table-cell office:value-type="string" calcext:value-type="string">
            <text:p>LOC</text:p>
          </table:table-cell>
          <table:table-cell office:value-type="string" calcext:value-type="string">
            <text:p>enfila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Collins encendió el motor del MCS para desacelerar las astronaves y justo cuando pasaba por detrás de la Luna y por ello habiendo perdido el contacto de radio con la Tierra, lo encendió nuevamente para colocarse en una órbita circular en torno de nuestro satéli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i por lucir entendemos, claro está, ese contoneo naval, abriendo los pies, que a él le horroriza, ese como tic recurrente, asentar ambas manos por detrás de la cadera echando el cuello y la cabeza al frente, cuando le hablan;</text:p>
          </table:table-cell>
          <table:table-cell office:value-type="string" calcext:value-type="string">
            <text:p>CON</text:p>
          </table:table-cell>
          <table:table-cell office:value-type="string" calcext:value-type="string">
            <text:p>LOC</text:p>
          </table:table-cell>
          <table:table-cell office:value-type="string" calcext:value-type="string">
            <text:p>asentar</text:p>
          </table:table-cell>
          <table:table-cell office:value-type="string" calcext:value-type="string">
            <text:p>Comp-Posición|Form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Tras un breve periodo denominado -ocultación- en el que la sonda pasó por detrás del planeta y estuvo fuera de contacto con la Tier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Un gato montés salta por detrás de nosotros rabioso vuela hasta la camioneta</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onia reaparece por detrás de la banca haciéndose la desentendida.</text:p>
          </table:table-cell>
          <table:table-cell office:value-type="string" calcext:value-type="string">
            <text:p>CON</text:p>
          </table:table-cell>
          <table:table-cell office:value-type="string" calcext:value-type="string">
            <text:p>LOC</text:p>
          </table:table-cell>
          <table:table-cell office:value-type="string" calcext:value-type="string">
            <text:p>reaparecer</text:p>
          </table:table-cell>
          <table:table-cell office:value-type="string" calcext:value-type="string">
            <text:p>Comp-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parece Claudia por detrás de la banca.</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parece por detrás de la banca José con lentes oscuro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l toro, desangrándose a la vista de todo el mundo, desesperado, débil y confundido por lo que estaba sufriendo, es ejecutado con una espada que le meten por detrás de la cabez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e ve volver la sombre de Eduardo por detrás de la puerta.</text:p>
          </table:table-cell>
          <table:table-cell office:value-type="string" calcext:value-type="string">
            <text:p>CON</text:p>
          </table:table-cell>
          <table:table-cell office:value-type="string" calcext:value-type="string">
            <text:p>LOC</text:p>
          </table:table-cell>
          <table:table-cell office:value-type="string" calcext:value-type="string">
            <text:p>volve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l salón, sí, mire, entrenador: tiene que irse por todo el alambrado hasta pasar por detrás de los baños, luego se encuentra con dos editicios, en el de la derecha está el salón de plática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3" office:value-type="float" office:value="0" calcext:value-type="float">
            <text:p>0</text:p>
          </table:table-cell>
          <table:table-cell office:value-type="string" calcext:value-type="string">
            <text:p>hasta</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l poco tiempo veo que se asoman por detrás de la puerta unos cuernos, después, una figura cubierta por una piel curtida.</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l estadunidense regresó en la segunda posición, por detrás del canadiense Kyle Marcelli.</text:p>
          </table:table-cell>
          <table:table-cell office:value-type="string" calcext:value-type="string">
            <text:p>CON</text:p>
          </table:table-cell>
          <table:table-cell office:value-type="string" calcext:value-type="string">
            <text:p>LOC</text:p>
          </table:table-cell>
          <table:table-cell office:value-type="string" calcext:value-type="string">
            <text:p>regresar</text:p>
          </table:table-cell>
          <table:table-cell office:value-type="string" calcext:value-type="string">
            <text:p>SI-Fuente-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hailin rodeó la mesa y en cierto punto pasó por detrás de Maria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Frente a la negativa, ninguno de los dos vio remedio mejor que rodear la cuadra y salir por detrás de la calle resguardada por el bloqueo de los colon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ntes de poder tomar cualquier otra resolución igual de inútil, vio cómo Mariana se aproximaba a paso firme hacia el grupo, por detrás de Roberto.</text:p>
          </table:table-cell>
          <table:table-cell office:value-type="string" calcext:value-type="string">
            <text:p>CON</text:p>
          </table:table-cell>
          <table:table-cell office:value-type="string" calcext:value-type="string">
            <text:p>LOC</text:p>
          </table:table-cell>
          <table:table-cell office:value-type="string" calcext:value-type="string">
            <text:p>aproximarse</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Tavo forzó a Anselmo a colocar las manos por detrás de la espalda y la luxación en el hombro le mandó sofocar un grito.</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El porter levantó el asiento de cuero por en medio de la silla y el asunto quedó solucionado. Él mismo la llevó a la alcoba. La acomodó y en esta ocasión mi abuelo se sostuvo del brazo derecho del porter para poder sentarse.</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Un chorrito de sudor me escurrió por en medio de la espalda.</text:p>
          </table:table-cell>
          <table:table-cell office:value-type="string" calcext:value-type="string">
            <text:p>CON</text:p>
          </table:table-cell>
          <table:table-cell office:value-type="string" calcext:value-type="string">
            <text:p>LOC</text:p>
          </table:table-cell>
          <table:table-cell office:value-type="string" calcext:value-type="string">
            <text:p>escurrir</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Francisco, ebrio de licor y placer, emprendió el regreso a casa dando tumbos y caminando por en medio de la calle.</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ubiéndolo en línea recta atravesaron el cerco perimetral de la finca, para seguir por en medio de tupido huerto de yoyomos,</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Por en medio de la calle corría un arroyo pestilente.</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e aleja de la banca y comienza a caminar solemnemente por en medio de la calle, la imagen cambia a color.</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Porque ya no me deja dormir cuando aparece por en medio de la Columnata de Bernini, repartiendo bendicione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oplaba fuerte y arrancaba las láminas de cartón que cubrían el jacal donde vivíamos. Saíd y yo corríamos entonces detrás de nuestro techo, que daba vueltas y volaba bajito por en medio de la calle.</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egión</text:p>
          </table:table-cell>
          <table:table-cell office:value-type="string" calcext:value-type="string">
            <text:p>en medi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obre el modo en que Saíd y yo perseguíamos el techo de nuestra casa cuando flotaba por en medio de la calle.</text:p>
          </table:table-cell>
          <table:table-cell office:value-type="string" calcext:value-type="string">
            <text:p>CON</text:p>
          </table:table-cell>
          <table:table-cell office:value-type="string" calcext:value-type="string">
            <text:p>LOC</text:p>
          </table:table-cell>
          <table:table-cell office:value-type="string" calcext:value-type="string">
            <text:p>flotar</text:p>
          </table:table-cell>
          <table:table-cell office:value-type="string" calcext:value-type="string">
            <text:p>Comp</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egión</text:p>
          </table:table-cell>
          <table:table-cell office:value-type="string" calcext:value-type="string">
            <text:p>en medi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No hay nadie en las aceras ni en la vía de los autos. Podemos andar por en medio del arroyo como si fuera muy noche.</text:p>
          </table:table-cell>
          <table:table-cell office:value-type="string" calcext:value-type="string">
            <text:p>CON</text:p>
          </table:table-cell>
          <table:table-cell office:value-type="string" calcext:value-type="string">
            <text:p>LOC</text:p>
          </table:table-cell>
          <table:table-cell office:value-type="string" calcext:value-type="string">
            <text:p>andar</text:p>
          </table:table-cell>
          <table:table-cell office:value-type="string" calcext:value-type="string">
            <text:p>NO</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egión</text:p>
          </table:table-cell>
          <table:table-cell office:value-type="string" calcext:value-type="string">
            <text:p>en medi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e desliza por en medio de dos largas lanzas y pasa del otro lado.</text:p>
          </table:table-cell>
          <table:table-cell office:value-type="string" calcext:value-type="string">
            <text:p>CON</text:p>
          </table:table-cell>
          <table:table-cell office:value-type="string" calcext:value-type="string">
            <text:p>LOC</text:p>
          </table:table-cell>
          <table:table-cell office:value-type="string" calcext:value-type="string">
            <text:p>deslizarse</text:p>
          </table:table-cell>
          <table:table-cell office:value-type="string" calcext:value-type="string">
            <text:p>SI-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Desembocamos en la avenida Reforma después de haber pasado por en medio de la colonia Roma y la colonia Hipódromo-Condes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e falló y nosotros nos vamos tranquilos, pero el técnico de ellos se fue por en medio de la cancha cuando marcaron el penalti. Y cuando terminó el partido regresó a la cancha. Vamos a ver qué reporta el árbitr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s mujeres de la Mixteca Baja suelen peinarse enrollando el pelo, partido en dos, por encima de la cabeza y anudándolo en la frente.</text:p>
          </table:table-cell>
          <table:table-cell office:value-type="string" calcext:value-type="string">
            <text:p>CON</text:p>
          </table:table-cell>
          <table:table-cell office:value-type="string" calcext:value-type="string">
            <text:p>LOC</text:p>
          </table:table-cell>
          <table:table-cell office:value-type="string" calcext:value-type="string">
            <text:p>enrollar</text:p>
          </table:table-cell>
          <table:table-cell office:value-type="string" calcext:value-type="string">
            <text:p>SI-Alrededor</text:p>
          </table:table-cell>
          <table:table-cell office:value-type="string" calcext:value-type="string">
            <text:p>alrededo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dos verticales dejan un tramo superior sin franja para que se puedan atacar con un nudo en el frente colocándola como capa o atravesada por encima de un hombro y por debajo del brazo del lado opuesto,</text:p>
          </table:table-cell>
          <table:table-cell office:value-type="string" calcext:value-type="string">
            <text:p>CON</text:p>
          </table:table-cell>
          <table:table-cell office:value-type="string" calcext:value-type="string">
            <text:p>LOC</text:p>
          </table:table-cell>
          <table:table-cell office:value-type="string" calcext:value-type="string">
            <text:p>A-atraves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s colocan formando una V sobre el pecho y las puntas a cada lado de la espalda, por encima de los hombros.</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coloca liso por detrás y con pliegues adelante, donde se sube una parte por encima de la faja para formar una bolsa.</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o pocos, sin embargo, por encima de las más fenomenal borrachera, llegan siempre a dormir a bordo.</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sobre la escofieta se ponen una redecilla de seda, atada con una hermosa cinta de oro, de plata o de seda, que se cruzan por encima de la frente, y en la cual se leen algunas letras bordadas, que dicen versos o cualquier pensamiento de amor.</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algunos lugares, cuando sus medios se lo permiten, puede llevar la mujer dos huipiles, uno nuevo sobre el otro viejo, pero con frecuencia levantará el de arriba por encima de la cabeza para protegerse del sol.</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Genaro eleva, por encima de su cabeza, la sangre de Cristo.</text:p>
          </table:table-cell>
          <table:table-cell office:value-type="string" calcext:value-type="string">
            <text:p>CON</text:p>
          </table:table-cell>
          <table:table-cell office:value-type="string" calcext:value-type="string">
            <text:p>LOC</text:p>
          </table:table-cell>
          <table:table-cell office:value-type="string" calcext:value-type="string">
            <text:p>elev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an ganas de ir al otro lado. De irse derecho, en barco. O de volar en avión, por encima del mar. </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Retrocede observando a Mike y riendo; tropieza con Williams.) ¡Otra vez el mayordomo! (Pasa por encima de él.) Siempre estorband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levaba unos segundos de pie, agitada y contenida, en el rellano de la escalera, mirándome sin hablar y sin otro recurso que mojarse los labios y ponerse los puños del vestido por encima del reloj.</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asé las yemas por encima de la que tenía en las manos. Era un cuero de extraordinaria calidad, grueso pero terso y dúctil al tacto, como tel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hora volamos por encima de unas colinas boscosas y de nuevas praderas de esmeralda.</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su precipitación, el lama Tagdra Rimpocho resbaló y rodó por los suelos; esto le salvó la vida, pues los disparos pasaron por encima de él sin herir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uestras líneas aéreas internacionales obsequian en todos los vuelos a cada uno de los pasajeros, pequeñas bolsas de harina de soya y harina de trigo, azúcar, sal, café, medicamentos, para que cuando el avión transcurra por encima de estas atribuladas regiones las arrojen desde el aire.</text:p>
          </table:table-cell>
          <table:table-cell office:value-type="string" calcext:value-type="string">
            <text:p>CON</text:p>
          </table:table-cell>
          <table:table-cell office:value-type="string" calcext:value-type="string">
            <text:p>LOC</text:p>
          </table:table-cell>
          <table:table-cell office:value-type="string" calcext:value-type="string">
            <text:p>transcurri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 día siguiente de aquel en que Regina mantuviese su silencioso diálogo con las nubes, éstas tendieron mantos de grueso espesor por encima de la columna de refugiados.</text:p>
          </table:table-cell>
          <table:table-cell office:value-type="string" calcext:value-type="string">
            <text:p>CON</text:p>
          </table:table-cell>
          <table:table-cell office:value-type="string" calcext:value-type="string">
            <text:p>LOC</text:p>
          </table:table-cell>
          <table:table-cell office:value-type="string" calcext:value-type="string">
            <text:p>tender</text:p>
          </table:table-cell>
          <table:table-cell office:value-type="string" calcext:value-type="string">
            <text:p>Comp-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os helicópteros que sobrevolaban la zona descendieron por encima de sus cabezas.</text:p>
          </table:table-cell>
          <table:table-cell office:value-type="string" calcext:value-type="string">
            <text:p>CON</text:p>
          </table:table-cell>
          <table:table-cell office:value-type="string" calcext:value-type="string">
            <text:p>LOC</text:p>
          </table:table-cell>
          <table:table-cell office:value-type="string" calcext:value-type="string">
            <text:p>descender</text:p>
          </table:table-cell>
          <table:table-cell office:value-type="string" calcext:value-type="string">
            <text:p>SI-Fuente-Meta</text:p>
          </table:table-cell>
          <table:table-cell office:value-type="string" calcext:value-type="string">
            <text:p>arriba-abaj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Varios soldados golpearon a Juan con las culatas de sus rifles y pasando por encima de él prosiguieron su avanc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 la molestia es mucha levantas los brazos por encima de tu cabeza el tiempo que tardas en decir un credo, hazlo tantas veces como sea necesario,</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distancia que haya de la parte anterior a la posterior de donde va a quedar la orilla superior del canesú, pasando por encima del hombro de la niñ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Repita, pasando cada vez la aguja por encima del hilo, como se muestra en el dibuj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n la lazada hacia la derecha pase la aguja por encima del lazo, como indica el dibuj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n la lazada del hilo hacia la derecha y pasando la aguja por encima del hilo, dé la siguiente puntad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spués estiró un brazo por encima de mí tratando de alcanzar su reloj, que estaba en el buró de mi lado</text:p>
          </table:table-cell>
          <table:table-cell office:value-type="string" calcext:value-type="string">
            <text:p>CON</text:p>
          </table:table-cell>
          <table:table-cell office:value-type="string" calcext:value-type="string">
            <text:p>LOC</text:p>
          </table:table-cell>
          <table:table-cell office:value-type="string" calcext:value-type="string">
            <text:p>estirar</text:p>
          </table:table-cell>
          <table:table-cell office:value-type="string" calcext:value-type="string">
            <text:p>SI-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capa más superficial del agua está equilibrada con el aire que se extiende por encima de ella y su grosor depende de la turbulencia que se genere allí.</text:p>
          </table:table-cell>
          <table:table-cell office:value-type="string" calcext:value-type="string">
            <text:p>CON</text:p>
          </table:table-cell>
          <table:table-cell office:value-type="string" calcext:value-type="string">
            <text:p>LOC</text:p>
          </table:table-cell>
          <table:table-cell office:value-type="string" calcext:value-type="string">
            <text:p>extenderse</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us regalos exagerados a las mujeres enfurecieron a los maridos. Su insolencia de pasar sin permiso por encima de los grandes en la misa y sentarse junto al Rey, su desdén de no regalarle, ni siquiera venderle, las esmeraldas a la Rei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mplemente lanzamos una soga por encima de la rama de un ahuehuete o colocamos una cuerda sobre uno de los brazos de los postes telegráficos para colgar del cuello a los rotitos o a los pelones o a los colorados opositores a nuestros designios.</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Van rodando las gentes por los tablados hacia la arena. Se atropellan. Pasos desaforados por encima de hombros y cabezas de hombres, mujeres, niños y ancianos, que buscan asirse a otro cuerpo, la tabla o el encordado.</text:p>
          </table:table-cell>
          <table:table-cell office:value-type="string" calcext:value-type="string">
            <text:p>CON</text:p>
          </table:table-cell>
          <table:table-cell office:value-type="string" calcext:value-type="string">
            <text:p>LOC</text:p>
          </table:table-cell>
          <table:table-cell office:value-type="string" calcext:value-type="string">
            <text:p>N-pas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brilla la nube que pasa temblando por aquel ojo de límpido azul y sol, por encima del arco y la garrucha del pozo</text:p>
          </table:table-cell>
          <table:table-cell office:value-type="string" calcext:value-type="string">
            <text:p>CON</text:p>
          </table:table-cell>
          <table:table-cell office:value-type="string" calcext:value-type="string">
            <text:p>LOC</text:p>
          </table:table-cell>
          <table:table-cell office:value-type="string" calcext:value-type="string">
            <text:p>pasar temblando</text:p>
          </table:table-cell>
          <table:table-cell office:value-type="string" calcext:value-type="string">
            <text:p>SI-Ruta-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a botella vuela por encima de Bustillos quien intenta inútilmente alcanzarla con la izquierda. El proyectil se estrella detrás de la barra.</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Había algo más que lujos en la capacidad y determinación de Suleymanoglu para levantar tres veces su peso por encima de su cabeza. Estaban los corazones de seis millones de desvelados turcos pegados a sus televisores a medio mundo de distancia.</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Tras un wildpitch y dos autes, Barry Larkin recibió boleto por tercera vez en el partido y Mitchell siguió con su cañonazo por encima de la cerca del jardín izquierdo.</text:p>
          </table:table-cell>
          <table:table-cell office:value-type="string" calcext:value-type="string">
            <text:p>CON</text:p>
          </table:table-cell>
          <table:table-cell office:value-type="string" calcext:value-type="string">
            <text:p>LOC</text:p>
          </table:table-cell>
          <table:table-cell office:value-type="string" calcext:value-type="string">
            <text:p>N-cañonaz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Hamelin envió el primer lanzamiento de Salomón Torres (1-2) a 130 metros, por encima de la cerca del jardín central.</text:p>
          </table:table-cell>
          <table:table-cell office:value-type="string" calcext:value-type="string">
            <text:p>CON</text:p>
          </table:table-cell>
          <table:table-cell office:value-type="string" calcext:value-type="string">
            <text:p>LOC</text:p>
          </table:table-cell>
          <table:table-cell office:value-type="string" calcext:value-type="string">
            <text:p>enviar</text:p>
          </table:table-cell>
          <table:table-cell office:value-type="string" calcext:value-type="string">
            <text:p>SI</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mo el aire caliente es más ligero, es obligado a ascender por encima del aire frío que, por ser más denso, se queda en la superficie.</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interacción de masas de aire caliente y frío da lugar a los frentes polares y tropicales, en donde el aire cálido se desliza ascendiendo por encima del aire frío, lo que produce formaciones nubosas muy características;</text:p>
          </table:table-cell>
          <table:table-cell office:value-type="string" calcext:value-type="string">
            <text:p>CON</text:p>
          </table:table-cell>
          <table:table-cell office:value-type="string" calcext:value-type="string">
            <text:p>LOC</text:p>
          </table:table-cell>
          <table:table-cell office:value-type="string" calcext:value-type="string">
            <text:p>deslizar ascendiendo</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Éste se produce cuando el aire caliente alcanza al aire frío y asciende por encima del último.</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ascenso lento del aire caliente por encima de la superficie frontal da lugar a la formación de nubes estratificadas cuya secuencia, desde la parte delantera hacia la región del frente, puede observarse en la figura 10.4.</text:p>
          </table:table-cell>
          <table:table-cell office:value-type="string" calcext:value-type="string">
            <text:p>CON</text:p>
          </table:table-cell>
          <table:table-cell office:value-type="string" calcext:value-type="string">
            <text:p>LOC</text:p>
          </table:table-cell>
          <table:table-cell office:value-type="string" calcext:value-type="string">
            <text:p>N-ascens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or tanto, el frente caliente que estaba en superficie es obligado a ascender por encima de la superficie frontal, y permanece en la altura.</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os de los asesinos abordaron una camioneta panel, color blanco, y la pasaron por encima del cuerpo de Odín hasta tres ocasiones, por lo cual fue despedazado y quedó esparcido a lo largo de 70 metr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ra, afuera de esa iglesia es donde estoy siempre –dijo señalando una cruz lejana que parecía flotar por encima de las copas de los árboles–.</text:p>
          </table:table-cell>
          <table:table-cell office:value-type="string" calcext:value-type="string">
            <text:p>CON</text:p>
          </table:table-cell>
          <table:table-cell office:value-type="string" calcext:value-type="string">
            <text:p>LOC</text:p>
          </table:table-cell>
          <table:table-cell office:value-type="string" calcext:value-type="string">
            <text:p>flot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ásese su mano de usté por encima de su cabello, así... –y como muestra hizo el gesto de resbalar una y otra vez la palma de su mano sobre sus largas trenzas entrecan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 día, al salir del retrete, tuvo la ocurrencia de acercarse a espiarlo en el momento en que Cosme y Damián le aventaban sus alimentos por encima de las rejas.</text:p>
          </table:table-cell>
          <table:table-cell office:value-type="string" calcext:value-type="string">
            <text:p>CON</text:p>
          </table:table-cell>
          <table:table-cell office:value-type="string" calcext:value-type="string">
            <text:p>LOC</text:p>
          </table:table-cell>
          <table:table-cell office:value-type="string" calcext:value-type="string">
            <text:p>avent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asaron por encima de los cuerpos como si se tratase de un par de ratas atropelladas en la carrete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 avión militar pasó por encima del coche volando a baja altura y produjo un ruido ensordecedor, lo que hizo suponer al Pocho que no faltaba much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padre Braulio recorrió completa la calle de Tacuba, caminando tres centímetros por encima del suelo, y a veces más cuando cruzaba sobre algún bache o cuando se montaba distraído en los borbotones de agua negra que emergían de la alcantarill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levantó y, por encima de la mesa, la atrajo por las mejillas con suavidad y la besó en los labios.</text:p>
          </table:table-cell>
          <table:table-cell office:value-type="string" calcext:value-type="string">
            <text:p>CON</text:p>
          </table:table-cell>
          <table:table-cell office:value-type="string" calcext:value-type="string">
            <text:p>LOC</text:p>
          </table:table-cell>
          <table:table-cell office:value-type="string" calcext:value-type="string">
            <text:p>atrae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asoma a la foto por encima de mi hombro y dice: -Es un collage.</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impulso que sufre cualquier superficie aerodinámica, ya sea el ala de un avión o la cola de una ballena, depende de la velocidad con la que el aire, o el agua, pasa por encima de esa superfici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or encima de ella, el teleférico ascendía suavemente y los trenzados cables rechinaban como si protestaran por el peso de los visitantes.</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él le pasa su brazo por encima del hombro a ell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ella pasa el suyo por encima del hombro a é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n algo de timidez pasé por encima de ella para colocarme al otro lado de la cama junto a la pared.</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él trató de cubrirla, pero Clara lo detuvo y su brazo pasó por encima de él para buscar algo en la mesa de noch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edro disparó el balazo que pasó por encima de sus cabezas.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ntió que los brazos apretaban su cuello y abandonó la caricia para tomar esos brazos y levantarlos y recargarlos por encima de su pelo derramado en el sofá, para poder acariciar el interior de esos brazos tensos y suaves y erizados,</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algunos carnavales se quemaba un muñeco que simbolizaba el inicio del Año Nuevo; en otros, para entrar limpios en una nueva temporada y dejar tras de sí toda impureza, se brincaba por encima de una valla de fuego hecho con zacate.</text:p>
          </table:table-cell>
          <table:table-cell office:value-type="string" calcext:value-type="string">
            <text:p>CON</text:p>
          </table:table-cell>
          <table:table-cell office:value-type="string" calcext:value-type="string">
            <text:p>LOC</text:p>
          </table:table-cell>
          <table:table-cell office:value-type="string" calcext:value-type="string">
            <text:p>brinc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de Lerdo se precipitaron a responder de la misma manera y aquello desató una lluvia de proyectiles, un tupido caos de piedras volando por encima de los rieles, hacia las cabezas de uno y otro bando.</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uando los ganchos de abordaje volaron por encima de sus cabezas para asir la nave enemiga, Jean le Chien le pasó los dedos por entre los cabellos rizados, con un gesto que entrañaba algo más que el fútil intento de alentarlo,</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mpré el libro antes de abordar el avión y me puse a leerlo mientras la aeronave rodaba pesadamente hacia la cabecera de la pista para alzarse luego, como un enorme pájaro torpe y desgarbado, muy por encima de las nubes.</text:p>
          </table:table-cell>
          <table:table-cell office:value-type="string" calcext:value-type="string">
            <text:p>CON</text:p>
          </table:table-cell>
          <table:table-cell office:value-type="string" calcext:value-type="string">
            <text:p>LOC</text:p>
          </table:table-cell>
          <table:table-cell office:value-type="string" calcext:value-type="string">
            <text:p>alz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arranqué, hice con ella una pajarita de papel y te la envié, primo, volando, por encima de las nubes, por encima del Hotel Hilton, por encima del Hospital de Saint Mary, por encima de Mayfair y sobre todo por encima de los árboles.</text:p>
          </table:table-cell>
          <table:table-cell office:value-type="string" calcext:value-type="string">
            <text:p>CON</text:p>
          </table:table-cell>
          <table:table-cell office:value-type="string" calcext:value-type="string">
            <text:p>LOC</text:p>
          </table:table-cell>
          <table:table-cell office:value-type="string" calcext:value-type="string">
            <text:p>enviar volando</text:p>
          </table:table-cell>
          <table:table-cell office:value-type="string" calcext:value-type="string">
            <text:p>SI</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uego, que te empezaste a imaginar que el carrito traía una hélice en la parte trasera, y que saliste volando por encima del cerco fronterizo, atravesando todo el Valle Imperial, y viendo cómo, a lo lejos, la ciudad de Mexicali iba desapareciendo.</text:p>
          </table:table-cell>
          <table:table-cell office:value-type="string" calcext:value-type="string">
            <text:p>CON</text:p>
          </table:table-cell>
          <table:table-cell office:value-type="string" calcext:value-type="string">
            <text:p>LOC</text:p>
          </table:table-cell>
          <table:table-cell office:value-type="string" calcext:value-type="string">
            <text:p>salir volando</text:p>
          </table:table-cell>
          <table:table-cell office:value-type="string" calcext:value-type="string">
            <text:p>SI-Fuente-Maner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ara cuando el mentado Kid reaccionó, que fue de inmediato, ya el Chivo había dado el salto por encima de marchantes y mercaderías.</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or encima de los árboles, casi con dolo, se abrió paso una onda de calor que fue a descansar en su frente, nublándole los ojos por unos segundos.</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Kid pasó por encima de dos agentes que rodaron por el sue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Vallarta lo arrojó contra la otra pared, por encima de la mesa.</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us lágrimas habían sido tan perceptibles como salado era el sabor que le dejaban todavía al pasarse la lengua por encima de la boc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 pronto surgió majestuoso ante chiquillería, remontándose muy por encima de los cerros, haciendo cabriolas en el aire; era un biplano color amarillo, de dos plazas con un potentísimo motor,</text:p>
          </table:table-cell>
          <table:table-cell office:value-type="string" calcext:value-type="string">
            <text:p>CON</text:p>
          </table:table-cell>
          <table:table-cell office:value-type="string" calcext:value-type="string">
            <text:p>LOC</text:p>
          </table:table-cell>
          <table:table-cell office:value-type="string" calcext:value-type="string">
            <text:p>remont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eve sus brazos por encima de su cabeza, y con una mano agarre la muñeca de su otro brazo.</text:p>
          </table:table-cell>
          <table:table-cell office:value-type="string" calcext:value-type="string">
            <text:p>CON</text:p>
          </table:table-cell>
          <table:table-cell office:value-type="string" calcext:value-type="string">
            <text:p>LOC</text:p>
          </table:table-cell>
          <table:table-cell office:value-type="string" calcext:value-type="string">
            <text:p>elev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e extendí a Margarita el ramo por encima de la mesa donde macheteaba filetes de guachinango bien sonrosados.</text:p>
          </table:table-cell>
          <table:table-cell office:value-type="string" calcext:value-type="string">
            <text:p>CON</text:p>
          </table:table-cell>
          <table:table-cell office:value-type="string" calcext:value-type="string">
            <text:p>LOC</text:p>
          </table:table-cell>
          <table:table-cell office:value-type="string" calcext:value-type="string">
            <text:p>extender</text:p>
          </table:table-cell>
          <table:table-cell office:value-type="string" calcext:value-type="string">
            <text:p>SI-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elia se estiró por encima de la barra y besó a Andrew en los labios.</text:p>
          </table:table-cell>
          <table:table-cell office:value-type="string" calcext:value-type="string">
            <text:p>CON</text:p>
          </table:table-cell>
          <table:table-cell office:value-type="string" calcext:value-type="string">
            <text:p>LOC</text:p>
          </table:table-cell>
          <table:table-cell office:value-type="string" calcext:value-type="string">
            <text:p>estirarse</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s manos van conociendo su cuerpo, recorriéndolo por encima de la tela, la textura de la lana y la textura de la seda.</text:p>
          </table:table-cell>
          <table:table-cell office:value-type="string" calcext:value-type="string">
            <text:p>CON</text:p>
          </table:table-cell>
          <table:table-cell office:value-type="string" calcext:value-type="string">
            <text:p>LOC</text:p>
          </table:table-cell>
          <table:table-cell office:value-type="string" calcext:value-type="string">
            <text:p>recorre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ero decenas de adolescentes uniformados corrimos hacia los patios, pasando por encima del legionario y en medio del griterí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oñaba con tres hombres murciélago que tenían la cara de la brasileña y saltaban por encima de un buque oxidado, cuando sonó el teléfono del hotel.</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o pudo evitar pasarse el índice por encima de los labi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ese espacio singular donde la vida borraba sus límites, como una mujer impúdica que en una plaza pública levantara sus faldas por encima del ombligo, los hombres brindaban y libaban con una sed del desierto, hablaban y lloraban sus injusticias y desamores,</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gente camina sorteando los charcos que se han formado en el pavimento, yo paso por encima de ellos.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Tom cambia. Brinca por encima del mostrador tirando balazos, mata a los dos maleantes en el acto, sufriendo a la vez un cuchillazo en un pie.</text:p>
          </table:table-cell>
          <table:table-cell office:value-type="string" calcext:value-type="string">
            <text:p>CON</text:p>
          </table:table-cell>
          <table:table-cell office:value-type="string" calcext:value-type="string">
            <text:p>LOC</text:p>
          </table:table-cell>
          <table:table-cell office:value-type="string" calcext:value-type="string">
            <text:p>brinca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ra bello y benéfico y misterioso, adjetivos que empleó, lo recuerdo muy bien, mientras ya transitábamos por encima del crucero y las bóvedas de la Catedral Metropolitana, con la vista central de una cúpula que en ese momento creí el núcleo de un país que sin lugar a dudas me pertenecía.</text:p>
          </table:table-cell>
          <table:table-cell office:value-type="string" calcext:value-type="string">
            <text:p>CON</text:p>
          </table:table-cell>
          <table:table-cell office:value-type="string" calcext:value-type="string">
            <text:p>LOC</text:p>
          </table:table-cell>
          <table:table-cell office:value-type="string" calcext:value-type="string">
            <text:p>transita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quella mañana dominical, las vibraciones, al dispersarse, saltaban los techos y se confundían con el canto de gallos lejanos y el ladrar de los perros -¡veen!, ¡veeen!-, pasaban por encima de los viandantes tempraneros que, según quiso imaginarse Juan José Macías, de acuerdo con la imagen que empezaba a conjuntar de esa ciudad, pieza por pieza, eran sólo viejecitas enlutadas encaminándose a la misa anunciada por las campan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Frente a la mesa, tan larga como para rodarla por encima de la cama, las cortinas azules dejaban entrar un poco de luz que caía sobre la gran cama de hospital con respaldo móvil.</text:p>
          </table:table-cell>
          <table:table-cell office:value-type="string" calcext:value-type="string">
            <text:p>CON</text:p>
          </table:table-cell>
          <table:table-cell office:value-type="string" calcext:value-type="string">
            <text:p>LOC</text:p>
          </table:table-cell>
          <table:table-cell office:value-type="string" calcext:value-type="string">
            <text:p>rodar</text:p>
          </table:table-cell>
          <table:table-cell office:value-type="string" calcext:value-type="string">
            <text:p>Comp-Maner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ró a la vieja, arrojó un vaho pestilente al papel untándolo con su esencia y trazó con sus dos tridentes seis mandalas por encima de todas las calles, vericuetos, estancias y casas, callejones y rúas que sobre esa plana superficie se encontraban.</text:p>
          </table:table-cell>
          <table:table-cell office:value-type="string" calcext:value-type="string">
            <text:p>CON</text:p>
          </table:table-cell>
          <table:table-cell office:value-type="string" calcext:value-type="string">
            <text:p>LOC</text:p>
          </table:table-cell>
          <table:table-cell office:value-type="string" calcext:value-type="string">
            <text:p>trazar</text:p>
          </table:table-cell>
          <table:table-cell office:value-type="string" calcext:value-type="string">
            <text:p>Comp-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insecto sube por encima de las copas de los árboles, hasta que vemos una panorámica aérea del bosque.</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pasean por encima de las tres puertas, como moscas sobre tarros de miel.</text:p>
          </table:table-cell>
          <table:table-cell office:value-type="string" calcext:value-type="string">
            <text:p>CON</text:p>
          </table:table-cell>
          <table:table-cell office:value-type="string" calcext:value-type="string">
            <text:p>LOC</text:p>
          </table:table-cell>
          <table:table-cell office:value-type="string" calcext:value-type="string">
            <text:p>pasearse</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 único es que nuestro instrumento de medición se desplazará a 650 kilómetros de altura a una velocidad de seis kilómetros por segundo por encima de esta zona-.</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nave orbitará alrededor de los polos del planeta y por encima de la capa de nubes desde una distancia de 250 a 66 mil kilómetros,</text:p>
          </table:table-cell>
          <table:table-cell office:value-type="string" calcext:value-type="string">
            <text:p>CON</text:p>
          </table:table-cell>
          <table:table-cell office:value-type="string" calcext:value-type="string">
            <text:p>LOC</text:p>
          </table:table-cell>
          <table:table-cell office:value-type="string" calcext:value-type="string">
            <text:p>orbitar</text:p>
          </table:table-cell>
          <table:table-cell office:value-type="string" calcext:value-type="string">
            <text:p>SI-Alrededor</text:p>
          </table:table-cell>
          <table:table-cell office:value-type="string" calcext:value-type="string">
            <text:p>alrededo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 vez en cuando, un fanático pensaba que era posible avanzar en la multitud lanzándose por encima de la gente, pero terminaban del otro lado de la valla donde los elementos de seguridad le hacían -manita de puerco-.</text:p>
          </table:table-cell>
          <table:table-cell office:value-type="string" calcext:value-type="string">
            <text:p>CON</text:p>
          </table:table-cell>
          <table:table-cell office:value-type="string" calcext:value-type="string">
            <text:p>LOC</text:p>
          </table:table-cell>
          <table:table-cell office:value-type="string" calcext:value-type="string">
            <text:p>lanzarse</text:p>
          </table:table-cell>
          <table:table-cell office:value-type="string" calcext:value-type="string">
            <text:p>SI-Fuente-Meta</text:p>
          </table:table-cell>
          <table:table-cell office:value-type="string" calcext:value-type="string">
            <text:p>cerca-lejos</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simismo encontraron que dichos nanocables pueden extenderse a una distancia por encima de la cual los electrones pueden ser transferidos,</text:p>
          </table:table-cell>
          <table:table-cell office:value-type="string" calcext:value-type="string">
            <text:p>CON</text:p>
          </table:table-cell>
          <table:table-cell office:value-type="string" calcext:value-type="string">
            <text:p>LOC</text:p>
          </table:table-cell>
          <table:table-cell office:value-type="string" calcext:value-type="string">
            <text:p>extenderse</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asó por encima de las vendedoras de canastas y entre los puestos de cerámica. Su aleteo se confundió por un instante con el arabesco perfecto, azul y verde, que cubría algunas superficies de barr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upo lo que era detenerse en la calle perturbando de pies a cabeza su programa, como según el cubano Pi-ñeira se detienen las aves migrantes al pasar por encima de los sembradíos de piñas y de pronto olerl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 centro, por encima de las aguas, Cerillo se eleva en forma de paloma.</text:p>
          </table:table-cell>
          <table:table-cell office:value-type="string" calcext:value-type="string">
            <text:p>CON</text:p>
          </table:table-cell>
          <table:table-cell office:value-type="string" calcext:value-type="string">
            <text:p>LOC</text:p>
          </table:table-cell>
          <table:table-cell office:value-type="string" calcext:value-type="string">
            <text:p>elev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omás se escucharon los gritos uno de esos cuerpos vuela por encima de la barrera la migra lo regresa nadie se pone de pie</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ras la barda allá afuera llena de rejas y piensas cómo volar por encima de ella... </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ariana no sabía cómo controlarse, avanzó por encima de las cabezas de todos. Armando trataba de seguirla, al igual que los curiosos.</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pelícanos van y vienen por encima del agua, como pájaros de misterio-.</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pelícanos van y vienen por encima del mar, como pájaros de misterio-, sí, pero qué más-.</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pelícanos van y vienen por encima del mar. Sopla la brisa del Golfo-.</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 el agua sube por encima de esta medida, se trata de pérdidas totales, que pueden superar los dos millones de pesos, si se trata de una casa de lujo.</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ues el vecino, afirma que nunca dio la autorización de cerrar la calle en donde vive y se le hizo fácil avanzar por encima de los cables conectados al equipo de producción, arrollando una cámara con tripie y con todo y camarógrafo, el cual salió afectado con un hematoma en una pierna.</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isparada desde la oscuridad, una enorme polilla cecropia atravesó volando de luz en luz por encima de la posición de los actores.</text:p>
          </table:table-cell>
          <table:table-cell office:value-type="string" calcext:value-type="string">
            <text:p>CON</text:p>
          </table:table-cell>
          <table:table-cell office:value-type="string" calcext:value-type="string">
            <text:p>LOC</text:p>
          </table:table-cell>
          <table:table-cell office:value-type="string" calcext:value-type="string">
            <text:p>atravesar volando</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sde el primer instante en que asomó por encima del hombro de Ruttman que, dicho de paso, no era bajo de estatura, todos se interesaron en saber quién era aquel joven angélico…</text:p>
          </table:table-cell>
          <table:table-cell office:value-type="string" calcext:value-type="string">
            <text:p>CON</text:p>
          </table:table-cell>
          <table:table-cell office:value-type="string" calcext:value-type="string">
            <text:p>LOC</text:p>
          </table:table-cell>
          <table:table-cell office:value-type="string" calcext:value-type="string">
            <text:p>asomar</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 estuvieran a la izquierda deberíamos cruzar con la copa por encima de la comida, alcanzándolas con el vapor del plato y hasta cambiando el sabor de la bebid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sí, al paso, llegó a una quebrada unos metros por encima del camino real.</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upongo que por instinto me tiré al suelo y me arrastré hacia el balcón de la recámara que daba a la calle, justo por encima del puesto de periódicos donde me había esperado Georgina.</text:p>
          </table:table-cell>
          <table:table-cell office:value-type="string" calcext:value-type="string">
            <text:p>CON</text:p>
          </table:table-cell>
          <table:table-cell office:value-type="string" calcext:value-type="string">
            <text:p>LOC</text:p>
          </table:table-cell>
          <table:table-cell office:value-type="string" calcext:value-type="string">
            <text:p>arrastrarse</text:p>
          </table:table-cell>
          <table:table-cell office:value-type="string" calcext:value-type="string">
            <text:p>SI-Manera</text:p>
          </table:table-cell>
          <table:table-cell office:value-type="string" calcext:value-type="string">
            <text:p>desplazamient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me ocurrió enseñarle a un grupo de admiradores los pelos de mi pubis. La imagen caló tan hondo en el inconsciente de esos cabrones drogados y pedos que, fuera de sí, pasaron por encima del grupo de seguridad.</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o sé cómo se llamaba pero lo mataron igual que al joven: un balazo justo aquí -dice, colocando su dedo por encima de la manzana de Adán-.</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arroña avanzó por encima del herido y se metió al departamento, apuntando con su sub-ametrallado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ueva el hilo haciendo una curva alrededor de cada diente y deslícelo por encima de la encía.</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empre tendremos París -dice alguien, y yo asiento mansamente, asomándome por encima del hombro de una cuarentona que huele a Coco Chanel y está viendo fotografías del Père-Lachaise.</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desasosiego que se produjo allí era sólo un rumor para los más alejados, que levantaban la cabeza por encima de los demás tratando de indagar lo que ocurría.</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delantero chiapaneco colocó el esférico y lo pasó por encima de la barrera para vencer a Muñoz, otro espectad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con la mano derecha sosteniendo un pincel se unta el colodión por encima de estos bordes, los cuales se mantienen hasta que se forma la película de colodión, entonces, al liberarlos, la herida queda sellada.</text:p>
          </table:table-cell>
          <table:table-cell office:value-type="string" calcext:value-type="string">
            <text:p>CON</text:p>
          </table:table-cell>
          <table:table-cell office:value-type="string" calcext:value-type="string">
            <text:p>LOC</text:p>
          </table:table-cell>
          <table:table-cell office:value-type="string" calcext:value-type="string">
            <text:p>untar</text:p>
          </table:table-cell>
          <table:table-cell office:value-type="string" calcext:value-type="string">
            <text:p>Comp-Manera</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portero ghanés Daniel Agyei atajó dos remates y un brasileño pateó por encima del travesaño en la definición desde los 11 pasos.</text:p>
          </table:table-cell>
          <table:table-cell office:value-type="string" calcext:value-type="string">
            <text:p>CON</text:p>
          </table:table-cell>
          <table:table-cell office:value-type="string" calcext:value-type="string">
            <text:p>LOC</text:p>
          </table:table-cell>
          <table:table-cell office:value-type="string" calcext:value-type="string">
            <text:p>patea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amina hacia la pared, pasa por encima de los vidrios que se le encajan en los pies sin causarle malestar, pero la hacen sangra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ero la multitud sobreviviente pasó por encima de ellos y los separó. Leo se levantó como pudo e intentó sali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uando estaban a milímetros de distancia, el aborto infernal lanzó un terrible golpe con sus afiladas extremidades, pero Liut ya había dado un ágil salto por encima del horror y antes de aterrizar en su cola, le clavó la espada de fuego azul en la médula espinal.</text:p>
          </table:table-cell>
          <table:table-cell office:value-type="string" calcext:value-type="string">
            <text:p>CON</text:p>
          </table:table-cell>
          <table:table-cell office:value-type="string" calcext:value-type="string">
            <text:p>LOC</text:p>
          </table:table-cell>
          <table:table-cell office:value-type="string" calcext:value-type="string">
            <text:p>N-salt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raba la calle desde la turbia ventanilla cuando una parvada blanca voló por encima de los automóviles.</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actores se acuestan por parejas frente a frente en el piso. A los que encabezan la formación se les pone una tabla encima. La tabla pasa por encima de los actores, como si ellos fueran una banda de máquina. Al llegar al otro extremo, la tabla regres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el segundo tiempo tuvo otro cabezazo en el corazón del área y mandó el esférico por encima de la cabaña que anoche defendió el joven Canales en sustitución del suspendido Mariano Barbosa.</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luego el paraguayo Osvaldo Martínez cobró un tiro libre a los 60 que se fue por encima de la portería local.</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ejandro Molina estuvo cerca de hacer daño a la meta local, con un tiro de media vuelta dentro del área que se fue apenas por encima del larguer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jugadores despertaron a la gente con un disparo de Arturo Muñoz quien intentó sorprender a Orozco con un tiro lejano, el cual pasó por encima de la porterí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sde la banda izquierda se creó la primera jugada, cuando David Toledo combinó con Lobos y el primero sacó un derechazo que se fue por encima del travesaño autónom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bró Javier Saavedra en dos ocasiones y en la segunda su disparo pasó por encima de la barrera y se incrustó a la izquierda del portero Gabriel López, que se lanzó infructuosamen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onia, sin tardanza, pasó por encima de su cabeza el huipil blanco que llevaba y quedó completamente desnuda, a excepción de las sandali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za al entrar la lámpara por encima de la cabeza descubierta. Mira mecidos los muslos de media sombra.</text:p>
          </table:table-cell>
          <table:table-cell office:value-type="string" calcext:value-type="string">
            <text:p>CON</text:p>
          </table:table-cell>
          <table:table-cell office:value-type="string" calcext:value-type="string">
            <text:p>LOC</text:p>
          </table:table-cell>
          <table:table-cell office:value-type="string" calcext:value-type="string">
            <text:p>alz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a garza insomne cruzó por enfrente, remontando el vuelo como si quisiera pasar por encima del mirad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peces como sables plateados con alas de ángel y otros, violáceos como la dalia excelsa, tenían ojos luminosos, y había rayas romboides salpicadas de manchas de charol y las cabrillas que habíamos visto saltar por encima de las olas agregaron su azul oscuro y sus franjas sanguíneas al multicolor hervidero</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uego íbamos a casa. Papá llevaba a mamá del hombro. Yo caminaba unos pasos adelante. El globo me seguía por encima de la cabeza. Nos deteníamos en el pan y en la nevería y a comprar el periódico.</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ésas son las nubes aguaceras. Se asoman por encima de los cerros y un instante después está ya en el valle el redoblar del chaparrón.</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zó la botella por encima de la cabeza con la esperanza de que lo viera el mesero, que acababa de ganar un alfil.</text:p>
          </table:table-cell>
          <table:table-cell office:value-type="string" calcext:value-type="string">
            <text:p>CON</text:p>
          </table:table-cell>
          <table:table-cell office:value-type="string" calcext:value-type="string">
            <text:p>LOC</text:p>
          </table:table-cell>
          <table:table-cell office:value-type="string" calcext:value-type="string">
            <text:p>alz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marinero levantó por encima de la cabeza el vaso vacío, pues sintió que se hallaba al filo de una discusión larga y tal vez acalorada.</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provechando que el público había quedado perplejo y confundido, Bobo se acercó a mí, me pasó el brazo por encima de los hombros y, desabrochándose la corbata de moño y empujándome entre las sillas hacia el extremo de Hamiel que da a la escalinata de la universidad, dij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a vez que el coche hubo frenado, Ana cruzó por encima de ese despojo de galán de cine para abrir la puerta del copiloto,</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uego, el argentino picó el balón por encima del portero Toño para que Pedro definiera sólo con el pecho a centímetros de la línea de meta.</text:p>
          </table:table-cell>
          <table:table-cell office:value-type="string" calcext:value-type="string">
            <text:p>CON</text:p>
          </table:table-cell>
          <table:table-cell office:value-type="string" calcext:value-type="string">
            <text:p>LOC</text:p>
          </table:table-cell>
          <table:table-cell office:value-type="string" calcext:value-type="string">
            <text:p>picar</text:p>
          </table:table-cell>
          <table:table-cell table:number-columns-repeated="2" office:value-type="string" calcext:value-type="string">
            <text:p>N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ero Boston reaccionó con el tablazo de Pedroia, que salió por encima de la barda del jardín izquierd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primeros instantes del duelo no pasaron de algunas llegadas de Chivas, pero todas se fueron por encima del arco de Palacio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dos minutos después, Carreño volvió a fabricarse otra ocasión, pero su nuevo intento salió por encima del travesañ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uando Sandra Sepúlveda rechazó un remate de Abby Wambach y el rechace lo recogió Amy Rodríguez, pero lo envió por encima del travesaño.</text:p>
          </table:table-cell>
          <table:table-cell office:value-type="string" calcext:value-type="string">
            <text:p>CON</text:p>
          </table:table-cell>
          <table:table-cell office:value-type="string" calcext:value-type="string">
            <text:p>LOC</text:p>
          </table:table-cell>
          <table:table-cell office:value-type="string" calcext:value-type="string">
            <text:p>envi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nselmo dio dos pasos cortos y saltó por encima de las cabezas que pretendían rematar, se colgó en el aire de la lámpara con la punta de los dedos pero le atravesaron un hombro y perdió el apoyo. Azotó en el suelo como una tapia,</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avanzada del grupo trepó por encima de la reja ciclónica de alambre en la parte trasera del estacionamiento y se aventuró hasta el área de carga y descarga de las bodegas.</text:p>
          </table:table-cell>
          <table:table-cell office:value-type="string" calcext:value-type="string">
            <text:p>CON</text:p>
          </table:table-cell>
          <table:table-cell office:value-type="string" calcext:value-type="string">
            <text:p>LOC</text:p>
          </table:table-cell>
          <table:table-cell office:value-type="string" calcext:value-type="string">
            <text:p>trepa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n bajar la velocidad, Julia retrepó las ruedas de su moto sobre el desnivel de un camellón para robarse la vuelta y tomar Pino Suárez por encima de la banqueta, todavía en sentido contrario a la circulación.</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frotaba y se mecía como si ambicionara entrar en ella por encima de la tela del calzón.</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entras se lavaba los dientes consideró la posibilidad de que la cucaracha hubiera caminado por encima de las cerdas del cepill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uego, encaramándose como pudo, se retrepó por encima de Anselmo para sacar el brazo por la ventanilla y levantarles el dedo medio hasta que los dejaron atrás, alebrestados y calientes como un horda de hienas.</text:p>
          </table:table-cell>
          <table:table-cell office:value-type="string" calcext:value-type="string">
            <text:p>CON</text:p>
          </table:table-cell>
          <table:table-cell office:value-type="string" calcext:value-type="string">
            <text:p>LOC</text:p>
          </table:table-cell>
          <table:table-cell office:value-type="string" calcext:value-type="string">
            <text:p>retreparse</text:p>
          </table:table-cell>
          <table:table-cell office:value-type="string" calcext:value-type="string">
            <text:p>SI-Meta</text:p>
          </table:table-cell>
          <table:table-cell office:value-type="string" calcext:value-type="string">
            <text:p>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ariana bajó de la camioneta cruzándose por encima de Anselmo.</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grupo rió en coro cuando la mochila se abrió en el aire y las hojas de los cuadernos volaron absorbidas por un remolino de corrientes encontradas. Por encima de la nube ascendente de papeles, irrumpió una formación india de cuatro helicópteros. Los muchachos dejaron de reír.</text:p>
          </table:table-cell>
          <table:table-cell office:value-type="string" calcext:value-type="string">
            <text:p>CON</text:p>
          </table:table-cell>
          <table:table-cell office:value-type="string" calcext:value-type="string">
            <text:p>LOC</text:p>
          </table:table-cell>
          <table:table-cell office:value-type="string" calcext:value-type="string">
            <text:p>irrumpir</text:p>
          </table:table-cell>
          <table:table-cell office:value-type="string" calcext:value-type="string">
            <text:p>SI-Fuente-Meta-Maner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nselmo sacó la cabeza por encima de la barrera lo necesario para verificar qué tan cerca estab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s balas que pasaban por encima de la barrera surcaban el aire sobre sus cabezas con un zumbido de moscardon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ostuvo la nuca de Mariana levantándola un palmo por encima del regazo de Julia y le aplicó la lata a la boca de igual modo que si alimentara un bebé.</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rimero se pasó el talabarte por encima de la cabeza pero se le pegó al velero del chaleco antibal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bici se inventa cuando se pasa la pierna por encima de su marco por primera vez, cuando el primer estudio sobre el equilibrio en dos ruedas toma lugar y cuando se comprueba que es posible, por más ridículo que parezca, mantenerse en movimient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ambueza le había pedido el balón al ecuatoriano, pero éste se aferró, solamente para echar el balón por encima del travesaño en la jugada clave que salvaría a los locales de la derrota, pero la terrible falla terminó en una tarde de desgracia para los americanistas.</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calor del momento traicionó a Benítez, quien quiso convertirse en héroe y terminó en villano: mandó el tiro por encima del travesaño y las Águilas cayeron en casa,</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cuadro fronterizo quería dar amplitud a su dominio en el marcador y de inicio buscó la meta defendida por Jonathan Orozco con una media vuelta de Alfredo Moreno, cuyo envío se fue por encima del travesañ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s un objeto -bastante difícil de observar, debido a su trayectoria en el cielo de la mañana, su gran velocidad angular, su tenue brillo y las características de su órbita-, que pasa muy por encima del plano orbital de la Tierra, por lo que podría haber pasado -completamente desapercibido- durante esta visita, explicó Jaime Nomen, uno de sus descubridor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Ocurre cuando el sol alcanza su máxima altura por encima del ecuador</text:p>
          </table:table-cell>
          <table:table-cell office:value-type="string" calcext:value-type="string">
            <text:p>CON</text:p>
          </table:table-cell>
          <table:table-cell office:value-type="string" calcext:value-type="string">
            <text:p>LOC</text:p>
          </table:table-cell>
          <table:table-cell office:value-type="string" calcext:value-type="string">
            <text:p>alcanz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ste fenómeno celeste es consecuencia del movimiento natural del Sol y ocurre cuando el astro rey alcanza su mayor altura por encima del ecuador.</text:p>
          </table:table-cell>
          <table:table-cell office:value-type="string" calcext:value-type="string">
            <text:p>CON</text:p>
          </table:table-cell>
          <table:table-cell office:value-type="string" calcext:value-type="string">
            <text:p>LOC</text:p>
          </table:table-cell>
          <table:table-cell office:value-type="string" calcext:value-type="string">
            <text:p>alcanz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a que cuando la peste negra comenzó a diezmar a los invasores, éstos catapultaron a los cadáveres putrefactos, que volaron por encima de las murallas y cayeron en las calles, los tejados, los árboles y las ollas donde se cocinaban los pucheros.</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El Periodista ha entrado, cruza por enfrente del Policía con cuidado. Abre la puerta del cuarto y la cierra tras de sí, ha quedado en penumbr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Pese a ello, otros empleados sostuvieron que dos sujetos pasaron por enfrente de la residencia a bordo de la camioneta con las características referidas, y uno de ellos disparó en repetidas ocasiones, logrando atravesar la cortina metálica de la cochera y algunas ventan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0" calcext:value-type="float">
            <text:p>200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Cecilia sale del escenario pasando por enfrente del grupo del padre Rafael Matienzo. Pablo está jalando a la nana hacia donde está un vendedor y choca accidentalmente con Cecilia. Ésta lo avient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Pasa Cecilia por enfrente de él y lo salud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Al estar en la calle se dio cuenta de que podía pasar por enfrente del edificio donde las jóvenes vivían.</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Pues allá tú, porque si quisieran desestabilizar al país, como dices, no se iban a meter justamente por enfrente de la casa de Heberto Matías Palma.</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era obvio que había tirado al río a la puta nigeriana paralítica que siempre pasaba por enfrente de su casa camino a la rehabilitación.</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el carruaje tirado por dos caballos en donde se acomodaron con algunas dificultades don Felipe González del Río, don Rafael Reyes Spíndola y Eduardo Velázquez trazó un lento circuito por enfrente de la Catedral y a lo largo del Portal de Mercaderes y luego un trecho del de las Flores hasta internarse en la Callejuela.</text:p>
          </table:table-cell>
          <table:table-cell office:value-type="string" calcext:value-type="string">
            <text:p>CON</text:p>
          </table:table-cell>
          <table:table-cell office:value-type="string" calcext:value-type="string">
            <text:p>LOC</text:p>
          </table:table-cell>
          <table:table-cell office:value-type="string" calcext:value-type="string">
            <text:p>trazar</text:p>
          </table:table-cell>
          <table:table-cell office:value-type="string" calcext:value-type="string">
            <text:p>Comp-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Se da cuenta de mi presencia cuando pasa por enfrente de mí.</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todavía serpenteando en el piso mientras dos sombras pasan corriendo por enfrente de la calle y luego más, otros, muchos.</text:p>
          </table:table-cell>
          <table:table-cell office:value-type="string" calcext:value-type="string">
            <text:p>CON</text:p>
          </table:table-cell>
          <table:table-cell office:value-type="string" calcext:value-type="string">
            <text:p>LOC</text:p>
          </table:table-cell>
          <table:table-cell office:value-type="string" calcext:value-type="string">
            <text:p>pasar corriendo</text:p>
          </table:table-cell>
          <table:table-cell office:value-type="string" calcext:value-type="string">
            <text:p>SI-Ruta-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fuera de</text:p>
          </table:table-cell>
          <table:table-cell office:value-type="string" calcext:value-type="string">
            <text:p>Usan un soyate para sostener la falda, cosido a una faja de lana roja con diseño central en el tejido, que se enrolla por fuera del huipil.</text:p>
          </table:table-cell>
          <table:table-cell office:value-type="string" calcext:value-type="string">
            <text:p>CON</text:p>
          </table:table-cell>
          <table:table-cell office:value-type="string" calcext:value-type="string">
            <text:p>LOC</text:p>
          </table:table-cell>
          <table:table-cell office:value-type="string" calcext:value-type="string">
            <text:p>enrollar</text:p>
          </table:table-cell>
          <table:table-cell office:value-type="string" calcext:value-type="string">
            <text:p>SI-Alrededor</text:p>
          </table:table-cell>
          <table:table-cell office:value-type="string" calcext:value-type="string">
            <text:p>alrededo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fuera de</text:p>
          </table:table-cell>
          <table:table-cell office:value-type="string" calcext:value-type="string">
            <text:p>Y el teutón fue a colocarnos por fuera de la alambrada y nos proveyó de piedras arrojadizas y algunos recipientes copeteados de una masa tricolor,</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fuera de</text:p>
          </table:table-cell>
          <table:table-cell office:value-type="string" calcext:value-type="string">
            <text:p>Galante y acomedido, le ayudó a meter los brazos en las mangas y sacar la melena, colocándola cuidadoso por fuera del cuello del suéter.</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a FN de atrás de</text:p>
          </table:table-cell>
          <table:table-cell office:value-type="string" calcext:value-type="string">
            <text:p>Cruzaron un garaje con dos autos como carrozas funerarias y fueron a la parte de atrás de la casa.</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2" office:value-type="float" office:value="0" calcext:value-type="float">
            <text:p>0</text:p>
          </table:table-cell>
          <table:table-cell office:value-type="string" calcext:value-type="string">
            <text:p>a</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me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a FN de atrás de</text:p>
          </table:table-cell>
          <table:table-cell office:value-type="string" calcext:value-type="string">
            <text:p>Nos señala con el dedo como diciendo «los que siguen» y pasamos de uno en uno al otro lado de la superficie de la página: a la parte de atrás de este triplay despedazado desde donde él nos llama, antes de que acaben de caer los granitos del reloj de are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2" office:value-type="float" office:value="0" calcext:value-type="float">
            <text:p>0</text:p>
          </table:table-cell>
          <table:table-cell office:value-type="string" calcext:value-type="string">
            <text:p>a</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me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a FN de atrás de</text:p>
          </table:table-cell>
          <table:table-cell office:value-type="string" calcext:value-type="string">
            <text:p>como hacía en su tarde de salida, iría al Seguro y, después, directamente a casa de su hermana, a su cuchitril o cuarto del patio de atrás de allá,</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2" office:value-type="float" office:value="0" calcext:value-type="float">
            <text:p>0</text:p>
          </table:table-cell>
          <table:table-cell office:value-type="string" calcext:value-type="string">
            <text:p>a</text:p>
          </table:table-cell>
          <table:table-cell office:value-type="string" calcext:value-type="string">
            <text:p>su cuchitril</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meta</text:p>
          </table:table-cell>
          <table:table-cell office:value-type="string" calcext:value-type="string">
            <text:p>FN -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de FN de arriba de</text:p>
          </table:table-cell>
          <table:table-cell office:value-type="string" calcext:value-type="string">
            <text:p>Para las primeras pruebas necesita arrancar uno de sus cabellos, preferentemente de la parte de arriba de su cabeza.</text:p>
          </table:table-cell>
          <table:table-cell office:value-type="string" calcext:value-type="string">
            <text:p>CON</text:p>
          </table:table-cell>
          <table:table-cell office:value-type="string" calcext:value-type="string">
            <text:p>LOC</text:p>
          </table:table-cell>
          <table:table-cell office:value-type="string" calcext:value-type="string">
            <text:p>arrancar</text:p>
          </table:table-cell>
          <table:table-cell office:value-type="string" calcext:value-type="string">
            <text:p>SI-Fuente-Manera</text:p>
          </table:table-cell>
          <table:table-cell office:value-type="string" calcext:value-type="string">
            <text:p>separació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text:p>
          </table:table-cell>
          <table:table-cell office:value-type="string" calcext:value-type="string">
            <text:p>la parte</text:p>
          </table:table-cell>
          <table:table-cell office:value-type="string" calcext:value-type="string">
            <text:p>de</text:p>
          </table:table-cell>
          <table:table-cell office:value-type="string" calcext:value-type="string">
            <text:p>arriba</text:p>
          </table:table-cell>
          <table:table-cell office:value-type="string" calcext:value-type="string">
            <text:p>de</text:p>
          </table:table-cell>
          <table:table-cell office:value-type="float" office:value="0" calcext:value-type="float">
            <text:p>0</text:p>
          </table:table-cell>
          <table:table-cell office:value-type="string" calcext:value-type="string">
            <text:p>fuente</text:p>
          </table:table-cell>
          <table:table-cell office:value-type="string" calcext:value-type="string">
            <text:p>parte-todo</text:p>
          </table:table-cell>
          <table:table-cell office:value-type="string" calcext:value-type="string">
            <text:p>mereo</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de FN de atrás de</text:p>
          </table:table-cell>
          <table:table-cell office:value-type="string" calcext:value-type="string">
            <text:p>Tomo la mochila de la parte de atrás del coche. Saco mi libro de historia y busco la carta de mi hermana.</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fuente</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en FN de atrás de</text:p>
          </table:table-cell>
          <table:table-cell office:value-type="string" calcext:value-type="string">
            <text:p>Frecuentemente se clavan peines de plástico en la parte de atrás del pelo y flores frescas.</text:p>
          </table:table-cell>
          <table:table-cell office:value-type="string" calcext:value-type="string">
            <text:p>CON</text:p>
          </table:table-cell>
          <table:table-cell office:value-type="string" calcext:value-type="string">
            <text:p>LOC</text:p>
          </table:table-cell>
          <table:table-cell office:value-type="string" calcext:value-type="string">
            <text:p>clavar</text:p>
          </table:table-cell>
          <table:table-cell office:value-type="string" calcext:value-type="string">
            <text:p>SI-Meta</text:p>
          </table:table-cell>
          <table:table-cell office:value-type="string" calcext:value-type="string">
            <text:p>fuera-dentr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n</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locativo</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en FN de atrás de</text:p>
          </table:table-cell>
          <table:table-cell office:value-type="string" calcext:value-type="string">
            <text:p>Las autoridades, en lugar del sombrero, colocan en la parte de atrás de la cabeza una banda de tela roja con doble raya negra y de consistencia rígida.</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n</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locativo</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en FN de atrás de</text:p>
          </table:table-cell>
          <table:table-cell office:value-type="string" calcext:value-type="string">
            <text:p>Los indios le trajeron dos grandes cántaros que cargaban sobre la espalda con un mecapal de henequén, los llevaron en la parte de atrás de la casa real.</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n</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locativo</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hacia FN de atrás de</text:p>
          </table:table-cell>
          <table:table-cell office:value-type="string" calcext:value-type="string">
            <text:p>Genaro siguió a Eusebio hacia la parte de atrás de la casa, treparon una escalerilla y se parapetaron tras las almenas en la parte de arriba.</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2" office:value-type="float" office:value="0" calcext:value-type="float">
            <text:p>0</text:p>
          </table:table-cell>
          <table:table-cell office:value-type="string" calcext:value-type="string">
            <text:p>hacia</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dirección</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hasta FN de atrás de</text:p>
          </table:table-cell>
          <table:table-cell office:value-type="string" calcext:value-type="string">
            <text:p>Durante las tardes, cuando todo mundo dormía la siesta, se metía a escondidas hasta la parte de atrás de la casa de paja de Pech y se ocultaba tras el árbol.</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2" office:value-type="float" office:value="0" calcext:value-type="float">
            <text:p>0</text:p>
          </table:table-cell>
          <table:table-cell office:value-type="string" calcext:value-type="string">
            <text:p>hasta</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me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por FN de arriba de</text:p>
          </table:table-cell>
          <table:table-cell office:value-type="string" calcext:value-type="string">
            <text:p>Coloque un trapo abajo y rocíe aceite de bicicleta en la junta de la rueda libre, de manera que entre por la parte de arriba de la junta y salga por la de abajo.</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text:p>
          </table:table-cell>
          <table:table-cell office:value-type="string" calcext:value-type="string">
            <text:p>fuera-dentro</text:p>
          </table:table-cell>
          <table:table-cell table:number-columns-repeated="2" office:value-type="float" office:value="0" calcext:value-type="float">
            <text:p>0</text:p>
          </table:table-cell>
          <table:table-cell office:value-type="string" calcext:value-type="string">
            <text:p>por</text:p>
          </table:table-cell>
          <table:table-cell office:value-type="string" calcext:value-type="string">
            <text:p>la parte</text:p>
          </table:table-cell>
          <table:table-cell office:value-type="string" calcext:value-type="string">
            <text:p>de</text:p>
          </table:table-cell>
          <table:table-cell office:value-type="string" calcext:value-type="string">
            <text:p>arriba</text:p>
          </table:table-cell>
          <table:table-cell office:value-type="string" calcext:value-type="string">
            <text:p>de</text:p>
          </table:table-cell>
          <table:table-cell office:value-type="float" office:value="0" calcext:value-type="float">
            <text:p>0</text:p>
          </table:table-cell>
          <table:table-cell office:value-type="string" calcext:value-type="string">
            <text:p>región</text:p>
          </table:table-cell>
          <table:table-cell office:value-type="string" calcext:value-type="string">
            <text:p>parte-todo</text:p>
          </table:table-cell>
          <table:table-cell office:value-type="string" calcext:value-type="string">
            <text:p>mereo</text:p>
          </table:table-cell>
          <table:table-cell office:value-type="string" calcext:value-type="string">
            <text:p>arriba</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por FN de atrás de</text:p>
          </table:table-cell>
          <table:table-cell office:value-type="string" calcext:value-type="string">
            <text:p>Creí ver a un hombre arrastrarse por la parte de atrás de la capilla.</text:p>
          </table:table-cell>
          <table:table-cell office:value-type="string" calcext:value-type="string">
            <text:p>CON</text:p>
          </table:table-cell>
          <table:table-cell office:value-type="string" calcext:value-type="string">
            <text:p>LOC</text:p>
          </table:table-cell>
          <table:table-cell office:value-type="string" calcext:value-type="string">
            <text:p>arrastrarse</text:p>
          </table:table-cell>
          <table:table-cell office:value-type="string" calcext:value-type="string">
            <text:p>SI-Manera</text:p>
          </table:table-cell>
          <table:table-cell office:value-type="string" calcext:value-type="string">
            <text:p>desplazamiento</text:p>
          </table:table-cell>
          <table:table-cell table:number-columns-repeated="2" office:value-type="float" office:value="0" calcext:value-type="float">
            <text:p>0</text:p>
          </table:table-cell>
          <table:table-cell office:value-type="string" calcext:value-type="string">
            <text:p>por</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ru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por FN de atrás de</text:p>
          </table:table-cell>
          <table:table-cell office:value-type="string" calcext:value-type="string">
            <text:p>Con discreción fue conducido por la parte de atrás de la casa hasta el segundo piso, donde se encontraba la biblioteca del señor Cámara Peón.</text:p>
          </table:table-cell>
          <table:table-cell office:value-type="string" calcext:value-type="string">
            <text:p>CON</text:p>
          </table:table-cell>
          <table:table-cell office:value-type="string" calcext:value-type="string">
            <text:p>LOC</text:p>
          </table:table-cell>
          <table:table-cell office:value-type="string" calcext:value-type="string">
            <text:p>conduci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or</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ru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Zubaran, que en ese momento salía de bajo el chorro de la regadera, * nos recibió en su alcob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26" calcext:value-type="float">
            <text:p>1926</text:p>
          </table:table-cell>
          <table:table-cell office:value-type="string" calcext:value-type="string">
            <text:p>CORDE MEX</text:p>
          </table:table-cell>
          <table:table-cell table:number-columns-repeated="1000"/>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Juan Valdivia se levanta sobresaltado. Se repone. Saca una pistola de bajo la almohada, y empuñándola, se acerca a la puert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75" calcext:value-type="float">
            <text:p>197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Ya no sé cuántas mañanas lo oí levantarse tarareando eso, a veces se paraba en la puerta de nuestro cuarto y lo chiflaba durante un rato hasta que nosotros empezábamos a sacar las cabezas de bajo las sábanas y a maldecir al sol y al padre madrugador que nos había tocad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Mejor así que en un hospital -dijo la camarera y sacó el velis de lona de bajo la cam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El escritor de la obra, que bien puede ser un hombre joven, surge de entre el público antes de que se dé la tercera llamada; </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75" calcext:value-type="float">
            <text:p>197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para descubrir el sitio donde nació Nerón y sacar, de entre los ovarios y los preservativos gelatinosos, la esmeralda que debió caer del ojo asombrado del emperador. </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Cuando termina la acción de la mudanza y el matrimonio se queda a solas, encerrado, el personaje surge súbitamente de entre los muebles y ataca a tubazos a la pareja antes de que Sara y Jorge salgan de su asombro e intenten defenderse.</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una porción pequeña de este grupo original, los huastecos, se separaron de entre los aguacatecos y los uspantecos y emigraron hacia el norte y el oeste </text:p>
          </table:table-cell>
          <table:table-cell office:value-type="string" calcext:value-type="string">
            <text:p>CON</text:p>
          </table:table-cell>
          <table:table-cell office:value-type="string" calcext:value-type="string">
            <text:p>LOC</text:p>
          </table:table-cell>
          <table:table-cell office:value-type="string" calcext:value-type="string">
            <text:p>separarse</text:p>
          </table:table-cell>
          <table:table-cell office:value-type="string" calcext:value-type="string">
            <text:p>SI-Fuente</text:p>
          </table:table-cell>
          <table:table-cell office:value-type="string" calcext:value-type="string">
            <text:p>separación</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e les unió, pasados unos 200 años, otra pequeña porción del grupo original, los yucatecos, quienes se separaron de entre los uspantecos y los pokonchíes.</text:p>
          </table:table-cell>
          <table:table-cell office:value-type="string" calcext:value-type="string">
            <text:p>CON</text:p>
          </table:table-cell>
          <table:table-cell office:value-type="string" calcext:value-type="string">
            <text:p>LOC</text:p>
          </table:table-cell>
          <table:table-cell office:value-type="string" calcext:value-type="string">
            <text:p>separarse</text:p>
          </table:table-cell>
          <table:table-cell office:value-type="string" calcext:value-type="string">
            <text:p>SI-Fuente</text:p>
          </table:table-cell>
          <table:table-cell office:value-type="string" calcext:value-type="string">
            <text:p>separación</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Un poco más tarde, aproximadamente en 750 antes de nuestra era, los tzeltalanos, separándose de entre el jacalteco y el ixil, siguieron a los chontales, se trasladaron hacia el norte, y establecieron un contacto algo más estrecho con el chontalano que con el lacandón-yucateco.</text:p>
          </table:table-cell>
          <table:table-cell office:value-type="string" calcext:value-type="string">
            <text:p>CON</text:p>
          </table:table-cell>
          <table:table-cell office:value-type="string" calcext:value-type="string">
            <text:p>LOC</text:p>
          </table:table-cell>
          <table:table-cell office:value-type="string" calcext:value-type="string">
            <text:p>separarse</text:p>
          </table:table-cell>
          <table:table-cell office:value-type="string" calcext:value-type="string">
            <text:p>SI-Fuente</text:p>
          </table:table-cell>
          <table:table-cell office:value-type="string" calcext:value-type="string">
            <text:p>separación</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 muchedumbre surge un gigante, que arrebata el cadáver de las garras del tigre y, dando a éste una patada, lo mata,</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Leona saca el pie de entre las cobijas y toca el linóleum del pis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idney aún dormía y no fue fácil el salir de entre sus brazos sin despertarla.</text:p>
          </table:table-cell>
          <table:table-cell office:value-type="string" calcext:value-type="string">
            <text:p>CON</text:p>
          </table:table-cell>
          <table:table-cell office:value-type="string" calcext:value-type="string">
            <text:p>LOC</text:p>
          </table:table-cell>
          <table:table-cell office:value-type="string" calcext:value-type="string">
            <text:p>N-salir</text:p>
          </table:table-cell>
          <table:table-cell table:number-columns-repeated="7"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Repentinamente, de entre la oscura selva, salió el indígena corriend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Repentinamente, de entre la oscura selva, salió el indígena corriendo. Daba grandes gritos guerreros mientras blandía un gran machete.</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Jonathan se acerca y de entre las ropas de Tía Emily toma la pistola.</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Besé sus labios carnosos para enmudecerla (su boca, lo confirmo, era un oasis), de entre ellos salió su lengua y chorros, alternados, delicados, de saliv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i él trataba de sacar un fierro de entre el abombado peto de su blusa, tendría que caerle encim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ataca Eloísa, que, al parecer, ha surgido de entre los durmientes de la vía.</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me doy cuenta de estar sentado en un autobús al lado de una tal Conchita cuya loción ya se ha desvanecido quedando tan sólo un suave olor que brota de entre sus muslos pegados a los míos.</text:p>
          </table:table-cell>
          <table:table-cell office:value-type="string" calcext:value-type="string">
            <text:p>CON</text:p>
          </table:table-cell>
          <table:table-cell office:value-type="string" calcext:value-type="string">
            <text:p>LOC</text:p>
          </table:table-cell>
          <table:table-cell office:value-type="string" calcext:value-type="string">
            <text:p>brotar</text:p>
          </table:table-cell>
          <table:table-cell office:value-type="string" calcext:value-type="string">
            <text:p>Comp-Aparece</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un apilo de apuntes tomo esta muestra: -Nos hallamos sobre la tupida cresta de rocas que corona el Telapón</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Cómo estás? barbotó una grácil sombra que súbitamente emergiera de entre los viandantes y los puestos de fruta que se extendían a lo largo de la banqueta.</text:p>
          </table:table-cell>
          <table:table-cell office:value-type="string" calcext:value-type="string">
            <text:p>CON</text:p>
          </table:table-cell>
          <table:table-cell office:value-type="string" calcext:value-type="string">
            <text:p>LOC</text:p>
          </table:table-cell>
          <table:table-cell office:value-type="string" calcext:value-type="string">
            <text:p>emerger</text:p>
          </table:table-cell>
          <table:table-cell office:value-type="string" calcext:value-type="string">
            <text:p>Comp-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Trabajo costó extraernos de entre un montón de chatarra.</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e habían detenido esperando el cambio de luz, y Andrés sintió que la cabeza se le salía de entre los hombros y, como una peonza, giraba a lo largo de la calle chirriante y descoyuntada.</text:p>
          </table:table-cell>
          <table:table-cell office:value-type="string" calcext:value-type="string">
            <text:p>CON</text:p>
          </table:table-cell>
          <table:table-cell office:value-type="string" calcext:value-type="string">
            <text:p>LOC</text:p>
          </table:table-cell>
          <table:table-cell office:value-type="string" calcext:value-type="string">
            <text:p>salirse</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A rastras, el lama llegó hasta el sitio donde se encontraba Regina, la cual pugnaba por salir de entre los ensangrentados cuerpos de sus padre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in atreverse a interrumpir los rezos de la niña, el lama extrajo de entre sus roídos ropajes un largo rosario budista y comenzó, a su vez, a orar con fervor ante ambas imágenes,</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Extrayendo de entre los pliegues de sus vestiduras un antiquísimo rosario comenzó a orar y prosiguió haciéndolo durante toda la noche.</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os cercanos árboles surgió otro pequeño grupo de invasores que al parecer se habían mantenido a la expectativa, aguardando la captura de los ocupantes de la caverna.</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sus mantas extrae un saco. Vacía su contenido</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aca de entre sus ropas acribilladas un ejemplar agujereado de El Diario del Imperio. Empieza a leerl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Corrió otro rato que le pareció el más largo de todos y, al salir de entre dos rocas, lo alcanzó a ver.</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El hombre lo vio cuando, de entre los fardos de la carreta que transportaba el bastimento, extrajo hojas resecas, raíces, aceites y pencas de cactáceas con las que preparó diversas clases de bebedizos;</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Por fin la hoguera se apagó consumiendo lo último de los cadáveres. Hebillas de metal, botones, las mismas esquirlas de metralla que no habían sido extraídas de entre las carnes de aquellos infelices se adivinaban, retorcidas y ennegrecidas entre aquel montón de cenizas humeantes.</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acó de entre las ropas una hoja de papel arrugada y manchada. La revisó detenidament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filas salieron hombres armados con pistolas, carabinas, cuchill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Ni uno más trae armas?- gritó el teniente cuando ya nadie más salió de entre las filas de pasajer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Pero Recamier tiene tan buena vista como tú y cuando se dio cuenta de la granada, se tendió en el suelo y salió ileso, bueno, casi ileso porque hubo que rescatarlo de entre las ruinas.</text:p>
          </table:table-cell>
          <table:table-cell office:value-type="string" calcext:value-type="string">
            <text:p>CON</text:p>
          </table:table-cell>
          <table:table-cell office:value-type="string" calcext:value-type="string">
            <text:p>LOC</text:p>
          </table:table-cell>
          <table:table-cell office:value-type="string" calcext:value-type="string">
            <text:p>resca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La mujer que había estado flotando ovillada, se incorpora y surge entera de entre las olas y apenas sobresale.</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dunas salta Protoe, armada con arco y flecha. Apunta contra Aquiles. Patroclo se desvanece por completo. Retorna el viento.)</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amazonas cautivas, Meroe se desprende, extrae un puñal que escondía en el pecho y mata al soldado griego que la sujeta. Otros soldados van contra ella, pero Aquiles se interpone.</text:p>
          </table:table-cell>
          <table:table-cell office:value-type="string" calcext:value-type="string">
            <text:p>CON</text:p>
          </table:table-cell>
          <table:table-cell office:value-type="string" calcext:value-type="string">
            <text:p>LOC</text:p>
          </table:table-cell>
          <table:table-cell office:value-type="string" calcext:value-type="string">
            <text:p>desprenderse</text:p>
          </table:table-cell>
          <table:table-cell office:value-type="string" calcext:value-type="string">
            <text:p>SI-Fuente || Parte-Todo</text:p>
          </table:table-cell>
          <table:table-cell office:value-type="string" calcext:value-type="string">
            <text:p>separación</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dunas surge un griego desfalleciente que hace señas con un fragmento de espejo. Se detiene a buena distancia.)</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Román: ¡Eh, quién va! ¿Hay alguien ahí? (de entre las sombras sale María Cuetlaxóchitl.) ¡Ah, eres tú, nantlil ¿Qué haces levantada a estas hora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hurga bajo la china de palma y saca de entre las cargas de carbón un rifle. <text:s/></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Vicente en rápido movimiento hurga bajo la china de palma y saca de entre las cargas de carbón un rifl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Entumecidos y magullados los pies son como tierra agrietada. Tumba la tecata de lodo al huarache, y de entre la suela extrae el papelito.</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con la feroz y dulce lucidez que salía a veces como un rayo de entre las brumas de su retraso mental.</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Había visto a su hija salir de entre sus piernas y crecer entre sus braz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Háganse a un lado-, fue la única expresión que alcanzó a escuchar la población que salía de entre los paliacates que cubrían el rostro de los elementos del EPR momentos antes del enfrentamiento con la Policía Judicial y municipal;</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Pero ese guisado necesita, además de la perogrullesca liebre, ingredientes que han de tomarse de entre los que hay.</text:p>
          </table:table-cell>
          <table:table-cell office:value-type="string" calcext:value-type="string">
            <text:p>CON</text:p>
          </table:table-cell>
          <table:table-cell office:value-type="string" calcext:value-type="string">
            <text:p>NO-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 penumbra, aparece la silueta de Teresa, con el conejo de su hermano abrazado y los brazos férreamente apretados contra su pecho.</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viejos documentos y recortes de periódicos, Miselem saca un ejemplar de la Constitución y lee el apartado sobre las facultades del Congreso: tiene facultad para -admitir nuevos estados a la Unión Federal-</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Mientras Sole, con un popotito, trataba de quitarse una semillita de tuna de entre los dientes, la nana sacó su librito de alabanzas a las Hermandades</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La tenía a un palmo de distancia. Sentía cómo se le escapaba la sábana de entre sus dedos y pasaba al poder de la señora ama.</text:p>
          </table:table-cell>
          <table:table-cell office:value-type="string" calcext:value-type="string">
            <text:p>CON</text:p>
          </table:table-cell>
          <table:table-cell office:value-type="string" calcext:value-type="string">
            <text:p>LOC</text:p>
          </table:table-cell>
          <table:table-cell office:value-type="string" calcext:value-type="string">
            <text:p>escaparse</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spués de extenderle la mano, le pidió a Bacon que se sentara, tomó una carpeta de entre las muchas que se extendían delante de él y, sin mirarlo, comenzó a leer fragmentos en voz alta.</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llamas, la policía había extraído a un hombre alto y desgarbado que se limitaba a gritar: «¡Protesto, protesto!»</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Pues en la ocasión anterior obtuvo algunas provisiones de las que los indios recogieron de sobre las rocas y al comerlas había experimentado un notable alivio en los males que lo tenían postrado.</text:p>
          </table:table-cell>
          <table:table-cell office:value-type="string" calcext:value-type="string">
            <text:p>CON</text:p>
          </table:table-cell>
          <table:table-cell office:value-type="string" calcext:value-type="string">
            <text:p>LOC</text:p>
          </table:table-cell>
          <table:table-cell office:value-type="string" calcext:value-type="string">
            <text:p>recoge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Con su cucharas de albañil, los mozos de la cuadrilla quitaron de sobre el ataúd la greda y las yerbas que lo cubrían como una enredadera.</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Resolví que quien entrase acabaría con el cráneo partido en dos y, para tal efecto, tomé de sobre la cómoda un candelero de bronce y lo puse a un lado de la cama.</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Entonces él fue y tomó la bolsa de sobre la cama con tanto cuidado como si contuviese una bomba y la puso sobre el tocador.</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Tendrá usted que retirar ese cartón de sobre su escritorio, y después pedirme disculpas delante de todo el personal. </text:p>
          </table:table-cell>
          <table:table-cell office:value-type="string" calcext:value-type="string">
            <text:p>CON</text:p>
          </table:table-cell>
          <table:table-cell office:value-type="string" calcext:value-type="string">
            <text:p>LOC</text:p>
          </table:table-cell>
          <table:table-cell office:value-type="string" calcext:value-type="string">
            <text:p>retir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Y cóbreme este mango -tomándolo de sobre el montón, hincándole los dientes con placer </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tras</text:p>
          </table:table-cell>
          <table:table-cell office:value-type="string" calcext:value-type="string">
            <text:p>La señora fue y, de tras el zaguán, sacó una escoba; yo me sentía a reventar.</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tra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tras</text:p>
          </table:table-cell>
          <table:table-cell office:value-type="string" calcext:value-type="string">
            <text:p>Mérope regresa de tras bambalinas, con el vestuario manchado de sangre; trae en una mano la daga y en la otra, el cetro de Pólibo.</text:p>
          </table:table-cell>
          <table:table-cell office:value-type="string" calcext:value-type="string">
            <text:p>CON</text:p>
          </table:table-cell>
          <table:table-cell office:value-type="string" calcext:value-type="string">
            <text:p>LOC</text:p>
          </table:table-cell>
          <table:table-cell office:value-type="string" calcext:value-type="string">
            <text:p>regresar</text:p>
          </table:table-cell>
          <table:table-cell office:value-type="string" calcext:value-type="string">
            <text:p>SI-Fuente-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tra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hasta bajo</text:p>
          </table:table-cell>
          <table:table-cell office:value-type="string" calcext:value-type="string">
            <text:p>Al ver llegar a su marido, arrastróse hasta bajo el lecho y atizó y sopló las brasas que lo calentarían, y cuyo rescoldo había estado velando para mantenerlo vivo, deseosa de hacerle sentir como antes el halago inefable de su devoción.</text:p>
          </table:table-cell>
          <table:table-cell office:value-type="string" calcext:value-type="string">
            <text:p>CON</text:p>
          </table:table-cell>
          <table:table-cell office:value-type="string" calcext:value-type="string">
            <text:p>LOC</text:p>
          </table:table-cell>
          <table:table-cell office:value-type="string" calcext:value-type="string">
            <text:p>arrastrarse</text:p>
          </table:table-cell>
          <table:table-cell office:value-type="string" calcext:value-type="string">
            <text:p>SI-Manera</text:p>
          </table:table-cell>
          <table:table-cell office:value-type="string" calcext:value-type="string">
            <text:p>desplazamiento</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bajo</text:p>
          </table:table-cell>
          <table:table-cell office:value-type="float" office:value="1948" calcext:value-type="float">
            <text:p>1948</text:p>
          </table:table-cell>
          <table:table-cell office:value-type="string" calcext:value-type="string">
            <text:p>CORDE MEX</text:p>
          </table:table-cell>
          <table:table-cell table:number-columns-repeated="1000"/>
        </table:table-row>
        <table:table-row table:style-name="ro1">
          <table:table-cell office:value-type="string" calcext:value-type="string">
            <text:p>pp_pp</text:p>
          </table:table-cell>
          <table:table-cell office:value-type="string" calcext:value-type="string">
            <text:p>hasta por</text:p>
          </table:table-cell>
          <table:table-cell office:value-type="string" calcext:value-type="string">
            <text:p>Mi Poncho se tiene que ir hasta por allaaaá..., por los llanos donde juegan la pelota... a espiar cuando salen los trabajadores de las fábricas... Y nomás se descuida tantito y lo agarran los de las camioneta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por</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región</text:p>
          </table:table-cell>
          <table:table-cell office:value-type="float" office:value="1975" calcext:value-type="float">
            <text:p>197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bajo</text:p>
          </table:table-cell>
          <table:table-cell office:value-type="string" calcext:value-type="string">
            <text:p>Fastidiado de dar vueltas sobre sí mismo, introdujo la mano por bajo los faldones de la tilma y extrajo el enorme cuchillo oaxaqueño, arrojándolo al suelo.</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float" office:value="1948" calcext:value-type="float">
            <text:p>1948</text:p>
          </table:table-cell>
          <table:table-cell office:value-type="string" calcext:value-type="string">
            <text:p>CORDE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o no sé cómo le gustan esos animales ... ! Nomás de acordarme la corretiza que me puso uno por entre los huizachales allá en el rancho, se me pone la carne de gallina…</text:p>
          </table:table-cell>
          <table:table-cell office:value-type="string" calcext:value-type="string">
            <text:p>CON</text:p>
          </table:table-cell>
          <table:table-cell office:value-type="string" calcext:value-type="string">
            <text:p>LOC</text:p>
          </table:table-cell>
          <table:table-cell office:value-type="string" calcext:value-type="string">
            <text:p>N-corretiza</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75" calcext:value-type="float">
            <text:p>197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Jorge camina por entre los muebles y va hasta la puerta que conduce a las recámara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 medida que los Miserables se extienden por entre los muebles, husmeantes, se va incorporando el Miserable-parlante.</text:p>
          </table:table-cell>
          <table:table-cell office:value-type="string" calcext:value-type="string">
            <text:p>CON</text:p>
          </table:table-cell>
          <table:table-cell office:value-type="string" calcext:value-type="string">
            <text:p>LOC</text:p>
          </table:table-cell>
          <table:table-cell office:value-type="string" calcext:value-type="string">
            <text:p>extende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la recorre la estancia huyendo por entre los muebles y logra librarse de dos cuchilladas que le lanza el Miserable del cuchillo.</text:p>
          </table:table-cell>
          <table:table-cell office:value-type="string" calcext:value-type="string">
            <text:p>CON</text:p>
          </table:table-cell>
          <table:table-cell office:value-type="string" calcext:value-type="string">
            <text:p>LOC</text:p>
          </table:table-cell>
          <table:table-cell office:value-type="string" calcext:value-type="string">
            <text:p>huir</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Reina un ambiente de violencia que deja escapar sus aires pestilentes por entre las ventanillas.</text:p>
          </table:table-cell>
          <table:table-cell office:value-type="string" calcext:value-type="string">
            <text:p>CON</text:p>
          </table:table-cell>
          <table:table-cell office:value-type="string" calcext:value-type="string">
            <text:p>LOC</text:p>
          </table:table-cell>
          <table:table-cell office:value-type="string" calcext:value-type="string">
            <text:p>escapar</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rrió por entre las casas y sin usar el teléfono para no comprometer más, el sonido de la represión oficiosa levantó terrores y recuerdo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No recuerda cuánto tiempo estuvo en el patio de la vecindad, sólo que la mujer, a quien le decían Burelita, habló con otro enano y después desapareció por entre las ropas colgadas.</text:p>
          </table:table-cell>
          <table:table-cell office:value-type="string" calcext:value-type="string">
            <text:p>CON</text:p>
          </table:table-cell>
          <table:table-cell office:value-type="string" calcext:value-type="string">
            <text:p>LOC</text:p>
          </table:table-cell>
          <table:table-cell office:value-type="string" calcext:value-type="string">
            <text:p>desaparecer</text:p>
          </table:table-cell>
          <table:table-cell office:value-type="string" calcext:value-type="string">
            <text:p>Comp-Des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asi siempre paseando por las calles de San Francisco y Plateros, en donde los elegantes carruajes tirados por los soberbios troncos de caballos, esperaban a sus ocupantes para conducirlos, democráticamente, por entre las humildes calandrias de bandera roja.</text:p>
          </table:table-cell>
          <table:table-cell office:value-type="string" calcext:value-type="string">
            <text:p>CON</text:p>
          </table:table-cell>
          <table:table-cell office:value-type="string" calcext:value-type="string">
            <text:p>LOC</text:p>
          </table:table-cell>
          <table:table-cell office:value-type="string" calcext:value-type="string">
            <text:p>conduci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 el Intelectual A sube a escena por entre el público; es el mismo actor Casimiro, pero ahora va elegantemente vestido, hasta con frivolidad;</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garruñada sobre el montón de pastura, María la doncella se cimbra a los espasmos de las entrañas, tiritando al viento decembrino que se cuela por entre las piedras mal asentadas en el pesebre, allá en las goteras de Belén.</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ndrés frena y, comedidamente, como patinando, avanza por entre una hilera de maniquíes; alcanza a ver su sombra alterando la reposada faz de unos espejos.</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os convoyes partían del Zócalo y corrían sin detenerse hacia el sur por entre milpas y casucas hasta alcanzar los municipios de Tlalpan, Coyoacán, Mixcoac y San Ángel.</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os señores obstruían el paso, pero yo me colé por entre ellos.</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hí va, cauto, esbelto, por entre las mesas y máquinas, bajo focos eléctricos encendidos a las diez de la mañana.</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Él se dejó llevar, y así se fueron por entre viandantes, esquinas y banquetas dando tumbos y hablando sin que él sintiera la tierra bajo los pies como si fuese recostado en las notas de la Patética de Tchaikowsky,</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uego, sacando la punta de la lengua por entre los dientes, miró hacia el fondo del carro y sonrió bajando los párpados.</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e tomaban de la mano y pasaban por entre los demás, seguros, inviolables practicando el amor, qué bárbar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erca del mediodía el fuerte calor obligó a Uriel a interrumpir su deambular por entre las ruinas.</text:p>
          </table:table-cell>
          <table:table-cell office:value-type="string" calcext:value-type="string">
            <text:p>CON</text:p>
          </table:table-cell>
          <table:table-cell office:value-type="string" calcext:value-type="string">
            <text:p>LOC</text:p>
          </table:table-cell>
          <table:table-cell office:value-type="string" calcext:value-type="string">
            <text:p>N-deambular</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el interior de la jaula la pequeña Regina jugueteaba alegremente con los leones, jalándoles la melena e intentando escurrirse por entre sus patas.</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seedores de la instintiva astucia que caracteriza al guerrero nómada, los khampas se percataron al instante de que su única posibilidad de sobrevivir consistía en lograr escabullirse por entre las dos tenazas de tropas enemigas antes de que éstas cerrasen el cerco.</text:p>
          </table:table-cell>
          <table:table-cell office:value-type="string" calcext:value-type="string">
            <text:p>CON</text:p>
          </table:table-cell>
          <table:table-cell office:value-type="string" calcext:value-type="string">
            <text:p>LOC</text:p>
          </table:table-cell>
          <table:table-cell office:value-type="string" calcext:value-type="string">
            <text:p>escabullirse</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l mismo tiempo que irrumpían con sus caballos al galope y sable en mano por entre las líneas chinas, los khampas recitaban con feroz acento la poesía que daba respuesta a la pregunta formulada por su jefe:</text:p>
          </table:table-cell>
          <table:table-cell office:value-type="string" calcext:value-type="string">
            <text:p>CON</text:p>
          </table:table-cell>
          <table:table-cell office:value-type="string" calcext:value-type="string">
            <text:p>LOC</text:p>
          </table:table-cell>
          <table:table-cell office:value-type="string" calcext:value-type="string">
            <text:p>irrumpir</text:p>
          </table:table-cell>
          <table:table-cell office:value-type="string" calcext:value-type="string">
            <text:p>SI-Fuente-Meta-Maner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cto seguido, afirmó con decidido acento que pensaba llevarse a la Dakini y que a bastonazos le abriría paso por entre las líneas chinas.</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abalgando sable en mano por entre la enardecida multitud, los khampas impartieron a voz de cuello órdenes para que ésta se replegase y agrupase.</text:p>
          </table:table-cell>
          <table:table-cell office:value-type="string" calcext:value-type="string">
            <text:p>CON</text:p>
          </table:table-cell>
          <table:table-cell office:value-type="string" calcext:value-type="string">
            <text:p>LOC</text:p>
          </table:table-cell>
          <table:table-cell office:value-type="string" calcext:value-type="string">
            <text:p>cabalg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provechando la confusión por ella generada, Mao y sus seguidores, entre los cuales se contaba el entonces joven Tang, habían logrado escurrirse por entre las líneas enemigas.</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Tras cinco días de marcha por entre abruptos macizos montañosos, la columna y su prisionera arribaron a la aldea cuyos moradores habían proporcionado al lama y a Regina una generosa ayuda durante su permanencia en el valle.</text:p>
          </table:table-cell>
          <table:table-cell office:value-type="string" calcext:value-type="string">
            <text:p>CON</text:p>
          </table:table-cell>
          <table:table-cell office:value-type="string" calcext:value-type="string">
            <text:p>LOC</text:p>
          </table:table-cell>
          <table:table-cell office:value-type="string" calcext:value-type="string">
            <text:p>N-marcha</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joven buscó un lugar en donde permanecer a la espera de la medianoche y se introdujo a tientas por entre las ruinosas habitaciones del Palacio de Quetzalpapálotl.</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e improviso se detuvo y su mirada vagó por entre las ruinas prehispánicas de la Plaza de las Tres Culturas.</text:p>
          </table:table-cell>
          <table:table-cell office:value-type="string" calcext:value-type="string">
            <text:p>CON</text:p>
          </table:table-cell>
          <table:table-cell office:value-type="string" calcext:value-type="string">
            <text:p>LOC</text:p>
          </table:table-cell>
          <table:table-cell office:value-type="string" calcext:value-type="string">
            <text:p>vagar</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Inició su recorrido por entre las mesas dirigiéndose a la que ocupaban los dos funcionarios del Departamento del D.F.</text:p>
          </table:table-cell>
          <table:table-cell office:value-type="string" calcext:value-type="string">
            <text:p>CON</text:p>
          </table:table-cell>
          <table:table-cell office:value-type="string" calcext:value-type="string">
            <text:p>LOC</text:p>
          </table:table-cell>
          <table:table-cell office:value-type="string" calcext:value-type="string">
            <text:p>N-recorrido</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quellos que emprendieron la huida por Isabel la Católica en su dirección sur se diseminaron rápidamente por entre numerosas calles, salvando así la integridad corporal y poniendo punto final a su actuación en los sucesos de esa noche.</text:p>
          </table:table-cell>
          <table:table-cell office:value-type="string" calcext:value-type="string">
            <text:p>CON</text:p>
          </table:table-cell>
          <table:table-cell office:value-type="string" calcext:value-type="string">
            <text:p>LOC</text:p>
          </table:table-cell>
          <table:table-cell office:value-type="string" calcext:value-type="string">
            <text:p>diseminarse</text:p>
          </table:table-cell>
          <table:table-cell office:value-type="string" calcext:value-type="string">
            <text:p>Comp-Posición|Form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in menguar un ápice su exaltado entusiasmo, los manifestantes efectuaron un recorrido de varios kilómetros por entre diversas calles y avenidas, concluyendo la caminata en el Casco de Santo Tomás (Plaza del Carillón).</text:p>
          </table:table-cell>
          <table:table-cell office:value-type="string" calcext:value-type="string">
            <text:p>CON</text:p>
          </table:table-cell>
          <table:table-cell office:value-type="string" calcext:value-type="string">
            <text:p>LOC</text:p>
          </table:table-cell>
          <table:table-cell office:value-type="string" calcext:value-type="string">
            <text:p>N-recorrido</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briéndose paso trabajosamente por entre la alborozada multitud, Regina y sus acompañantes se alejaron del Zócalo.</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a le habían dicho que así como estaba, cegatona, no debía manejarse por entre los rosales como antes lo hacía, pero ella no entendía y esa tarde una espina del rosal que cultivaba en memoria de su difunto hermano Romualdo, le desgarró el párpado inferior izquierdo.</text:p>
          </table:table-cell>
          <table:table-cell office:value-type="string" calcext:value-type="string">
            <text:p>CON</text:p>
          </table:table-cell>
          <table:table-cell office:value-type="string" calcext:value-type="string">
            <text:p>LOC</text:p>
          </table:table-cell>
          <table:table-cell office:value-type="string" calcext:value-type="string">
            <text:p>manejarse</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 dominio del aliento vertical permite no hundirse en el agua, las ciénagas; pasar por entre las espinas y desencarnar a voluntad.</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os había llevado por entre las zanjas del terreno erosionado y ordenado el alto apenas unos metros adelante donde comenzaba el campo sin cultivar y el polvo.</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escendieron lentamente por entre el matorral y se detuvieron donde comenzaba el claro.</text:p>
          </table:table-cell>
          <table:table-cell office:value-type="string" calcext:value-type="string">
            <text:p>CON</text:p>
          </table:table-cell>
          <table:table-cell office:value-type="string" calcext:value-type="string">
            <text:p>LOC</text:p>
          </table:table-cell>
          <table:table-cell office:value-type="string" calcext:value-type="string">
            <text:p>descend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Regresaron por entre los matorrales hasta encontrarse con el resto del grupo.</text:p>
          </table:table-cell>
          <table:table-cell office:value-type="string" calcext:value-type="string">
            <text:p>CON</text:p>
          </table:table-cell>
          <table:table-cell office:value-type="string" calcext:value-type="string">
            <text:p>LOC</text:p>
          </table:table-cell>
          <table:table-cell office:value-type="string" calcext:value-type="string">
            <text:p>regresar</text:p>
          </table:table-cell>
          <table:table-cell office:value-type="string" calcext:value-type="string">
            <text:p>SI-Fuente-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 Trino le pareció ver primero una nubecilla de vapor que subía por entre la maleza;</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entre sus pies huyeron media docena de ratas que abandonaban la carnaza de la que se habían alimentado durante las últimas semanas.</text:p>
          </table:table-cell>
          <table:table-cell office:value-type="string" calcext:value-type="string">
            <text:p>CON</text:p>
          </table:table-cell>
          <table:table-cell office:value-type="string" calcext:value-type="string">
            <text:p>LOC</text:p>
          </table:table-cell>
          <table:table-cell office:value-type="string" calcext:value-type="string">
            <text:p>huir</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 llevaban recorrida la mitad de la distancia que los separaba de los seris cuando el gallardo palomino de don Leonel, aquel robusto y brioso Canario, metió sus remos anteriores en un hoyanco cubierto de zacatal donde se disimulaba el raizón de un árbol muerto; de suerte que tropezando en éste se fue de cabeza y azotó de vuelta entera, largando por entre las orejas a su dueño y dando en el suelo un espantoso costalazo.</text:p>
          </table:table-cell>
          <table:table-cell office:value-type="string" calcext:value-type="string">
            <text:p>CON</text:p>
          </table:table-cell>
          <table:table-cell office:value-type="string" calcext:value-type="string">
            <text:p>LOC</text:p>
          </table:table-cell>
          <table:table-cell office:value-type="string" calcext:value-type="string">
            <text:p>largar</text:p>
          </table:table-cell>
          <table:table-cell office:value-type="string" calcext:value-type="string">
            <text:p>SI-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onato, trató de arrastrarse con un esfuerzo penoso por entre los coyoles del sembradío y los matojos de timbiriche y ruda del ribazo.</text:p>
          </table:table-cell>
          <table:table-cell office:value-type="string" calcext:value-type="string">
            <text:p>CON</text:p>
          </table:table-cell>
          <table:table-cell office:value-type="string" calcext:value-type="string">
            <text:p>LOC</text:p>
          </table:table-cell>
          <table:table-cell office:value-type="string" calcext:value-type="string">
            <text:p>arrastrarse</text:p>
          </table:table-cell>
          <table:table-cell office:value-type="string" calcext:value-type="string">
            <text:p>SI-Manera</text:p>
          </table:table-cell>
          <table:table-cell office:value-type="string" calcext:value-type="string">
            <text:p>desplazamient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u alma había salido volando por entre las rendijas del tejamanil del techo y, orientada por los dioses que moran en la cumbre de los altos cerros comarcanos y por los antepasados que tienen su observatorio en los agujeritos luminosos de las estrellas, tramontab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rtés se abrió camino por entre la multitud que rodeaba la carroza del monarca, y subió al estribo.</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travesó por entre los puestos sarandeando rítmica y juvenilmente su atlética fígura.</text:p>
          </table:table-cell>
          <table:table-cell office:value-type="string" calcext:value-type="string">
            <text:p>CON</text:p>
          </table:table-cell>
          <table:table-cell office:value-type="string" calcext:value-type="string">
            <text:p>LOC</text:p>
          </table:table-cell>
          <table:table-cell office:value-type="string" calcext:value-type="string">
            <text:p>atraves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esaliñados, andrajosos y hechos una plasta de polvo, habían pasado antes por entre la multitud que, por el Jardín de la Soledad, ya se iba a la Feria de Todos los Sant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esa ola incompasiva de fulgor sangriento, intentas saltar por entre aquella turba de cabrones que no parecen darles tregua.</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o impelía a aquellas diminutas criaturas a movilizarse con prodigio, a subir y bajar vertiginosamente por entre las rampas, hormigas sobre el grano en ese fondo blanco y espumeante para el alba.</text:p>
          </table:table-cell>
          <table:table-cell office:value-type="string" calcext:value-type="string">
            <text:p>CON</text:p>
          </table:table-cell>
          <table:table-cell office:value-type="string" calcext:value-type="string">
            <text:p>LOC</text:p>
          </table:table-cell>
          <table:table-cell office:value-type="string" calcext:value-type="string">
            <text:p>subir y bajar</text:p>
          </table:table-cell>
          <table:table-cell office:value-type="string" calcext:value-type="string">
            <text:p>SI-Fuente-Meta</text:p>
          </table:table-cell>
          <table:table-cell office:value-type="string" calcext:value-type="string">
            <text:p>abajo-arriba-abaj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tragado por el recuerdo de una perfecta infelicidad, y en su hija primogénita un retraso mental permanente a cuenta de la asfixia que la trajo al mundo por entre la pelvis inhóspita y estrecha de su madre.</text:p>
          </table:table-cell>
          <table:table-cell office:value-type="string" calcext:value-type="string">
            <text:p>CON</text:p>
          </table:table-cell>
          <table:table-cell office:value-type="string" calcext:value-type="string">
            <text:p>LOC</text:p>
          </table:table-cell>
          <table:table-cell office:value-type="string" calcext:value-type="string">
            <text:p>traer</text:p>
          </table:table-cell>
          <table:table-cell office:value-type="string" calcext:value-type="string">
            <text:p>SI-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n el paso de los días se convirtió en un campamento donde se esparcen por entre las montañas centenares de soldados que buscan a los embozados que aparecieron, el viernes 28, en el acto que conmemoró el primer aniversario de la matanza de 17 campesinos, la mayoría miembros la OCSS.</text:p>
          </table:table-cell>
          <table:table-cell office:value-type="string" calcext:value-type="string">
            <text:p>CON</text:p>
          </table:table-cell>
          <table:table-cell office:value-type="string" calcext:value-type="string">
            <text:p>LOC</text:p>
          </table:table-cell>
          <table:table-cell office:value-type="string" calcext:value-type="string">
            <text:p>esparci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os días después, al levantarse de la cama por la mañana, sintió que algo le resbalaba por entre las piernas. Algo como un hígado de ternera temprana cayó al suelo: un cuajarrón de sangre blando y voluminoso.</text:p>
          </table:table-cell>
          <table:table-cell office:value-type="string" calcext:value-type="string">
            <text:p>CON</text:p>
          </table:table-cell>
          <table:table-cell office:value-type="string" calcext:value-type="string">
            <text:p>LOC</text:p>
          </table:table-cell>
          <table:table-cell office:value-type="string" calcext:value-type="string">
            <text:p>resbal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te reptil es diminuto como un gusano, pero se mueve velozmente por entre las grietas de las piedras y ataca en grup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No se dijeron nada en el camino, atravesaron rápido la Alameda por entre los merolicos y fue al llegar a las afueras del templo cuando Rebis dijo:</text:p>
          </table:table-cell>
          <table:table-cell office:value-type="string" calcext:value-type="string">
            <text:p>CON</text:p>
          </table:table-cell>
          <table:table-cell office:value-type="string" calcext:value-type="string">
            <text:p>LOC</text:p>
          </table:table-cell>
          <table:table-cell office:value-type="string" calcext:value-type="string">
            <text:p>atraves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acó el brazo por entre las cobijas y buscó a tientas el apagador. Eran las cinco y medi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un calabozo, Divino intenta sacar la cabeza por entre los barrotes, sin conseguirlo. </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ero yo pasé por entre nosotros dos y despuecito por entre yo y ella y el aparato de sonid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vanzó por entre los matorrales buscando al indio; el perro tampoco estaba</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sí que no le encontraba el menor peligro a que Lucha se paseara por entre los escritorios alegrando la vista de todo el mundo</text:p>
          </table:table-cell>
          <table:table-cell office:value-type="string" calcext:value-type="string">
            <text:p>CON</text:p>
          </table:table-cell>
          <table:table-cell office:value-type="string" calcext:value-type="string">
            <text:p>LOC</text:p>
          </table:table-cell>
          <table:table-cell office:value-type="string" calcext:value-type="string">
            <text:p>pasearse</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uando iniciamos la caminata por entre las tumbas, mi madre me tomó firmemente del brazo y me dijo: -No me sueltes</text:p>
          </table:table-cell>
          <table:table-cell office:value-type="string" calcext:value-type="string">
            <text:p>CON</text:p>
          </table:table-cell>
          <table:table-cell office:value-type="string" calcext:value-type="string">
            <text:p>LOC</text:p>
          </table:table-cell>
          <table:table-cell office:value-type="string" calcext:value-type="string">
            <text:p>N-caminata</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entre espinas y acahuales persiguen al erello (una especie de salamandra de hasta un metro de largo),</text:p>
          </table:table-cell>
          <table:table-cell office:value-type="string" calcext:value-type="string">
            <text:p>CON</text:p>
          </table:table-cell>
          <table:table-cell office:value-type="string" calcext:value-type="string">
            <text:p>LOC</text:p>
          </table:table-cell>
          <table:table-cell office:value-type="string" calcext:value-type="string">
            <text:p>persegui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Un negro pasa por entre las bancas con un carrito de supermercado lleno de biblias usad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Un sacerdote azteca corre por entre el público con jadeos desesperantes y audibles mirando de vez en vez hacia atrá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 único día que fuimos a verlas, Nadia me guió a través de calles iguales, por entre fachadas simétricas, yo no presté entonces suficiente atención y, a pesar de</text:p>
          </table:table-cell>
          <table:table-cell office:value-type="string" calcext:value-type="string">
            <text:p>CON</text:p>
          </table:table-cell>
          <table:table-cell office:value-type="string" calcext:value-type="string">
            <text:p>LOC</text:p>
          </table:table-cell>
          <table:table-cell office:value-type="string" calcext:value-type="string">
            <text:p>guia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Jean le Chien le pasó los dedos por entre los cabellos rizados, con un gesto que entrañaba algo más que el fútil intento de alentar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entre las mesas aparece bailando la mulata gigante, y de un salto caen en el centro</text:p>
          </table:table-cell>
          <table:table-cell office:value-type="string" calcext:value-type="string">
            <text:p>CON</text:p>
          </table:table-cell>
          <table:table-cell office:value-type="string" calcext:value-type="string">
            <text:p>LOC</text:p>
          </table:table-cell>
          <table:table-cell office:value-type="string" calcext:value-type="string">
            <text:p>aparecer bailando</text:p>
          </table:table-cell>
          <table:table-cell office:value-type="string" calcext:value-type="string">
            <text:p>Comp-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 nos íbamos a caminar por entre los maizales, rubios y dorados, como tus cabellos, como tu piel…</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unque camino muy rápido por entre grupitos de personas, nadie me ve.</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este momento una criatura se desplaza por entre las sombras de la habitación de Morritz</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aminar por entre las tumbas, entre los árboles, me sumergió en una melancolía irremediable</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justo ahora corre despavorido cuando ve los dientes afilados salir junto con un ladrido por entre los barrotes a los que se ha acercado más de lo prudente.</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mpujamos a las ratas y ahora se están saliendo por entre las rendija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tonces lo viste merodear, con aire distraído, por entre los álamos.</text:p>
          </table:table-cell>
          <table:table-cell office:value-type="string" calcext:value-type="string">
            <text:p>CON</text:p>
          </table:table-cell>
          <table:table-cell office:value-type="string" calcext:value-type="string">
            <text:p>LOC</text:p>
          </table:table-cell>
          <table:table-cell office:value-type="string" calcext:value-type="string">
            <text:p>merode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mayoría chorreaba por entre las paletas el exceso de aceite quinado, </text:p>
          </table:table-cell>
          <table:table-cell office:value-type="string" calcext:value-type="string">
            <text:p>CON</text:p>
          </table:table-cell>
          <table:table-cell office:value-type="string" calcext:value-type="string">
            <text:p>LOC</text:p>
          </table:table-cell>
          <table:table-cell office:value-type="string" calcext:value-type="string">
            <text:p>chorrear</text:p>
          </table:table-cell>
          <table:table-cell office:value-type="string" calcext:value-type="string">
            <text:p>SI-Posición|Form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oña Lupita se ponía a la espera y al verlo aproximarse sacaba su regordeta mano por entre los barrotes de la puerta de entrada al tiempo que le decí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l cabo de algunos minutos volvía con un pequeño envoltorio, que pasaba por entre las rejas diciéndol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vieja tubería del servicio potable sufría una gran cantidad de roturas, brotando por doquier veneros cristalinos por entre el viejo empedrado de las calles.</text:p>
          </table:table-cell>
          <table:table-cell office:value-type="string" calcext:value-type="string">
            <text:p>CON</text:p>
          </table:table-cell>
          <table:table-cell office:value-type="string" calcext:value-type="string">
            <text:p>LOC</text:p>
          </table:table-cell>
          <table:table-cell office:value-type="string" calcext:value-type="string">
            <text:p>brotar</text:p>
          </table:table-cell>
          <table:table-cell office:value-type="string" calcext:value-type="string">
            <text:p>Comp-Aparece</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ientras otros trataban de descubrir el secreto, que lo hacía desplazarse tan ligero por entre las nubes, vieron y tocaron tanto como les permitió el piloto y propietario</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ra sorprendente ver a la viuda Díaz caminar sola por entre los pasillos del mercad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e agradaba navegar por el Mississippi, llevar el barco por entre los recodos del río y observar por las lardes las llanuras planas y achatadas</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caricatura de un conejo salta por entre unos niños que beben licuados de chocolate;</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Una tarde, mientras jugaba en la sala, metí la mano por entre los cojines de un sofá en busca de una moneda que había resbalado</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Tiro una foto y queda plasmada Sofía que resbala con elegancia por entre los brazos del hombre que la recuesta en las notas más rimbombantes</text:p>
          </table:table-cell>
          <table:table-cell office:value-type="string" calcext:value-type="string">
            <text:p>CON</text:p>
          </table:table-cell>
          <table:table-cell office:value-type="string" calcext:value-type="string">
            <text:p>LOC</text:p>
          </table:table-cell>
          <table:table-cell office:value-type="string" calcext:value-type="string">
            <text:p>resbal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entre los edificios en ruinas aparecen dos grandes automóviles negro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ero cuando la tía desapareció por entre las llamas y con ella la cabeza de mi tío y la bolsa de Shoes Prinkles, los muchachos creyeron que ya no había nada que preguntar</text:p>
          </table:table-cell>
          <table:table-cell office:value-type="string" calcext:value-type="string">
            <text:p>CON</text:p>
          </table:table-cell>
          <table:table-cell office:value-type="string" calcext:value-type="string">
            <text:p>LOC</text:p>
          </table:table-cell>
          <table:table-cell office:value-type="string" calcext:value-type="string">
            <text:p>desaparecer</text:p>
          </table:table-cell>
          <table:table-cell office:value-type="string" calcext:value-type="string">
            <text:p>Comp-Des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to es elegante -explicó él mientras su amiga y la mía se abrían paso, de regreso, por entre la multitud.</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 sonido de un disparo sube rebotando por entre los cerros y se pierde en la inmensidad azul del cielo abierto.</text:p>
          </table:table-cell>
          <table:table-cell office:value-type="string" calcext:value-type="string">
            <text:p>CON</text:p>
          </table:table-cell>
          <table:table-cell office:value-type="string" calcext:value-type="string">
            <text:p>LOC</text:p>
          </table:table-cell>
          <table:table-cell office:value-type="string" calcext:value-type="string">
            <text:p>subir rebotando</text:p>
          </table:table-cell>
          <table:table-cell office:value-type="string" calcext:value-type="string">
            <text:p>SI-Fuente-Meta-Maner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ha oído la conversación y le entrega una sábana blanca que a su vez da al jinete por entre la reja de la ventana.</text:p>
          </table:table-cell>
          <table:table-cell office:value-type="string" calcext:value-type="string">
            <text:p>CON</text:p>
          </table:table-cell>
          <table:table-cell office:value-type="string" calcext:value-type="string">
            <text:p>LOC</text:p>
          </table:table-cell>
          <table:table-cell office:value-type="string" calcext:value-type="string">
            <text:p>dar</text:p>
          </table:table-cell>
          <table:table-cell office:value-type="string" calcext:value-type="string">
            <text:p>SI-Fuente-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in embargo el rostro yace contra la tierra, y Román no quiere darle la vuelta, así que pasa el lazo a la fuerza por entre suelo y frente, nariz y boc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e echa a correr y salta por entre el incendio. Los demás aplauden al verlo aterrizar al otro lado, ileso,</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i mamá dice que ella no escuchó ningún reloj, nomás me le vine por entre las piernas como una pulga que le sacaba ronchas y la hacia sangrar.</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ientras saltan y gritan y toman sus periódicos para salir por entre el público despidiéndose mientras en el escenario baja lenta la luz</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hora no era el zapato el que tocaba mi pierna sino su pie cubierto por unas medias rasposas. Adiviné la media por el olor, primero; luego por lo desagradable de sentirlo deslizarse por entre el pantalón. Recargó, atenta, la mejilla en la mano derecha.</text:p>
          </table:table-cell>
          <table:table-cell office:value-type="string" calcext:value-type="string">
            <text:p>CON</text:p>
          </table:table-cell>
          <table:table-cell office:value-type="string" calcext:value-type="string">
            <text:p>LOC</text:p>
          </table:table-cell>
          <table:table-cell office:value-type="string" calcext:value-type="string">
            <text:p>deslizarse</text:p>
          </table:table-cell>
          <table:table-cell office:value-type="string" calcext:value-type="string">
            <text:p>SI-Maner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ntes de serpentear por entre las desenmascaradas calles por donde se atravesaban seres patéticos que habían perdido todo sentido de orientación, Madre me indicó que no hiciera preguntas, que no la desconcentrara,</text:p>
          </table:table-cell>
          <table:table-cell office:value-type="string" calcext:value-type="string">
            <text:p>CON</text:p>
          </table:table-cell>
          <table:table-cell office:value-type="string" calcext:value-type="string">
            <text:p>LOC</text:p>
          </table:table-cell>
          <table:table-cell office:value-type="string" calcext:value-type="string">
            <text:p>serpente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e percaté de todo eso mientras mi madre tiraba de mi mano y nos abríamos paso por entre una muchedumbre empavorecida y descontrolada.</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mpecé a revolotear por entre aquellos objetos que de pronto me eran preciosos. Abuelo solía leerme historias</text:p>
          </table:table-cell>
          <table:table-cell office:value-type="string" calcext:value-type="string">
            <text:p>CON</text:p>
          </table:table-cell>
          <table:table-cell office:value-type="string" calcext:value-type="string">
            <text:p>LOC</text:p>
          </table:table-cell>
          <table:table-cell office:value-type="string" calcext:value-type="string">
            <text:p>revolotear</text:p>
          </table:table-cell>
          <table:table-cell office:value-type="string" calcext:value-type="string">
            <text:p>Comp-Manera</text:p>
          </table:table-cell>
          <table:table-cell office:value-type="string" calcext:value-type="string">
            <text:p>N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e vio deambular a Desdémona Tort, protagonista de la telenovela de moda, Pícaras y licenciosas, descalza y en camisón, por entre los marmóreos jardines flanqueados por raros obeliscos.</text:p>
          </table:table-cell>
          <table:table-cell office:value-type="string" calcext:value-type="string">
            <text:p>CON</text:p>
          </table:table-cell>
          <table:table-cell office:value-type="string" calcext:value-type="string">
            <text:p>LOC</text:p>
          </table:table-cell>
          <table:table-cell office:value-type="string" calcext:value-type="string">
            <text:p>deambular</text:p>
          </table:table-cell>
          <table:table-cell office:value-type="string" calcext:value-type="string">
            <text:p>Comp-Maner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o y su mirada de un azul fuerte, más parecida a la de Abuelo y a la mía propia que aquella que a diario me seguía por entre las nubes en mi camino al VEA</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jeando, sangrando y adolorido guiaba la muía con un cabestro abriéndonos paso por entre las matas sin dirección precisa. Luego de un rato dejamos de escuchar los</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e nuevo en el camino, ahora nos adentramos por entre las montañas. La carretera llena de curvas obliga al chofer a conducir despacio</text:p>
          </table:table-cell>
          <table:table-cell office:value-type="string" calcext:value-type="string">
            <text:p>CON</text:p>
          </table:table-cell>
          <table:table-cell office:value-type="string" calcext:value-type="string">
            <text:p>LOC</text:p>
          </table:table-cell>
          <table:table-cell office:value-type="string" calcext:value-type="string">
            <text:p>adentrarse</text:p>
          </table:table-cell>
          <table:table-cell office:value-type="string" calcext:value-type="string">
            <text:p>SI-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hasta que se deshizo y en su lugar quedó una flecha, entonces corrimos siguiéndola por entre la milpa, pasamos por la casa de Pedro, luego atravesamos el pueblo y bajamos</text:p>
          </table:table-cell>
          <table:table-cell office:value-type="string" calcext:value-type="string">
            <text:p>CON</text:p>
          </table:table-cell>
          <table:table-cell office:value-type="string" calcext:value-type="string">
            <text:p>LOC</text:p>
          </table:table-cell>
          <table:table-cell office:value-type="string" calcext:value-type="string">
            <text:p>correr siguiendo</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otra mano baja por entre mis senos y me penetra, entra y sale mientras me asfixio. Antes de terminar</text:p>
          </table:table-cell>
          <table:table-cell office:value-type="string" calcext:value-type="string">
            <text:p>CON</text:p>
          </table:table-cell>
          <table:table-cell office:value-type="string" calcext:value-type="string">
            <text:p>LOC</text:p>
          </table:table-cell>
          <table:table-cell office:value-type="string" calcext:value-type="string">
            <text:p>bajar</text:p>
          </table:table-cell>
          <table:table-cell office:value-type="string" calcext:value-type="string">
            <text:p>SI-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menzamos a ascender por la cañada, por entre las inmensas piedras de color arena; están ya cerca del lugar de san Demetrio</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aminábamos por entre las parcelas. Sus manos eran rugosas pero a mí me confortaban. Cómo me confortab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el comedor hay mesas, como es de esperarse, pero no las suficientes para un salón tan amplio, y los meseros caminan por entre ellas, libres de obstáculos como en una alamed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otro lado, la costumbre de Napoleón de meterse siempre la mano por entre los botones de su chaleco para agarrarse el abdomen, ha sido revisada también</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uego se dirige al deforme costal de huesos que por el inclemente calor sólo está cubierto por una ligera sábana, la cual desliza hasta debajo de las rodillas y va introduciendo el látex por entre las dos piernas y es desagradable.</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artín también hace lo mismo pero se escabulle por entre mis brazos -después limpio todo el tiradero- dice y me pide que lo estreche</text:p>
          </table:table-cell>
          <table:table-cell office:value-type="string" calcext:value-type="string">
            <text:p>CON</text:p>
          </table:table-cell>
          <table:table-cell office:value-type="string" calcext:value-type="string">
            <text:p>LOC</text:p>
          </table:table-cell>
          <table:table-cell office:value-type="string" calcext:value-type="string">
            <text:p>escabullirse</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o, despierto, esperaba a escuchar sus ronquidos para escabullirme por entre sus manos de uñas larguísimas y salir de la habitación hasta la calle</text:p>
          </table:table-cell>
          <table:table-cell office:value-type="string" calcext:value-type="string">
            <text:p>CON</text:p>
          </table:table-cell>
          <table:table-cell office:value-type="string" calcext:value-type="string">
            <text:p>LOC</text:p>
          </table:table-cell>
          <table:table-cell office:value-type="string" calcext:value-type="string">
            <text:p>escabullirse</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rimero sonaba como si se persiguieran jugueteando por entre los muebles, pero luego era notorio que el juego se desplazaba</text:p>
          </table:table-cell>
          <table:table-cell office:value-type="string" calcext:value-type="string">
            <text:p>CON</text:p>
          </table:table-cell>
          <table:table-cell office:value-type="string" calcext:value-type="string">
            <text:p>LOC</text:p>
          </table:table-cell>
          <table:table-cell office:value-type="string" calcext:value-type="string">
            <text:p>persegui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Hago el intento dos o tres veces de recuperar mi mano, deslizarla suavemente por entre los barrotes diminutos de sus dedos, y traerla hacia el teclado para escribir</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Ha querido volver a Garibaldi, caminar por entre los borrachos, oler la chela derramada, sortear las botellas rotas, las mujere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 sudor le escurría en hebras por entre las cejas y las sienes. Con la manga de la camisa se secó la cara.</text:p>
          </table:table-cell>
          <table:table-cell office:value-type="string" calcext:value-type="string">
            <text:p>CON</text:p>
          </table:table-cell>
          <table:table-cell office:value-type="string" calcext:value-type="string">
            <text:p>LOC</text:p>
          </table:table-cell>
          <table:table-cell office:value-type="string" calcext:value-type="string">
            <text:p>escurrir</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Salta por sobre el muerto y sale.</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78" calcext:value-type="float">
            <text:p>1978</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Los campesinos asestan un golpe, un golpe solo, seco, mortal. y levantan por sobre sus cabezas el cuerpo sin vida de don Máximo.</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Se secó con una manta delgada que una mano anónima había echado por sobre el cubículo en cuanto hubo terminado de bañarse, </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Las balas volvieron a zumbar por sobre su cabeza. Eran buenos tiradores.</text:p>
          </table:table-cell>
          <table:table-cell office:value-type="string" calcext:value-type="string">
            <text:p>CON</text:p>
          </table:table-cell>
          <table:table-cell office:value-type="string" calcext:value-type="string">
            <text:p>LOC</text:p>
          </table:table-cell>
          <table:table-cell office:value-type="string" calcext:value-type="string">
            <text:p>zumbar</text:p>
          </table:table-cell>
          <table:table-cell table:number-columns-repeated="2" office:value-type="string" calcext:value-type="string">
            <text:p>N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Rodrigo sacó la cabeza por sobre la tronera de tierra y piedras e instantes después una bala se estrelló en el techo del socavón,</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Cuando el sonido calló, asomó por sobre la pared del zanjón para disparar.</text:p>
          </table:table-cell>
          <table:table-cell office:value-type="string" calcext:value-type="string">
            <text:p>CON</text:p>
          </table:table-cell>
          <table:table-cell office:value-type="string" calcext:value-type="string">
            <text:p>LOC</text:p>
          </table:table-cell>
          <table:table-cell office:value-type="string" calcext:value-type="string">
            <text:p>asomar</text:p>
          </table:table-cell>
          <table:table-cell office:value-type="string" calcext:value-type="string">
            <text:p>SI-Posición|Form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este partido -seguiría con la tentación de tomar dinero de las arcas públicas, sobre todo si la competencia electoral es cuesta arriba, aunque aparentando que recibe por sobre la mesa lo que antes recibía, de manera vergonzante, por debajo-.</text:p>
          </table:table-cell>
          <table:table-cell office:value-type="string" calcext:value-type="string">
            <text:p>CON</text:p>
          </table:table-cell>
          <table:table-cell office:value-type="string" calcext:value-type="string">
            <text:p>LOC</text:p>
          </table:table-cell>
          <table:table-cell office:value-type="string" calcext:value-type="string">
            <text:p>recibir</text:p>
          </table:table-cell>
          <table:table-cell office:value-type="string" calcext:value-type="string">
            <text:p>Comp-Fuente-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y por unos instantes su pequeña humanidad se perdió en el oscuro zaguán que estaba obstruido por dos maderos largos y carcomidos, ahora vestigios de las jambas de la entrada, avanzó por sobre los escombros del portal, que en un tiempo existió paralelo a las habitaciones que daban a la calle</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_adv</text:p>
          </table:table-cell>
          <table:table-cell office:value-type="string" calcext:value-type="string">
            <text:p>de por aquí</text:p>
          </table:table-cell>
          <table:table-cell office:value-type="string" calcext:value-type="string">
            <text:p>Me dio muina verlos como queleles sobre ella y te traigo la razón para que los corras de por aquí y no dejes que estén dando ese espectáculo.</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por</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región</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
      <table:table table:name="TOTALES DE FORMAS_MEX Y NO MEX" table:style-name="ta1">
        <office:forms form:automatic-focus="false" form:apply-design-mode="false"/>
        <table:table-column table:style-name="co21" table:default-cell-style-name="Default"/>
        <table:table-column table:style-name="co22" table:default-cell-style-name="Default"/>
        <table:table-column table:style-name="co23" table:default-cell-style-name="Default"/>
        <table:table-row table:style-name="ro1">
          <table:table-cell office:value-type="string" calcext:value-type="string">
            <text:p>adv </text:p>
          </table:table-cell>
          <table:table-cell office:value-type="string" calcext:value-type="string">
            <text:p>abajo</text:p>
          </table:table-cell>
          <table:table-cell office:value-type="float" office:value="20" calcext:value-type="float">
            <text:p>20</text:p>
          </table:table-cell>
        </table:table-row>
        <table:table-row table:style-name="ro1">
          <table:table-cell office:value-type="string" calcext:value-type="string">
            <text:p>adv </text:p>
          </table:table-cell>
          <table:table-cell office:value-type="string" calcext:value-type="string">
            <text:p>alrededor</text:p>
          </table:table-cell>
          <table:table-cell office:value-type="float" office:value="15" calcext:value-type="float">
            <text:p>15</text:p>
          </table:table-cell>
        </table:table-row>
        <table:table-row table:style-name="ro1">
          <table:table-cell office:value-type="string" calcext:value-type="string">
            <text:p>adv </text:p>
          </table:table-cell>
          <table:table-cell office:value-type="string" calcext:value-type="string">
            <text:p>adelante</text:p>
          </table:table-cell>
          <table:table-cell office:value-type="float" office:value="14" calcext:value-type="float">
            <text:p>14</text:p>
          </table:table-cell>
        </table:table-row>
        <table:table-row table:style-name="ro1">
          <table:table-cell office:value-type="string" calcext:value-type="string">
            <text:p>adv </text:p>
          </table:table-cell>
          <table:table-cell office:value-type="string" calcext:value-type="string">
            <text:p>adentro</text:p>
          </table:table-cell>
          <table:table-cell office:value-type="float" office:value="5" calcext:value-type="float">
            <text:p>5</text:p>
          </table:table-cell>
        </table:table-row>
        <table:table-row table:style-name="ro1">
          <table:table-cell office:value-type="string" calcext:value-type="string">
            <text:p>adv </text:p>
          </table:table-cell>
          <table:table-cell office:value-type="string" calcext:value-type="string">
            <text:p>encima</text:p>
          </table:table-cell>
          <table:table-cell office:value-type="float" office:value="5" calcext:value-type="float">
            <text:p>5</text:p>
          </table:table-cell>
        </table:table-row>
        <table:table-row table:style-name="ro1">
          <table:table-cell office:value-type="string" calcext:value-type="string">
            <text:p>adv </text:p>
          </table:table-cell>
          <table:table-cell office:value-type="string" calcext:value-type="string">
            <text:p>delante</text:p>
          </table:table-cell>
          <table:table-cell office:value-type="float" office:value="5" calcext:value-type="float">
            <text:p>5</text:p>
          </table:table-cell>
        </table:table-row>
        <table:table-row table:style-name="ro1">
          <table:table-cell office:value-type="string" calcext:value-type="string">
            <text:p>adv </text:p>
          </table:table-cell>
          <table:table-cell office:value-type="string" calcext:value-type="string">
            <text:p>atrás</text:p>
          </table:table-cell>
          <table:table-cell office:value-type="float" office:value="5" calcext:value-type="float">
            <text:p>5</text:p>
          </table:table-cell>
        </table:table-row>
        <table:table-row table:style-name="ro1">
          <table:table-cell office:value-type="string" calcext:value-type="string">
            <text:p>adv </text:p>
          </table:table-cell>
          <table:table-cell office:value-type="string" calcext:value-type="string">
            <text:p>detrás</text:p>
          </table:table-cell>
          <table:table-cell office:value-type="float" office:value="4" calcext:value-type="float">
            <text:p>4</text:p>
          </table:table-cell>
        </table:table-row>
        <table:table-row table:style-name="ro1">
          <table:table-cell office:value-type="string" calcext:value-type="string">
            <text:p>adv </text:p>
          </table:table-cell>
          <table:table-cell office:value-type="string" calcext:value-type="string">
            <text:p>enfrente</text:p>
          </table:table-cell>
          <table:table-cell office:value-type="float" office:value="4" calcext:value-type="float">
            <text:p>4</text:p>
          </table:table-cell>
        </table:table-row>
        <table:table-row table:style-name="ro1">
          <table:table-cell office:value-type="string" calcext:value-type="string">
            <text:p>adv </text:p>
          </table:table-cell>
          <table:table-cell office:value-type="string" calcext:value-type="string">
            <text:p>arriba</text:p>
          </table:table-cell>
          <table:table-cell office:value-type="float" office:value="3" calcext:value-type="float">
            <text:p>3</text:p>
          </table:table-cell>
        </table:table-row>
        <table:table-row table:style-name="ro1">
          <table:table-cell office:value-type="string" calcext:value-type="string">
            <text:p>adv </text:p>
          </table:table-cell>
          <table:table-cell office:value-type="string" calcext:value-type="string">
            <text:p>debajo</text:p>
          </table:table-cell>
          <table:table-cell office:value-type="float" office:value="1" calcext:value-type="float">
            <text:p>1</text:p>
          </table:table-cell>
        </table:table-row>
        <table:table-row table:style-name="ro1">
          <table:table-cell office:value-type="string" calcext:value-type="string">
            <text:p>adv_pp </text:p>
          </table:table-cell>
          <table:table-cell office:value-type="string" calcext:value-type="string">
            <text:p>delante de</text:p>
          </table:table-cell>
          <table:table-cell office:value-type="float" office:value="16" calcext:value-type="float">
            <text:p>16</text:p>
          </table:table-cell>
        </table:table-row>
        <table:table-row table:style-name="ro1">
          <table:table-cell office:value-type="string" calcext:value-type="string">
            <text:p>adv_pp </text:p>
          </table:table-cell>
          <table:table-cell office:value-type="string" calcext:value-type="string">
            <text:p>detrás de</text:p>
          </table:table-cell>
          <table:table-cell office:value-type="float" office:value="11" calcext:value-type="float">
            <text:p>11</text:p>
          </table:table-cell>
        </table:table-row>
        <table:table-row table:style-name="ro1">
          <table:table-cell office:value-type="string" calcext:value-type="string">
            <text:p>adv_pp </text:p>
          </table:table-cell>
          <table:table-cell office:value-type="string" calcext:value-type="string">
            <text:p>alrededor de</text:p>
          </table:table-cell>
          <table:table-cell office:value-type="float" office:value="6" calcext:value-type="float">
            <text:p>6</text:p>
          </table:table-cell>
        </table:table-row>
        <table:table-row table:style-name="ro1">
          <table:table-cell office:value-type="string" calcext:value-type="string">
            <text:p>adv_pp </text:p>
          </table:table-cell>
          <table:table-cell office:value-type="string" calcext:value-type="string">
            <text:p>debajo de</text:p>
          </table:table-cell>
          <table:table-cell office:value-type="float" office:value="6" calcext:value-type="float">
            <text:p>6</text:p>
          </table:table-cell>
        </table:table-row>
        <table:table-row table:style-name="ro1">
          <table:table-cell office:value-type="string" calcext:value-type="string">
            <text:p>adv_pp </text:p>
          </table:table-cell>
          <table:table-cell office:value-type="string" calcext:value-type="string">
            <text:p>adelante de</text:p>
          </table:table-cell>
          <table:table-cell office:value-type="float" office:value="5" calcext:value-type="float">
            <text:p>5</text:p>
          </table:table-cell>
        </table:table-row>
        <table:table-row table:style-name="ro1">
          <table:table-cell office:value-type="string" calcext:value-type="string">
            <text:p>adv_pp </text:p>
          </table:table-cell>
          <table:table-cell office:value-type="string" calcext:value-type="string">
            <text:p>abajo de</text:p>
          </table:table-cell>
          <table:table-cell office:value-type="float" office:value="4" calcext:value-type="float">
            <text:p>4</text:p>
          </table:table-cell>
        </table:table-row>
        <table:table-row table:style-name="ro1">
          <table:table-cell office:value-type="string" calcext:value-type="string">
            <text:p>adv_pp </text:p>
          </table:table-cell>
          <table:table-cell office:value-type="string" calcext:value-type="string">
            <text:p>encima de</text:p>
          </table:table-cell>
          <table:table-cell office:value-type="float" office:value="3" calcext:value-type="float">
            <text:p>3</text:p>
          </table:table-cell>
        </table:table-row>
        <table:table-row table:style-name="ro1">
          <table:table-cell office:value-type="string" calcext:value-type="string">
            <text:p>adv_pp </text:p>
          </table:table-cell>
          <table:table-cell office:value-type="string" calcext:value-type="string">
            <text:p>atrás de</text:p>
          </table:table-cell>
          <table:table-cell office:value-type="float" office:value="2" calcext:value-type="float">
            <text:p>2</text:p>
          </table:table-cell>
        </table:table-row>
        <table:table-row table:style-name="ro1">
          <table:table-cell office:value-type="string" calcext:value-type="string">
            <text:p>adv_pp </text:p>
          </table:table-cell>
          <table:table-cell office:value-type="string" calcext:value-type="string">
            <text:p>enfrente de</text:p>
          </table:table-cell>
          <table:table-cell office:value-type="float" office:value="1" calcext:value-type="float">
            <text:p>1</text:p>
          </table:table-cell>
        </table:table-row>
        <table:table-row table:style-name="ro1">
          <table:table-cell office:value-type="string" calcext:value-type="string">
            <text:p>pp_pp_pp </text:p>
          </table:table-cell>
          <table:table-cell office:value-type="string" calcext:value-type="string">
            <text:p>de por entre</text:p>
          </table:table-cell>
          <table:table-cell office:value-type="float" office:value="3" calcext:value-type="float">
            <text:p>3</text:p>
          </table:table-cell>
        </table:table-row>
        <table:table-row table:style-name="ro1">
          <table:table-cell office:value-type="string" calcext:value-type="string">
            <text:p>pp_pp_pp </text:p>
          </table:table-cell>
          <table:table-cell office:value-type="string" calcext:value-type="string">
            <text:p>de por bajo</text:p>
          </table:table-cell>
          <table:table-cell office:value-type="float" office:value="1" calcext:value-type="float">
            <text:p>1</text:p>
          </table:table-cell>
        </table:table-row>
        <table:table-row table:style-name="ro1">
          <table:table-cell office:value-type="string" calcext:value-type="string">
            <text:p>pp_pp_pp </text:p>
          </table:table-cell>
          <table:table-cell office:value-type="string" calcext:value-type="string">
            <text:p>por tras de</text:p>
          </table:table-cell>
          <table:table-cell office:value-type="float" office:value="1" calcext:value-type="float">
            <text:p>1</text:p>
          </table:table-cell>
        </table:table-row>
        <table:table-row table:style-name="ro1">
          <table:table-cell office:value-type="string" calcext:value-type="string">
            <text:p>pp_pp_adv </text:p>
          </table:table-cell>
          <table:table-cell office:value-type="string" calcext:value-type="string">
            <text:p>de por aquí</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delante</text:p>
          </table:table-cell>
          <table:table-cell office:value-type="float" office:value="12" calcext:value-type="float">
            <text:p>12</text:p>
          </table:table-cell>
        </table:table-row>
        <table:table-row table:style-name="ro1">
          <table:table-cell office:value-type="string" calcext:value-type="string">
            <text:p>pp_adv </text:p>
          </table:table-cell>
          <table:table-cell office:value-type="string" calcext:value-type="string">
            <text:p>hacia atrás</text:p>
          </table:table-cell>
          <table:table-cell office:value-type="float" office:value="7" calcext:value-type="float">
            <text:p>7</text:p>
          </table:table-cell>
        </table:table-row>
        <table:table-row table:style-name="ro1">
          <table:table-cell office:value-type="string" calcext:value-type="string">
            <text:p>pp_adv </text:p>
          </table:table-cell>
          <table:table-cell office:value-type="string" calcext:value-type="string">
            <text:p>para atrás</text:p>
          </table:table-cell>
          <table:table-cell office:value-type="float" office:value="7" calcext:value-type="float">
            <text:p>7</text:p>
          </table:table-cell>
        </table:table-row>
        <table:table-row table:style-name="ro1">
          <table:table-cell office:value-type="string" calcext:value-type="string">
            <text:p>pp_adv </text:p>
          </table:table-cell>
          <table:table-cell office:value-type="string" calcext:value-type="string">
            <text:p>por detrás</text:p>
          </table:table-cell>
          <table:table-cell office:value-type="float" office:value="5" calcext:value-type="float">
            <text:p>5</text:p>
          </table:table-cell>
        </table:table-row>
        <table:table-row table:style-name="ro1">
          <table:table-cell office:value-type="string" calcext:value-type="string">
            <text:p>pp_adv </text:p>
          </table:table-cell>
          <table:table-cell office:value-type="string" calcext:value-type="string">
            <text:p>hacia adelante</text:p>
          </table:table-cell>
          <table:table-cell office:value-type="float" office:value="5" calcext:value-type="float">
            <text:p>5</text:p>
          </table:table-cell>
        </table:table-row>
        <table:table-row table:style-name="ro1">
          <table:table-cell office:value-type="string" calcext:value-type="string">
            <text:p>pp_adv </text:p>
          </table:table-cell>
          <table:table-cell office:value-type="string" calcext:value-type="string">
            <text:p>hacia arriba</text:p>
          </table:table-cell>
          <table:table-cell office:value-type="float" office:value="3" calcext:value-type="float">
            <text:p>3</text:p>
          </table:table-cell>
        </table:table-row>
        <table:table-row table:style-name="ro1">
          <table:table-cell office:value-type="string" calcext:value-type="string">
            <text:p>pp_adv </text:p>
          </table:table-cell>
          <table:table-cell office:value-type="string" calcext:value-type="string">
            <text:p>para adentro</text:p>
          </table:table-cell>
          <table:table-cell office:value-type="float" office:value="3" calcext:value-type="float">
            <text:p>3</text:p>
          </table:table-cell>
        </table:table-row>
        <table:table-row table:style-name="ro1">
          <table:table-cell office:value-type="string" calcext:value-type="string">
            <text:p>pp_adv </text:p>
          </table:table-cell>
          <table:table-cell office:value-type="string" calcext:value-type="string">
            <text:p>de encima</text:p>
          </table:table-cell>
          <table:table-cell office:value-type="float" office:value="3" calcext:value-type="float">
            <text:p>3</text:p>
          </table:table-cell>
        </table:table-row>
        <table:table-row table:style-name="ro1">
          <table:table-cell office:value-type="string" calcext:value-type="string">
            <text:p>pp_adv </text:p>
          </table:table-cell>
          <table:table-cell office:value-type="string" calcext:value-type="string">
            <text:p>hacia delante</text:p>
          </table:table-cell>
          <table:table-cell office:value-type="float" office:value="3" calcext:value-type="float">
            <text:p>3</text:p>
          </table:table-cell>
        </table:table-row>
        <table:table-row table:style-name="ro1">
          <table:table-cell office:value-type="string" calcext:value-type="string">
            <text:p>pp_adv </text:p>
          </table:table-cell>
          <table:table-cell office:value-type="string" calcext:value-type="string">
            <text:p>de enfrente</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hacia abajo</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para adelante</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hasta adelante</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hacia adentro</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de adentro</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atrás</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debajo</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encima</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hasta adentro</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adentro</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ara delante</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hasta arriba</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de abajo</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a FN de atrás de</text:p>
          </table:table-cell>
          <table:table-cell office:value-type="float" office:value="3" calcext:value-type="float">
            <text:p>3</text:p>
          </table:table-cell>
        </table:table-row>
        <table:table-row table:style-name="ro1">
          <table:table-cell office:value-type="string" calcext:value-type="string">
            <text:p>pp_FN_pp_adv_pp </text:p>
          </table:table-cell>
          <table:table-cell office:value-type="string" calcext:value-type="string">
            <text:p>en FN de atrás de</text:p>
          </table:table-cell>
          <table:table-cell office:value-type="float" office:value="3" calcext:value-type="float">
            <text:p>3</text:p>
          </table:table-cell>
        </table:table-row>
        <table:table-row table:style-name="ro1">
          <table:table-cell office:value-type="string" calcext:value-type="string">
            <text:p>pp_FN_pp_adv_pp </text:p>
          </table:table-cell>
          <table:table-cell office:value-type="string" calcext:value-type="string">
            <text:p>por FN de atrás de</text:p>
          </table:table-cell>
          <table:table-cell office:value-type="float" office:value="2" calcext:value-type="float">
            <text:p>2</text:p>
          </table:table-cell>
        </table:table-row>
        <table:table-row table:style-name="ro1">
          <table:table-cell office:value-type="string" calcext:value-type="string">
            <text:p>pp_FN_pp_adv_pp </text:p>
          </table:table-cell>
          <table:table-cell office:value-type="string" calcext:value-type="string">
            <text:p>hasta FN de atrás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por FN de arriba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de FN de arriba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a FN por debajo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hacia FN de atrás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sobre FN de atrás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de FN de atrás de</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de entre</text:p>
          </table:table-cell>
          <table:table-cell office:value-type="float" office:value="184" calcext:value-type="float">
            <text:p>184</text:p>
          </table:table-cell>
        </table:table-row>
        <table:table-row table:style-name="ro1">
          <table:table-cell office:value-type="string" calcext:value-type="string">
            <text:p>pp_pp </text:p>
          </table:table-cell>
          <table:table-cell office:value-type="string" calcext:value-type="string">
            <text:p>por entre</text:p>
          </table:table-cell>
          <table:table-cell office:value-type="float" office:value="183" calcext:value-type="float">
            <text:p>183</text:p>
          </table:table-cell>
        </table:table-row>
        <table:table-row table:style-name="ro1">
          <table:table-cell office:value-type="string" calcext:value-type="string">
            <text:p>pp_pp </text:p>
          </table:table-cell>
          <table:table-cell office:value-type="string" calcext:value-type="string">
            <text:p>por sobre</text:p>
          </table:table-cell>
          <table:table-cell office:value-type="float" office:value="62" calcext:value-type="float">
            <text:p>62</text:p>
          </table:table-cell>
        </table:table-row>
        <table:table-row table:style-name="ro1">
          <table:table-cell office:value-type="string" calcext:value-type="string">
            <text:p>pp_pp </text:p>
          </table:table-cell>
          <table:table-cell office:value-type="string" calcext:value-type="string">
            <text:p>de sobre</text:p>
          </table:table-cell>
          <table:table-cell office:value-type="float" office:value="29" calcext:value-type="float">
            <text:p>29</text:p>
          </table:table-cell>
        </table:table-row>
        <table:table-row table:style-name="ro1">
          <table:table-cell office:value-type="string" calcext:value-type="string">
            <text:p>pp_pp </text:p>
          </table:table-cell>
          <table:table-cell office:value-type="string" calcext:value-type="string">
            <text:p>de bajo</text:p>
          </table:table-cell>
          <table:table-cell office:value-type="float" office:value="22" calcext:value-type="float">
            <text:p>22</text:p>
          </table:table-cell>
        </table:table-row>
        <table:table-row table:style-name="ro1">
          <table:table-cell office:value-type="string" calcext:value-type="string">
            <text:p>pp_pp </text:p>
          </table:table-cell>
          <table:table-cell office:value-type="string" calcext:value-type="string">
            <text:p>de tras</text:p>
          </table:table-cell>
          <table:table-cell office:value-type="float" office:value="11" calcext:value-type="float">
            <text:p>11</text:p>
          </table:table-cell>
        </table:table-row>
        <table:table-row table:style-name="ro1">
          <table:table-cell office:value-type="string" calcext:value-type="string">
            <text:p>pp_pp </text:p>
          </table:table-cell>
          <table:table-cell office:value-type="string" calcext:value-type="string">
            <text:p>por ante</text:p>
          </table:table-cell>
          <table:table-cell office:value-type="float" office:value="8" calcext:value-type="float">
            <text:p>8</text:p>
          </table:table-cell>
        </table:table-row>
        <table:table-row table:style-name="ro1">
          <table:table-cell office:value-type="string" calcext:value-type="string">
            <text:p>pp_pp </text:p>
          </table:table-cell>
          <table:table-cell office:value-type="string" calcext:value-type="string">
            <text:p>de so</text:p>
          </table:table-cell>
          <table:table-cell office:value-type="float" office:value="8" calcext:value-type="float">
            <text:p>8</text:p>
          </table:table-cell>
        </table:table-row>
        <table:table-row table:style-name="ro1">
          <table:table-cell office:value-type="string" calcext:value-type="string">
            <text:p>pp_pp </text:p>
          </table:table-cell>
          <table:table-cell office:value-type="string" calcext:value-type="string">
            <text:p>por bajo</text:p>
          </table:table-cell>
          <table:table-cell office:value-type="float" office:value="5" calcext:value-type="float">
            <text:p>5</text:p>
          </table:table-cell>
        </table:table-row>
        <table:table-row table:style-name="ro1">
          <table:table-cell office:value-type="string" calcext:value-type="string">
            <text:p>pp_pp </text:p>
          </table:table-cell>
          <table:table-cell office:value-type="string" calcext:value-type="string">
            <text:p>de ante</text:p>
          </table:table-cell>
          <table:table-cell office:value-type="float" office:value="4" calcext:value-type="float">
            <text:p>4</text:p>
          </table:table-cell>
        </table:table-row>
        <table:table-row table:style-name="ro1">
          <table:table-cell office:value-type="string" calcext:value-type="string">
            <text:p>pp_pp </text:p>
          </table:table-cell>
          <table:table-cell office:value-type="string" calcext:value-type="string">
            <text:p>para ante</text:p>
          </table:table-cell>
          <table:table-cell office:value-type="float" office:value="4" calcext:value-type="float">
            <text:p>4</text:p>
          </table:table-cell>
        </table:table-row>
        <table:table-row table:style-name="ro1">
          <table:table-cell office:value-type="string" calcext:value-type="string">
            <text:p>pp_pp </text:p>
          </table:table-cell>
          <table:table-cell office:value-type="string" calcext:value-type="string">
            <text:p>de contra</text:p>
          </table:table-cell>
          <table:table-cell office:value-type="float" office:value="4" calcext:value-type="float">
            <text:p>4</text:p>
          </table:table-cell>
        </table:table-row>
        <table:table-row table:style-name="ro1">
          <table:table-cell office:value-type="string" calcext:value-type="string">
            <text:p>pp_pp </text:p>
          </table:table-cell>
          <table:table-cell office:value-type="string" calcext:value-type="string">
            <text:p>hacia en</text:p>
          </table:table-cell>
          <table:table-cell office:value-type="float" office:value="4" calcext:value-type="float">
            <text:p>4</text:p>
          </table:table-cell>
        </table:table-row>
        <table:table-row table:style-name="ro1">
          <table:table-cell office:value-type="string" calcext:value-type="string">
            <text:p>pp_pp </text:p>
          </table:table-cell>
          <table:table-cell office:value-type="string" calcext:value-type="string">
            <text:p>a entre</text:p>
          </table:table-cell>
          <table:table-cell office:value-type="float" office:value="3" calcext:value-type="float">
            <text:p>3</text:p>
          </table:table-cell>
        </table:table-row>
        <table:table-row table:style-name="ro1">
          <table:table-cell office:value-type="string" calcext:value-type="string">
            <text:p>pp_pp </text:p>
          </table:table-cell>
          <table:table-cell office:value-type="string" calcext:value-type="string">
            <text:p>por tras</text:p>
          </table:table-cell>
          <table:table-cell office:value-type="float" office:value="3" calcext:value-type="float">
            <text:p>3</text:p>
          </table:table-cell>
        </table:table-row>
        <table:table-row table:style-name="ro1">
          <table:table-cell office:value-type="string" calcext:value-type="string">
            <text:p>pp_pp </text:p>
          </table:table-cell>
          <table:table-cell office:value-type="string" calcext:value-type="string">
            <text:p>hasta en</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por so</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a so</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para en</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desde entre</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para entre</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hasta sobre</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por contra</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desde so</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a en</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a contra</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para tras</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por en</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hasta so</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a sobre</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hasta ante</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hasta por</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para so</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hasta bajo</text:p>
          </table:table-cell>
          <table:table-cell office:value-type="float" office:value="1" calcext:value-type="float">
            <text:p>1</text:p>
          </table:table-cell>
        </table:table-row>
        <table:table-row table:style-name="ro1">
          <table:table-cell office:value-type="string" calcext:value-type="string">
            <text:p>pp_pp_adv_pp </text:p>
          </table:table-cell>
          <table:table-cell office:value-type="string" calcext:value-type="string">
            <text:p>hasta por encima de</text:p>
          </table:table-cell>
          <table:table-cell office:value-type="float" office:value="1" calcext:value-type="float">
            <text:p>1</text:p>
          </table:table-cell>
        </table:table-row>
        <table:table-row table:style-name="ro1">
          <table:table-cell office:value-type="string" calcext:value-type="string">
            <text:p>pp_pp_adv_pp </text:p>
          </table:table-cell>
          <table:table-cell office:value-type="string" calcext:value-type="string">
            <text:p>desde por encima de</text:p>
          </table:table-cell>
          <table:table-cell office:value-type="float" office:value="1" calcext:value-type="float">
            <text:p>1</text:p>
          </table:table-cell>
        </table:table-row>
        <table:table-row table:style-name="ro1">
          <table:table-cell office:value-type="string" calcext:value-type="string">
            <text:p>pp_pp_adv_pp </text:p>
          </table:table-cell>
          <table:table-cell office:value-type="string" calcext:value-type="string">
            <text:p>hasta por debaj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or encima de</text:p>
          </table:table-cell>
          <table:table-cell office:value-type="float" office:value="330" calcext:value-type="float">
            <text:p>330</text:p>
          </table:table-cell>
        </table:table-row>
        <table:table-row table:style-name="ro1">
          <table:table-cell office:value-type="string" calcext:value-type="string">
            <text:p>pp_adv_pp </text:p>
          </table:table-cell>
          <table:table-cell office:value-type="string" calcext:value-type="string">
            <text:p>por debajo de</text:p>
          </table:table-cell>
          <table:table-cell office:value-type="float" office:value="180" calcext:value-type="float">
            <text:p>180</text:p>
          </table:table-cell>
        </table:table-row>
        <table:table-row table:style-name="ro1">
          <table:table-cell office:value-type="string" calcext:value-type="string">
            <text:p>pp_adv_pp </text:p>
          </table:table-cell>
          <table:table-cell office:value-type="string" calcext:value-type="string">
            <text:p>por detrás de</text:p>
          </table:table-cell>
          <table:table-cell office:value-type="float" office:value="47" calcext:value-type="float">
            <text:p>47</text:p>
          </table:table-cell>
        </table:table-row>
        <table:table-row table:style-name="ro1">
          <table:table-cell office:value-type="string" calcext:value-type="string">
            <text:p>pp_adv_pp </text:p>
          </table:table-cell>
          <table:table-cell office:value-type="string" calcext:value-type="string">
            <text:p>por delante de</text:p>
          </table:table-cell>
          <table:table-cell office:value-type="float" office:value="43" calcext:value-type="float">
            <text:p>43</text:p>
          </table:table-cell>
        </table:table-row>
        <table:table-row table:style-name="ro1">
          <table:table-cell office:value-type="string" calcext:value-type="string">
            <text:p>pp_adv_pp </text:p>
          </table:table-cell>
          <table:table-cell office:value-type="string" calcext:value-type="string">
            <text:p>desde fuera de</text:p>
          </table:table-cell>
          <table:table-cell office:value-type="float" office:value="29" calcext:value-type="float">
            <text:p>29</text:p>
          </table:table-cell>
        </table:table-row>
        <table:table-row table:style-name="ro1">
          <table:table-cell office:value-type="string" calcext:value-type="string">
            <text:p>pp_adv_pp </text:p>
          </table:table-cell>
          <table:table-cell office:value-type="string" calcext:value-type="string">
            <text:p>de abajo de</text:p>
          </table:table-cell>
          <table:table-cell office:value-type="float" office:value="21" calcext:value-type="float">
            <text:p>21</text:p>
          </table:table-cell>
        </table:table-row>
        <table:table-row table:style-name="ro1">
          <table:table-cell office:value-type="string" calcext:value-type="string">
            <text:p>pp_adv_pp </text:p>
          </table:table-cell>
          <table:table-cell office:value-type="string" calcext:value-type="string">
            <text:p>por arriba de</text:p>
          </table:table-cell>
          <table:table-cell office:value-type="float" office:value="20" calcext:value-type="float">
            <text:p>20</text:p>
          </table:table-cell>
        </table:table-row>
        <table:table-row table:style-name="ro1">
          <table:table-cell office:value-type="string" calcext:value-type="string">
            <text:p>pp_adv_pp </text:p>
          </table:table-cell>
          <table:table-cell office:value-type="string" calcext:value-type="string">
            <text:p>de atrás de</text:p>
          </table:table-cell>
          <table:table-cell office:value-type="float" office:value="17" calcext:value-type="float">
            <text:p>17</text:p>
          </table:table-cell>
        </table:table-row>
        <table:table-row table:style-name="ro1">
          <table:table-cell office:value-type="string" calcext:value-type="string">
            <text:p>pp_adv_pp </text:p>
          </table:table-cell>
          <table:table-cell office:value-type="string" calcext:value-type="string">
            <text:p>a cerca de</text:p>
          </table:table-cell>
          <table:table-cell office:value-type="float" office:value="15" calcext:value-type="float">
            <text:p>15</text:p>
          </table:table-cell>
        </table:table-row>
        <table:table-row table:style-name="ro1">
          <table:table-cell office:value-type="string" calcext:value-type="string">
            <text:p>pp_adv_pp </text:p>
          </table:table-cell>
          <table:table-cell office:value-type="string" calcext:value-type="string">
            <text:p>por en medio de</text:p>
          </table:table-cell>
          <table:table-cell office:value-type="float" office:value="14" calcext:value-type="float">
            <text:p>14</text:p>
          </table:table-cell>
        </table:table-row>
        <table:table-row table:style-name="ro1">
          <table:table-cell office:value-type="string" calcext:value-type="string">
            <text:p>pp_adv_pp </text:p>
          </table:table-cell>
          <table:table-cell office:value-type="string" calcext:value-type="string">
            <text:p>por atrás de</text:p>
          </table:table-cell>
          <table:table-cell office:value-type="float" office:value="12" calcext:value-type="float">
            <text:p>12</text:p>
          </table:table-cell>
        </table:table-row>
        <table:table-row table:style-name="ro1">
          <table:table-cell office:value-type="string" calcext:value-type="string">
            <text:p>pp_adv_pp </text:p>
          </table:table-cell>
          <table:table-cell office:value-type="string" calcext:value-type="string">
            <text:p>por abajo de</text:p>
          </table:table-cell>
          <table:table-cell office:value-type="float" office:value="11" calcext:value-type="float">
            <text:p>11</text:p>
          </table:table-cell>
        </table:table-row>
        <table:table-row table:style-name="ro1">
          <table:table-cell office:value-type="string" calcext:value-type="string">
            <text:p>pp_adv_pp </text:p>
          </table:table-cell>
          <table:table-cell office:value-type="string" calcext:value-type="string">
            <text:p>por enfrente de</text:p>
          </table:table-cell>
          <table:table-cell office:value-type="float" office:value="11" calcext:value-type="float">
            <text:p>11</text:p>
          </table:table-cell>
        </table:table-row>
        <table:table-row table:style-name="ro1">
          <table:table-cell office:value-type="string" calcext:value-type="string">
            <text:p>pp_adv_pp </text:p>
          </table:table-cell>
          <table:table-cell office:value-type="string" calcext:value-type="string">
            <text:p>de fuera de</text:p>
          </table:table-cell>
          <table:table-cell office:value-type="float" office:value="11" calcext:value-type="float">
            <text:p>11</text:p>
          </table:table-cell>
        </table:table-row>
        <table:table-row table:style-name="ro1">
          <table:table-cell office:value-type="string" calcext:value-type="string">
            <text:p>pp_adv_pp </text:p>
          </table:table-cell>
          <table:table-cell office:value-type="string" calcext:value-type="string">
            <text:p>hacia atrás de</text:p>
          </table:table-cell>
          <table:table-cell office:value-type="float" office:value="9" calcext:value-type="float">
            <text:p>9</text:p>
          </table:table-cell>
        </table:table-row>
        <table:table-row table:style-name="ro1">
          <table:table-cell office:value-type="string" calcext:value-type="string">
            <text:p>pp_adv_pp </text:p>
          </table:table-cell>
          <table:table-cell office:value-type="string" calcext:value-type="string">
            <text:p>por dentro de</text:p>
          </table:table-cell>
          <table:table-cell office:value-type="float" office:value="7" calcext:value-type="float">
            <text:p>7</text:p>
          </table:table-cell>
        </table:table-row>
        <table:table-row table:style-name="ro1">
          <table:table-cell office:value-type="string" calcext:value-type="string">
            <text:p>pp_adv_pp </text:p>
          </table:table-cell>
          <table:table-cell office:value-type="string" calcext:value-type="string">
            <text:p>de cerca de</text:p>
          </table:table-cell>
          <table:table-cell office:value-type="float" office:value="7" calcext:value-type="float">
            <text:p>7</text:p>
          </table:table-cell>
        </table:table-row>
        <table:table-row table:style-name="ro1">
          <table:table-cell office:value-type="string" calcext:value-type="string">
            <text:p>pp_adv_pp </text:p>
          </table:table-cell>
          <table:table-cell office:value-type="string" calcext:value-type="string">
            <text:p>por fuera de</text:p>
          </table:table-cell>
          <table:table-cell office:value-type="float" office:value="6" calcext:value-type="float">
            <text:p>6</text:p>
          </table:table-cell>
        </table:table-row>
        <table:table-row table:style-name="ro1">
          <table:table-cell office:value-type="string" calcext:value-type="string">
            <text:p>pp_adv_pp </text:p>
          </table:table-cell>
          <table:table-cell office:value-type="string" calcext:value-type="string">
            <text:p>hacia abajo de</text:p>
          </table:table-cell>
          <table:table-cell office:value-type="float" office:value="5" calcext:value-type="float">
            <text:p>5</text:p>
          </table:table-cell>
        </table:table-row>
        <table:table-row table:style-name="ro1">
          <table:table-cell office:value-type="string" calcext:value-type="string">
            <text:p>pp_adv_pp </text:p>
          </table:table-cell>
          <table:table-cell office:value-type="string" calcext:value-type="string">
            <text:p>hacia fuera de</text:p>
          </table:table-cell>
          <table:table-cell office:value-type="float" office:value="4" calcext:value-type="float">
            <text:p>4</text:p>
          </table:table-cell>
        </table:table-row>
        <table:table-row table:style-name="ro1">
          <table:table-cell office:value-type="string" calcext:value-type="string">
            <text:p>pp_adv_pp </text:p>
          </table:table-cell>
          <table:table-cell office:value-type="string" calcext:value-type="string">
            <text:p>hacia arriba de</text:p>
          </table:table-cell>
          <table:table-cell office:value-type="float" office:value="4" calcext:value-type="float">
            <text:p>4</text:p>
          </table:table-cell>
        </table:table-row>
        <table:table-row table:style-name="ro1">
          <table:table-cell office:value-type="string" calcext:value-type="string">
            <text:p>pp_adv_pp </text:p>
          </table:table-cell>
          <table:table-cell office:value-type="string" calcext:value-type="string">
            <text:p>hasta cerca de</text:p>
          </table:table-cell>
          <table:table-cell office:value-type="float" office:value="4" calcext:value-type="float">
            <text:p>4</text:p>
          </table:table-cell>
        </table:table-row>
        <table:table-row table:style-name="ro1">
          <table:table-cell office:value-type="string" calcext:value-type="string">
            <text:p>pp_adv_pp </text:p>
          </table:table-cell>
          <table:table-cell office:value-type="string" calcext:value-type="string">
            <text:p>hasta debajo de</text:p>
          </table:table-cell>
          <table:table-cell office:value-type="float" office:value="3" calcext:value-type="float">
            <text:p>3</text:p>
          </table:table-cell>
        </table:table-row>
        <table:table-row table:style-name="ro1">
          <table:table-cell office:value-type="string" calcext:value-type="string">
            <text:p>pp_adv_pp </text:p>
          </table:table-cell>
          <table:table-cell office:value-type="string" calcext:value-type="string">
            <text:p>de dentro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desde atrás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de enfrente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por afuera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hasta arriba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hacia afuera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a arrib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sde afuer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 debaj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hasta abaj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ara abaj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ara atrás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 adentr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or adentr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hacia adentr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sde arrib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or cerc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 arrib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 encima de</text:p>
          </table:table-cell>
          <table:table-cell office:value-type="float" office:value="1" calcext:value-type="float">
            <text:p>1</text:p>
          </table:table-cell>
        </table:table-row>
      </table:table>
      <table:table table:name="COMPARATIVO" table:style-name="ta1">
        <office:forms form:automatic-focus="false" form:apply-design-mode="false"/>
        <table:table-column table:style-name="co24" table:default-cell-style-name="Default"/>
        <table:table-column table:style-name="co25" table:default-cell-style-name="Default"/>
        <table:table-column table:style-name="co20" table:default-cell-style-name="Default"/>
        <table:table-row table:style-name="ro1">
          <table:table-cell office:value-type="string" calcext:value-type="string">
            <text:p>CONSTRUCCION</text:p>
          </table:table-cell>
          <table:table-cell office:value-type="string" calcext:value-type="string">
            <text:p>FORMA</text:p>
          </table:table-cell>
          <table:table-cell office:value-type="string" calcext:value-type="string">
            <text:p>CORPUS</text:p>
          </table:table-cell>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debajo</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enfrente</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rriba</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encima</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atrás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encima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enfrente d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de abaj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rriba</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sta arriba</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baj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debaj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de enfre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sta a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ara a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ara 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encima</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de encima</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atrás</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de adentr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dentr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sta adentr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ara adentr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adentro</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a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a cerc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a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cerc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de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encim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enfrente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sde a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sde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sde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sta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sta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sta cerc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sta de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ara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ara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cerc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fuera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a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a FN por debajo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de FN de arriba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de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en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hacia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hasta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por FN de arriba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por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sobre FN de atrás d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hasta bajo</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por bajo</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de tras</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hasta por</text:p>
          </table:table-cell>
          <table:table-cell office:value-type="string" calcext:value-type="string">
            <text:p>MEX</text:p>
          </table:table-cell>
        </table:table-row>
        <table:table-row table:style-name="ro1">
          <table:table-cell office:value-type="string" calcext:value-type="string">
            <text:p>pp_pp_adv</text:p>
          </table:table-cell>
          <table:table-cell office:value-type="string" calcext:value-type="string">
            <text:p>de por aquí</text:p>
          </table:table-cell>
          <table:table-cell office:value-type="string" calcext:value-type="string">
            <text:p>MEX</text:p>
          </table:table-cell>
        </table:table-row>
        <table:table-row table:style-name="ro1">
          <table:table-cell office:value-type="string" calcext:value-type="string">
            <text:p>pp_pp_adv_pp</text:p>
          </table:table-cell>
          <table:table-cell office:value-type="string" calcext:value-type="string">
            <text:p>hasta por debajo de</text:p>
          </table:table-cell>
          <table:table-cell office:value-type="string" calcext:value-type="string">
            <text:p>MEX</text:p>
          </table:table-cell>
        </table:table-row>
        <table:table-row table:style-name="ro1">
          <table:table-cell office:value-type="string" calcext:value-type="string">
            <text:p>pp_pp_adv_pp</text:p>
          </table:table-cell>
          <table:table-cell office:value-type="string" calcext:value-type="string">
            <text:p>hasta por encima de</text:p>
          </table:table-cell>
          <table:table-cell office:value-type="string" calcext:value-type="string">
            <text:p>MEX</text:p>
          </table:table-cell>
        </table:table-row>
        <table:table-row table:style-name="ro1" table:visibility="filter">
          <table:table-cell office:value-type="string" calcext:value-type="string">
            <text:p>pp_adv_pp</text:p>
          </table:table-cell>
          <table:table-cell office:value-type="string" calcext:value-type="string">
            <text:p>por enfrente d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baj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sde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sta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baj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ant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sta ant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ant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ant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sob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sob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sta sob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sob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tras</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tras</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tras</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sde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cia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sta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contra</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contra</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contra</text:p>
          </table:table-cell>
          <table:table-cell office:value-type="string" calcext:value-type="string">
            <text:p>NO MEX</text:p>
          </table:table-cell>
        </table:table-row>
        <table:table-row table:style-name="ro1" table:visibility="filter">
          <table:table-cell office:value-type="string" calcext:value-type="string">
            <text:p>pp_pp_adv_pp</text:p>
          </table:table-cell>
          <table:table-cell office:value-type="string" calcext:value-type="string">
            <text:p>desde por encima de</text:p>
          </table:table-cell>
          <table:table-cell office:value-type="string" calcext:value-type="string">
            <text:p>NO MEX</text:p>
          </table:table-cell>
        </table:table-row>
        <table:table-row table:style-name="ro1" table:visibility="filter">
          <table:table-cell office:value-type="string" calcext:value-type="string">
            <text:p>pp_pp_pp</text:p>
          </table:table-cell>
          <table:table-cell office:value-type="string" calcext:value-type="string">
            <text:p>de por bajo</text:p>
          </table:table-cell>
          <table:table-cell office:value-type="string" calcext:value-type="string">
            <text:p>NO MEX</text:p>
          </table:table-cell>
        </table:table-row>
        <table:table-row table:style-name="ro1" table:visibility="filter">
          <table:table-cell office:value-type="string" calcext:value-type="string">
            <text:p>pp_pp_pp</text:p>
          </table:table-cell>
          <table:table-cell office:value-type="string" calcext:value-type="string">
            <text:p>de por entre</text:p>
          </table:table-cell>
          <table:table-cell office:value-type="string" calcext:value-type="string">
            <text:p>NO MEX</text:p>
          </table:table-cell>
        </table:table-row>
        <table:table-row table:style-name="ro1" table:visibility="filter">
          <table:table-cell office:value-type="string" calcext:value-type="string">
            <text:p>pp_pp_pp</text:p>
          </table:table-cell>
          <table:table-cell office:value-type="string" calcext:value-type="string">
            <text:p>por tras de</text:p>
          </table:table-cell>
          <table:table-cell office:value-type="string" calcext:value-type="string">
            <text:p>NO MEX</text:p>
          </table:table-cell>
        </table:table-row>
      </table:table>
      <table:named-expressions/>
      <table:database-ranges>
        <table:database-range table:name="__Anonymous_Sheet_DB__0" table:target-range-address="'analisi_para cvs'.A1:'analisi_para cvs'.W963" table:display-filter-buttons="true"/>
        <table:database-range table:name="__Anonymous_Sheet_DB__2" table:target-range-address="COMPARATIVO.A1:COMPARATIVO.C145" table:display-filter-buttons="true" table:orientation="column">
          <table:filter>
            <table:filter-and>
              <table:filter-condition table:field-number="2" table:value="MEX"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loext:fill-character> </loext:fill-character>
      <number:number number:decimal-places="0" loext:min-decimal-places="0" number:min-integer-digits="1" number:grouping="true"/>
      <number:text> </number:text>
    </number:number-style>
    <number:number-style style:name="N10118P1" style:volatile="true" number:language="es" number:country="MX">
      <loext:text>-</loext:text>
      <loext:fill-character> </loext:fill-character>
      <number:number number:decimal-places="0" loext:min-decimal-places="0" number:min-integer-digits="1" number:grouping="true"/>
      <number:text> </number:text>
    </number:number-style>
    <number:number-style style:name="N10118P2" style:volatile="true" number:language="es" number:country="MX">
      <loext:fill-character> </loext:fill-character>
      <number:text>- </number:text>
    </number:number-style>
    <number:text-style style:name="N10118" number:language="es" number:country="MX">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10122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10122P2" style:volatile="true" number:language="es" number:country="MX">
      <number:currency-symbol/>
      <loext:fill-character> </loext:fill-character>
      <number:text>- </number:text>
    </number:currency-style>
    <number:text-style style:name="N10122" number:language="es" number:country="MX">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loext:fill-character> </loext:fill-character>
      <number:number number:decimal-places="2" loext:min-decimal-places="2" number:min-integer-digits="1" number:grouping="true"/>
      <number:text> </number:text>
    </number:number-style>
    <number:number-style style:name="N10126P1" style:volatile="true" number:language="es" number:country="MX">
      <loext:text>-</loext:text>
      <loext:fill-character> </loext:fill-character>
      <number:number number:decimal-places="2" loext:min-decimal-places="2" number:min-integer-digits="1" number:grouping="true"/>
      <number:text> </number:text>
    </number:number-style>
    <number:number-style style:name="N10126P2" style:volatile="true" number:language="es" number:country="MX">
      <loext:fill-character> </loext:fill-character>
      <number:text>-</number:text>
      <number:number number:decimal-places="0" loext:min-decimal-places="0" number:min-integer-digits="0"/>
      <number:text> </number:text>
    </number:number-style>
    <number:text-style style:name="N10126" number:language="es" number:country="MX">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10130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10130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10130" number:language="es" number:country="MX">
      <number:text-content/>
      <number:text> </number:text>
      <style:map style:condition="value()&gt;0" style:apply-style-name="N10130P0"/>
      <style:map style:condition="value()&lt;0" style:apply-style-name="N10130P1"/>
      <style:map style:condition="value()=0" style:apply-style-name="N10130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08:48:32.2475449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0:58:19.262733747</meta:creation-date>
    <dc:date>2017-12-20T14:08:55.322992154</dc:date>
    <meta:editing-duration>PT7H53M40S</meta:editing-duration>
    <meta:editing-cycles>139</meta:editing-cycles>
    <meta:generator>LibreOffice/5.3.1.2$Linux_X86_64 LibreOffice_project/30m0$Build-2</meta:generator>
    <meta:document-statistic meta:table-count="3" meta:cell-count="22992" meta:object-count="0"/>
  </office:meta>
</office:document-meta>
</file>